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BE000001550E7896F031E32BB2.png" manifest:media-type="image/png"/>
  <manifest:file-entry manifest:full-path="Pictures/1000000000000213000001CEEE0AFEC872025705.png" manifest:media-type="image/png"/>
  <manifest:file-entry manifest:full-path="Pictures/10000000000003D40000004D1B8009123421BB70.png" manifest:media-type="image/png"/>
  <manifest:file-entry manifest:full-path="Pictures/10000000000003CC0000010A9A64FA81E08ED953.png" manifest:media-type="image/png"/>
  <manifest:file-entry manifest:full-path="Pictures/100000000000030B000000B336354BB6AC0F9691.png" manifest:media-type="image/png"/>
  <manifest:file-entry manifest:full-path="Pictures/1000000000000349000000C2D326397020C9D19A.png" manifest:media-type="image/png"/>
  <manifest:file-entry manifest:full-path="Pictures/1000000000000398000000743BFAB5044203BA0B.png" manifest:media-type="image/png"/>
  <manifest:file-entry manifest:full-path="Pictures/10000000000003650000002E63AC069DC257E78B.png" manifest:media-type="image/png"/>
  <manifest:file-entry manifest:full-path="Pictures/10000000000003B200000079C01D7A813E07870F.png" manifest:media-type="image/png"/>
  <manifest:file-entry manifest:full-path="Pictures/10000000000003C900000097A7CCB9665BC91F68.png" manifest:media-type="image/png"/>
  <manifest:file-entry manifest:full-path="Pictures/10000000000002BE00000047EE2FE51A7012A62E.png" manifest:media-type="image/png"/>
  <manifest:file-entry manifest:full-path="Pictures/10000000000003C300000243A5E6BB32C0633C61.png" manifest:media-type="image/png"/>
  <manifest:file-entry manifest:full-path="Pictures/10000000000003140000007CFA51AE6D525361BB.png" manifest:media-type="image/png"/>
  <manifest:file-entry manifest:full-path="Pictures/100000000000052C00000329112BC66C51B4E4BF.png" manifest:media-type="image/png"/>
  <manifest:file-entry manifest:full-path="Pictures/10000000000003FE000000315B09F410845C1B72.png" manifest:media-type="image/png"/>
  <manifest:file-entry manifest:full-path="Pictures/10000000000001ED0000009438D79AE2025A21AE.png" manifest:media-type="image/png"/>
  <manifest:file-entry manifest:full-path="Pictures/1000000000000381000000600C7E52FD346073A1.png" manifest:media-type="image/png"/>
  <manifest:file-entry manifest:full-path="Pictures/100000000000037D00000077650FBABAD2B932E6.png" manifest:media-type="image/png"/>
  <manifest:file-entry manifest:full-path="Pictures/100000000000031A0000011640BD53C705A507E4.png" manifest:media-type="image/png"/>
  <manifest:file-entry manifest:full-path="Pictures/1000000000000326000001371FD19954540BF6A8.png" manifest:media-type="image/png"/>
  <manifest:file-entry manifest:full-path="Pictures/10000000000003BC0000002690851E4CFDD969F6.png" manifest:media-type="image/png"/>
  <manifest:file-entry manifest:full-path="Pictures/10000000000001720000013622B1CECAB1180C5B.png" manifest:media-type="image/png"/>
  <manifest:file-entry manifest:full-path="Pictures/10000000000002890000008494B5F8CE85DBF2B6.png" manifest:media-type="image/png"/>
  <manifest:file-entry manifest:full-path="Pictures/1000000000000273000000DFDD70E1DB323A744C.png" manifest:media-type="image/png"/>
  <manifest:file-entry manifest:full-path="Pictures/100000000000037D00000211B1B26ED23D673654.png" manifest:media-type="image/png"/>
  <manifest:file-entry manifest:full-path="Pictures/10000000000003DD0000010244679D7A0E9C4FD9.png" manifest:media-type="image/png"/>
  <manifest:file-entry manifest:full-path="Pictures/1000000000000290000000365B06097A5EDC18A2.png" manifest:media-type="image/png"/>
  <manifest:file-entry manifest:full-path="Pictures/100000000000027B000000554D973B93AE356E1A.png" manifest:media-type="image/png"/>
  <manifest:file-entry manifest:full-path="Pictures/10000000000002E90000007C15995564BCA1E00E.png" manifest:media-type="image/png"/>
  <manifest:file-entry manifest:full-path="Pictures/1000000000000334000000BED14C289EDBFA5FA7.png" manifest:media-type="image/png"/>
  <manifest:file-entry manifest:full-path="Pictures/100000000000036800000063BC611BC59D1E23B6.png" manifest:media-type="image/png"/>
  <manifest:file-entry manifest:full-path="Pictures/100000000000032300000065D8B6F55EF9CC65D2.png" manifest:media-type="image/png"/>
  <manifest:file-entry manifest:full-path="Pictures/100000000000038D0000006F2B2EBEC1947A2DCC.png" manifest:media-type="image/png"/>
  <manifest:file-entry manifest:full-path="Pictures/100000000000036E000000FC84D7F70D7599FC8D.png" manifest:media-type="image/png"/>
  <manifest:file-entry manifest:full-path="Pictures/100000000000037E0000006A3EDA014AECFFE097.png" manifest:media-type="image/png"/>
  <manifest:file-entry manifest:full-path="Pictures/10000000000003870000008B9B5F39B7E079B0EB.png" manifest:media-type="image/png"/>
  <manifest:file-entry manifest:full-path="Pictures/10000000000002FB000002486FE8F58BDC1470BA.png" manifest:media-type="image/png"/>
  <manifest:file-entry manifest:full-path="Pictures/10000000000003F2000001BF211B65780C5A8571.png" manifest:media-type="image/png"/>
  <manifest:file-entry manifest:full-path="Pictures/100000000000024D0000006E79AC1DCF05E693B1.png" manifest:media-type="image/png"/>
  <manifest:file-entry manifest:full-path="Pictures/10000000000006D30000029EAEA5AD2E55D93AA0.png" manifest:media-type="image/png"/>
  <manifest:file-entry manifest:full-path="Pictures/10000000000006C4000001D8A2D2E742C1A5B27F.png" manifest:media-type="image/png"/>
  <manifest:file-entry manifest:full-path="Pictures/10000000000003D300000257865B3F13A4C041A6.png" manifest:media-type="image/png"/>
  <manifest:file-entry manifest:full-path="Pictures/100000000000028E000000843532B18A2F87A6BC.png" manifest:media-type="image/png"/>
  <manifest:file-entry manifest:full-path="Pictures/10000000000002AB000000C010FFAD8E5D7CAEC3.png" manifest:media-type="image/png"/>
  <manifest:file-entry manifest:full-path="Pictures/100000000000036A0000008A0A9DC94332B2ADD8.png" manifest:media-type="image/png"/>
  <manifest:file-entry manifest:full-path="Pictures/10000000000003DC0000009994014454493AA6C4.png" manifest:media-type="image/png"/>
  <manifest:file-entry manifest:full-path="Pictures/1000000100000190000000FDE9194913C0A1C5D6.png" manifest:media-type="image/png"/>
  <manifest:file-entry manifest:full-path="Pictures/10000000000002E100000033F0DB8EA76E3A191F.png" manifest:media-type="image/png"/>
  <manifest:file-entry manifest:full-path="Pictures/10000000000002C3000000A9C6CF94939F39E923.png" manifest:media-type="image/png"/>
  <manifest:file-entry manifest:full-path="Pictures/1000000000000325000000FE29C286CB79DC5FB5.png" manifest:media-type="image/png"/>
  <manifest:file-entry manifest:full-path="Pictures/10000000000003FD0000007E340FB16935599602.png" manifest:media-type="image/png"/>
  <manifest:file-entry manifest:full-path="Pictures/10000000000002670000008920B96D6ACCD9A744.png" manifest:media-type="image/png"/>
  <manifest:file-entry manifest:full-path="Pictures/10000000000002FC000002D161436B4F080A1F8D.png" manifest:media-type="image/png"/>
  <manifest:file-entry manifest:full-path="Pictures/100000000000037C0000005D61DDBEAEF22DEDEC.png" manifest:media-type="image/png"/>
  <manifest:file-entry manifest:full-path="Pictures/100000000000038800000076F2F221BC3A6F8017.png" manifest:media-type="image/png"/>
  <manifest:file-entry manifest:full-path="Pictures/1000000000000391000000FB1E0612DE69819298.png" manifest:media-type="image/png"/>
  <manifest:file-entry manifest:full-path="Pictures/1000000000000388000000491B10751084A9FA03.png" manifest:media-type="image/png"/>
  <manifest:file-entry manifest:full-path="Pictures/10000000000003550000010A5B3504B140F43287.png" manifest:media-type="image/png"/>
  <manifest:file-entry manifest:full-path="Pictures/10000000000002E20000005A4AA83FB043E89F00.png" manifest:media-type="image/png"/>
  <manifest:file-entry manifest:full-path="Pictures/10000000000003C7000000763A7D0DA4418680E1.png" manifest:media-type="image/png"/>
  <manifest:file-entry manifest:full-path="Pictures/10000000000002D50000003A479F5F7D10D747DB.png" manifest:media-type="image/png"/>
  <manifest:file-entry manifest:full-path="Pictures/10000000000002AF0000009F888D8A28B7E77F74.png" manifest:media-type="image/png"/>
  <manifest:file-entry manifest:full-path="Pictures/10000000000003B60000014BDB1B96143E0B87FB.png" manifest:media-type="image/png"/>
  <manifest:file-entry manifest:full-path="Pictures/10000000000002E50000006F7B8046BE9FD0B872.png" manifest:media-type="image/png"/>
  <manifest:file-entry manifest:full-path="Pictures/10000000000003D00000009994B9D0F3D0439A27.png" manifest:media-type="image/png"/>
  <manifest:file-entry manifest:full-path="Pictures/10000000000003C70000007FED5913E1A05C7F1E.png" manifest:media-type="image/png"/>
  <manifest:file-entry manifest:full-path="Pictures/10000000000003CD0000027348DFF8E4701509D2.png" manifest:media-type="image/png"/>
  <manifest:file-entry manifest:full-path="Pictures/10000000000002720000006D1952D25C740A75F7.png" manifest:media-type="image/png"/>
  <manifest:file-entry manifest:full-path="Pictures/10000000000003CD00000079E59C908B7411B61A.png" manifest:media-type="image/png"/>
  <manifest:file-entry manifest:full-path="Pictures/1000000000000287000000637E62365DA3049AAC.png" manifest:media-type="image/png"/>
  <manifest:file-entry manifest:full-path="Pictures/10000000000003DA000000984D15E12DA7929332.png" manifest:media-type="image/png"/>
  <manifest:file-entry manifest:full-path="Pictures/10000000000003AE00000189D5584CF91B0F7B07.png" manifest:media-type="image/png"/>
  <manifest:file-entry manifest:full-path="Pictures/100000000000022B00000050D0ACD0950FFF6D69.png" manifest:media-type="image/png"/>
  <manifest:file-entry manifest:full-path="Pictures/10000000000002BD000000D9CFB16ABBFBF5D5D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officeooo:rsid="00131a23" officeooo:paragraph-rsid="00131a23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size="12pt" fo:font-weight="normal" officeooo:rsid="001a7cba" officeooo:paragraph-rsid="001a7cba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1c451b" officeooo:paragraph-rsid="001c451b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71eb9a" officeooo:paragraph-rsid="0071eb9a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ce14f" officeooo:paragraph-rsid="001ce14f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ce14f" officeooo:paragraph-rsid="002690dc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fc57f" officeooo:paragraph-rsid="001fc57f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fc57f" officeooo:paragraph-rsid="0035566a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2b3d38" officeooo:paragraph-rsid="002b3d38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2ec80b" officeooo:paragraph-rsid="002ec80b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305e38" officeooo:paragraph-rsid="00305e38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346025" officeooo:paragraph-rsid="00346025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396e7e" officeooo:paragraph-rsid="00396e7e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3bdc83" officeooo:paragraph-rsid="003bdc83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3fa662" officeooo:paragraph-rsid="003fa662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413c50" officeooo:paragraph-rsid="00413c50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41bebf" officeooo:paragraph-rsid="0041bebf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46ed55" officeooo:paragraph-rsid="0046ed55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bea55" officeooo:paragraph-rsid="004bea55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4bea55" officeooo:paragraph-rsid="004ec315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5087af" officeooo:paragraph-rsid="005087af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54421a" officeooo:paragraph-rsid="0054421a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54d54b" officeooo:paragraph-rsid="0054d54b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normal" officeooo:rsid="0057a639" officeooo:paragraph-rsid="0057a639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normal" officeooo:rsid="005975ac" officeooo:paragraph-rsid="005975ac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normal" officeooo:rsid="005b0342" officeooo:paragraph-rsid="005b0342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05db793" officeooo:paragraph-rsid="005db793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05e3ff0" officeooo:paragraph-rsid="005e3ff0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font-size="12pt" fo:font-weight="normal" officeooo:rsid="005fda7e" officeooo:paragraph-rsid="005fda7e" style:font-size-asian="10.5pt" style:font-weight-asian="normal" style:font-size-complex="12pt" style:font-weight-complex="normal"/>
    </style:style>
    <style:style style:name="P30" style:family="paragraph" style:parent-style-name="Standard">
      <style:text-properties fo:font-size="12pt" fo:font-weight="normal" officeooo:rsid="0061a035" officeooo:paragraph-rsid="0061a035" style:font-size-asian="10.5pt" style:font-weight-asian="normal" style:font-size-complex="12pt" style:font-weight-complex="normal"/>
    </style:style>
    <style:style style:name="P31" style:family="paragraph" style:parent-style-name="Standard">
      <style:text-properties fo:font-size="12pt" fo:font-weight="normal" officeooo:rsid="0065299a" officeooo:paragraph-rsid="0065299a" style:font-size-asian="10.5pt" style:font-weight-asian="normal" style:font-size-complex="12pt" style:font-weight-complex="normal"/>
    </style:style>
    <style:style style:name="P32" style:family="paragraph" style:parent-style-name="Standard">
      <style:text-properties fo:font-size="12pt" fo:font-weight="normal" officeooo:rsid="006555aa" officeooo:paragraph-rsid="006555aa" style:font-size-asian="10.5pt" style:font-weight-asian="normal" style:font-size-complex="12pt" style:font-weight-complex="normal"/>
    </style:style>
    <style:style style:name="P33" style:family="paragraph" style:parent-style-name="Standard">
      <style:text-properties fo:font-size="12pt" fo:font-weight="normal" officeooo:rsid="0067c908" officeooo:paragraph-rsid="0067c908" style:font-size-asian="10.5pt" style:font-weight-asian="normal" style:font-size-complex="12pt" style:font-weight-complex="normal"/>
    </style:style>
    <style:style style:name="P34" style:family="paragraph" style:parent-style-name="Standard">
      <style:text-properties fo:font-size="12pt" fo:font-weight="normal" officeooo:rsid="006968cd" officeooo:paragraph-rsid="006968cd" style:font-size-asian="10.5pt" style:font-weight-asian="normal" style:font-size-complex="12pt" style:font-weight-complex="normal"/>
    </style:style>
    <style:style style:name="P35" style:family="paragraph" style:parent-style-name="Standard">
      <style:text-properties fo:font-size="12pt" fo:font-weight="normal" officeooo:rsid="006a659d" officeooo:paragraph-rsid="006a659d" style:font-size-asian="10.5pt" style:font-weight-asian="normal" style:font-size-complex="12pt" style:font-weight-complex="normal"/>
    </style:style>
    <style:style style:name="P36" style:family="paragraph" style:parent-style-name="Standard">
      <style:text-properties fo:font-size="12pt" fo:font-weight="normal" officeooo:rsid="006b16d2" officeooo:paragraph-rsid="006b16d2" style:font-size-asian="10.5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6e2dfa" officeooo:paragraph-rsid="006e2dfa" style:font-size-asian="10.5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06fbfb0" officeooo:paragraph-rsid="006fbfb0" style:font-size-asian="10.5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071346b" officeooo:paragraph-rsid="0071346b" style:font-size-asian="10.5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71eb9a" officeooo:paragraph-rsid="0071eb9a" style:font-size-asian="10.5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73eab6" officeooo:paragraph-rsid="0073eab6" style:font-size-asian="10.5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75797b" officeooo:paragraph-rsid="0075797b" style:font-size-asian="10.5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0769c85" officeooo:paragraph-rsid="00769c85" style:font-size-asian="10.5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0788a9a" officeooo:paragraph-rsid="00788a9a" style:font-size-asian="10.5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7a4737" officeooo:paragraph-rsid="007a4737" style:font-size-asian="10.5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7b99ef" officeooo:paragraph-rsid="007b99ef" style:font-size-asian="10.5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0871b3b" officeooo:paragraph-rsid="00871b3b" style:font-size-asian="10.5pt" style:font-weight-asian="normal" style:font-size-complex="12pt" style:font-weight-complex="normal"/>
    </style:style>
    <style:style style:name="P48" style:family="paragraph" style:parent-style-name="Standard">
      <style:text-properties fo:font-size="12pt" fo:font-weight="normal" officeooo:rsid="008770c7" officeooo:paragraph-rsid="008770c7" style:font-size-asian="10.5pt" style:font-weight-asian="normal" style:font-size-complex="12pt" style:font-weight-complex="normal"/>
    </style:style>
    <style:style style:name="P49" style:family="paragraph" style:parent-style-name="Standard">
      <style:text-properties fo:font-size="12pt" fo:font-weight="normal" officeooo:rsid="0091dfc6" officeooo:paragraph-rsid="0091dfc6" style:font-size-asian="10.5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rsid="00a156b3" officeooo:paragraph-rsid="00a156b3" style:font-size-asian="10.5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0a2d245" officeooo:paragraph-rsid="00a2d245" style:font-size-asian="10.5pt" style:font-weight-asian="normal" style:font-size-complex="12pt" style:font-weight-complex="normal"/>
    </style:style>
    <style:style style:name="P52" style:family="paragraph" style:parent-style-name="Standard">
      <style:text-properties fo:font-size="12pt" fo:font-weight="normal" officeooo:rsid="00a6f327" officeooo:paragraph-rsid="00a6f327" style:font-size-asian="10.5pt" style:font-weight-asian="normal" style:font-size-complex="12pt" style:font-weight-complex="normal"/>
    </style:style>
    <style:style style:name="P53" style:family="paragraph" style:parent-style-name="Standard">
      <style:text-properties fo:font-size="12pt" fo:font-weight="normal" officeooo:rsid="00a8137e" officeooo:paragraph-rsid="00a8137e" style:font-size-asian="10.5pt" style:font-weight-asian="normal" style:font-size-complex="12pt" style:font-weight-complex="normal"/>
    </style:style>
    <style:style style:name="P54" style:family="paragraph" style:parent-style-name="Standard">
      <style:text-properties fo:font-size="12pt" fo:font-weight="normal" officeooo:rsid="00a98e97" officeooo:paragraph-rsid="00a98e97" style:font-size-asian="10.5pt" style:font-weight-asian="normal" style:font-size-complex="12pt" style:font-weight-complex="normal"/>
    </style:style>
    <style:style style:name="P55" style:family="paragraph" style:parent-style-name="Standard">
      <style:text-properties fo:font-size="12pt" fo:font-weight="normal" officeooo:rsid="00acb36f" officeooo:paragraph-rsid="00acb36f" style:font-size-asian="10.5pt" style:font-weight-asian="normal" style:font-size-complex="12pt" style:font-weight-complex="normal"/>
    </style:style>
    <style:style style:name="P56" style:family="paragraph" style:parent-style-name="Standard">
      <style:text-properties fo:font-size="12pt" fo:font-weight="normal" officeooo:rsid="00af51c4" officeooo:paragraph-rsid="00af51c4" style:font-size-asian="10.5pt" style:font-weight-asian="normal" style:font-size-complex="12pt" style:font-weight-complex="normal"/>
    </style:style>
    <style:style style:name="P57" style:family="paragraph" style:parent-style-name="Standard">
      <style:text-properties fo:font-size="12pt" fo:font-weight="normal" officeooo:rsid="00b115ad" officeooo:paragraph-rsid="00b115ad" style:font-size-asian="10.5pt" style:font-weight-asian="normal" style:font-size-complex="12pt" style:font-weight-complex="normal"/>
    </style:style>
    <style:style style:name="P58" style:family="paragraph" style:parent-style-name="Standard">
      <style:text-properties fo:font-size="12pt" fo:font-weight="normal" officeooo:rsid="00b189ed" officeooo:paragraph-rsid="00b189ed" style:font-size-asian="10.5pt" style:font-weight-asian="normal" style:font-size-complex="12pt" style:font-weight-complex="normal"/>
    </style:style>
    <style:style style:name="P59" style:family="paragraph" style:parent-style-name="Standard">
      <style:text-properties fo:font-size="12pt" fo:font-weight="normal" officeooo:rsid="00b40d09" officeooo:paragraph-rsid="00b40d09" style:font-size-asian="10.5pt" style:font-weight-asian="normal" style:font-size-complex="12pt" style:font-weight-complex="normal"/>
    </style:style>
    <style:style style:name="P60" style:family="paragraph" style:parent-style-name="Standard">
      <style:text-properties fo:font-size="12pt" fo:font-weight="normal" officeooo:rsid="00b89044" officeooo:paragraph-rsid="00b89044" style:font-size-asian="10.5pt" style:font-weight-asian="normal" style:font-size-complex="12pt" style:font-weight-complex="normal"/>
    </style:style>
    <style:style style:name="P61" style:family="paragraph" style:parent-style-name="Standard">
      <style:text-properties fo:font-size="12pt" fo:font-weight="normal" officeooo:rsid="00ba7de5" officeooo:paragraph-rsid="00ba7de5" style:font-size-asian="10.5pt" style:font-weight-asian="normal" style:font-size-complex="12pt" style:font-weight-complex="normal"/>
    </style:style>
    <style:style style:name="P62" style:family="paragraph" style:parent-style-name="Standard">
      <style:text-properties fo:font-size="12pt" fo:font-weight="normal" officeooo:rsid="00bc38e5" officeooo:paragraph-rsid="00bc38e5" style:font-size-asian="10.5pt" style:font-weight-asian="normal" style:font-size-complex="12pt" style:font-weight-complex="normal"/>
    </style:style>
    <style:style style:name="P63" style:family="paragraph" style:parent-style-name="Standard">
      <style:text-properties fo:font-size="12pt" fo:font-weight="normal" officeooo:rsid="00bc4985" officeooo:paragraph-rsid="00bc4985" style:font-size-asian="10.5pt" style:font-weight-asian="normal" style:font-size-complex="12pt" style:font-weight-complex="normal"/>
    </style:style>
    <style:style style:name="P64" style:family="paragraph" style:parent-style-name="Standard">
      <style:text-properties fo:font-size="12pt" fo:font-weight="normal" officeooo:rsid="00c098a4" officeooo:paragraph-rsid="00c098a4" style:font-size-asian="10.5pt" style:font-weight-asian="normal" style:font-size-complex="12pt" style:font-weight-complex="normal"/>
    </style:style>
    <style:style style:name="P65" style:family="paragraph" style:parent-style-name="Standard">
      <style:text-properties fo:font-size="12pt" fo:font-weight="normal" officeooo:rsid="00c35d93" officeooo:paragraph-rsid="00c35d93" style:font-size-asian="10.5pt" style:font-weight-asian="normal" style:font-size-complex="12pt" style:font-weight-complex="normal"/>
    </style:style>
    <style:style style:name="P66" style:family="paragraph" style:parent-style-name="Standard">
      <style:text-properties fo:font-size="12pt" fo:font-weight="normal" officeooo:rsid="00c54e7c" officeooo:paragraph-rsid="00c54e7c" style:font-size-asian="10.5pt" style:font-weight-asian="normal" style:font-size-complex="12pt" style:font-weight-complex="normal"/>
    </style:style>
    <style:style style:name="P67" style:family="paragraph" style:parent-style-name="Standard">
      <style:text-properties fo:font-size="12pt" fo:font-weight="normal" officeooo:rsid="00cdd8b8" officeooo:paragraph-rsid="00cdd8b8" style:font-size-asian="10.5pt" style:font-weight-asian="normal" style:font-size-complex="12pt" style:font-weight-complex="normal"/>
    </style:style>
    <style:style style:name="P68" style:family="paragraph" style:parent-style-name="Standard">
      <style:text-properties fo:font-size="12pt" fo:font-weight="normal" officeooo:rsid="00d4a5f4" officeooo:paragraph-rsid="00d4a5f4" style:font-size-asian="10.5pt" style:font-weight-asian="normal" style:font-size-complex="12pt" style:font-weight-complex="normal"/>
    </style:style>
    <style:style style:name="P69" style:family="paragraph" style:parent-style-name="Standard">
      <style:text-properties fo:font-size="12pt" fo:font-weight="normal" officeooo:rsid="00d57b61" officeooo:paragraph-rsid="00d57b61" style:font-size-asian="10.5pt" style:font-weight-asian="normal" style:font-size-complex="12pt" style:font-weight-complex="normal"/>
    </style:style>
    <style:style style:name="P70" style:family="paragraph" style:parent-style-name="Standard">
      <style:text-properties fo:font-size="12pt" fo:font-weight="normal" officeooo:rsid="00d9de27" officeooo:paragraph-rsid="00d9de27" style:font-size-asian="10.5pt" style:font-weight-asian="normal" style:font-size-complex="12pt" style:font-weight-complex="normal"/>
    </style:style>
    <style:style style:name="P71" style:family="paragraph" style:parent-style-name="Standard">
      <style:text-properties fo:font-size="12pt" fo:font-weight="normal" officeooo:rsid="00dc316b" officeooo:paragraph-rsid="00dc316b" style:font-size-asian="10.5pt" style:font-weight-asian="normal" style:font-size-complex="12pt" style:font-weight-complex="normal"/>
    </style:style>
    <style:style style:name="P72" style:family="paragraph" style:parent-style-name="Standard">
      <style:text-properties fo:font-size="12pt" fo:font-weight="normal" officeooo:rsid="00dd5ceb" officeooo:paragraph-rsid="00dd5ceb" style:font-size-asian="10.5pt" style:font-weight-asian="normal" style:font-size-complex="12pt" style:font-weight-complex="normal"/>
    </style:style>
    <style:style style:name="P73" style:family="paragraph" style:parent-style-name="Standard">
      <style:text-properties fo:font-size="12pt" fo:font-weight="normal" officeooo:rsid="00e12a1a" officeooo:paragraph-rsid="00e12a1a" style:font-size-asian="10.5pt" style:font-weight-asian="normal" style:font-size-complex="12pt" style:font-weight-complex="normal"/>
    </style:style>
    <style:style style:name="P74" style:family="paragraph" style:parent-style-name="Standard">
      <style:text-properties fo:font-size="12pt" fo:font-weight="normal" officeooo:rsid="00e595c1" officeooo:paragraph-rsid="00e595c1" style:font-size-asian="10.5pt" style:font-weight-asian="normal" style:font-size-complex="12pt" style:font-weight-complex="normal"/>
    </style:style>
    <style:style style:name="P75" style:family="paragraph" style:parent-style-name="Standard">
      <style:text-properties fo:font-size="12pt" fo:font-weight="normal" officeooo:rsid="00e595c1" officeooo:paragraph-rsid="00e6498d" style:font-size-asian="10.5pt" style:font-weight-asian="normal" style:font-size-complex="12pt" style:font-weight-complex="normal"/>
    </style:style>
    <style:style style:name="P76" style:family="paragraph" style:parent-style-name="Standard">
      <style:text-properties fo:font-size="12pt" fo:font-weight="normal" officeooo:rsid="00e595c1" officeooo:paragraph-rsid="00e69ba2" style:font-size-asian="10.5pt" style:font-weight-asian="normal" style:font-size-complex="12pt" style:font-weight-complex="normal"/>
    </style:style>
    <style:style style:name="P77" style:family="paragraph" style:parent-style-name="Standard">
      <style:text-properties fo:font-size="12pt" fo:font-weight="normal" officeooo:rsid="00eac72b" officeooo:paragraph-rsid="00eac72b" style:font-size-asian="10.5pt" style:font-weight-asian="normal" style:font-size-complex="12pt" style:font-weight-complex="normal"/>
    </style:style>
    <style:style style:name="P78" style:family="paragraph" style:parent-style-name="Standard">
      <style:text-properties fo:font-size="12pt" fo:font-weight="normal" officeooo:rsid="00efa105" officeooo:paragraph-rsid="00efa105" style:font-size-asian="10.5pt" style:font-weight-asian="normal" style:font-size-complex="12pt" style:font-weight-complex="normal"/>
    </style:style>
    <style:style style:name="P79" style:family="paragraph" style:parent-style-name="Standard">
      <style:text-properties fo:font-size="12pt" fo:font-weight="normal" officeooo:rsid="00f0c769" officeooo:paragraph-rsid="00f0c769" style:font-size-asian="10.5pt" style:font-weight-asian="normal" style:font-size-complex="12pt" style:font-weight-complex="normal"/>
    </style:style>
    <style:style style:name="P80" style:family="paragraph" style:parent-style-name="Standard">
      <style:text-properties fo:font-size="12pt" fo:font-weight="normal" officeooo:rsid="00f51121" officeooo:paragraph-rsid="00f51121" style:font-size-asian="10.5pt" style:font-weight-asian="normal" style:font-size-complex="12pt" style:font-weight-complex="normal"/>
    </style:style>
    <style:style style:name="P81" style:family="paragraph" style:parent-style-name="Standard">
      <style:text-properties fo:font-size="12pt" fo:font-weight="normal" officeooo:rsid="00f809c9" officeooo:paragraph-rsid="00f809c9" style:font-size-asian="10.5pt" style:font-weight-asian="normal" style:font-size-complex="12pt" style:font-weight-complex="normal"/>
    </style:style>
    <style:style style:name="P82" style:family="paragraph" style:parent-style-name="Standard">
      <style:text-properties fo:font-size="12pt" fo:font-weight="normal" officeooo:rsid="00f9d07a" officeooo:paragraph-rsid="00f9d07a" style:font-size-asian="10.5pt" style:font-weight-asian="normal" style:font-size-complex="12pt" style:font-weight-complex="normal"/>
    </style:style>
    <style:style style:name="P83" style:family="paragraph" style:parent-style-name="Standard">
      <style:text-properties fo:font-size="12pt" fo:font-weight="normal" officeooo:rsid="00f9d07a" officeooo:paragraph-rsid="01097532" style:font-size-asian="10.5pt" style:font-weight-asian="normal" style:font-size-complex="12pt" style:font-weight-complex="normal"/>
    </style:style>
    <style:style style:name="P84" style:family="paragraph" style:parent-style-name="Standard">
      <style:text-properties fo:font-size="12pt" fo:font-weight="normal" officeooo:rsid="00faaa1c" officeooo:paragraph-rsid="00faaa1c" style:font-size-asian="10.5pt" style:font-weight-asian="normal" style:font-size-complex="12pt" style:font-weight-complex="normal"/>
    </style:style>
    <style:style style:name="P85" style:family="paragraph" style:parent-style-name="Standard">
      <style:text-properties fo:font-size="12pt" fo:font-weight="normal" officeooo:rsid="00faaa1c" officeooo:paragraph-rsid="00ffc702" style:font-size-asian="10.5pt" style:font-weight-asian="normal" style:font-size-complex="12pt" style:font-weight-complex="normal"/>
    </style:style>
    <style:style style:name="P86" style:family="paragraph" style:parent-style-name="Standard">
      <style:text-properties fo:font-size="12pt" fo:font-weight="normal" officeooo:rsid="00fbffcc" officeooo:paragraph-rsid="00fbffcc" style:font-size-asian="10.5pt" style:font-weight-asian="normal" style:font-size-complex="12pt" style:font-weight-complex="normal"/>
    </style:style>
    <style:style style:name="P87" style:family="paragraph" style:parent-style-name="Standard">
      <style:text-properties fo:font-size="12pt" fo:font-weight="normal" officeooo:rsid="00fe3f18" officeooo:paragraph-rsid="00fe3f18" style:font-size-asian="10.5pt" style:font-weight-asian="normal" style:font-size-complex="12pt" style:font-weight-complex="normal"/>
    </style:style>
    <style:style style:name="P88" style:family="paragraph" style:parent-style-name="Standard">
      <style:text-properties fo:font-size="12pt" fo:font-weight="normal" officeooo:rsid="0100ed2d" officeooo:paragraph-rsid="0100ed2d" style:font-size-asian="10.5pt" style:font-weight-asian="normal" style:font-size-complex="12pt" style:font-weight-complex="normal"/>
    </style:style>
    <style:style style:name="P89" style:family="paragraph" style:parent-style-name="Standard">
      <style:text-properties fo:font-size="12pt" fo:font-weight="normal" officeooo:rsid="01047e4d" officeooo:paragraph-rsid="01047e4d" style:font-size-asian="10.5pt" style:font-weight-asian="normal" style:font-size-complex="12pt" style:font-weight-complex="normal"/>
    </style:style>
    <style:style style:name="P90" style:family="paragraph" style:parent-style-name="Standard">
      <style:text-properties fo:font-size="12pt" fo:font-weight="normal" officeooo:rsid="01097532" officeooo:paragraph-rsid="01097532" style:font-size-asian="10.5pt" style:font-weight-asian="normal" style:font-size-complex="12pt" style:font-weight-complex="normal"/>
    </style:style>
    <style:style style:name="P91" style:family="paragraph" style:parent-style-name="Standard">
      <style:text-properties fo:font-size="12pt" fo:font-weight="normal" officeooo:rsid="00e69ba2" officeooo:paragraph-rsid="00e69ba2" style:font-size-asian="10.5pt" style:font-weight-asian="normal" style:font-size-complex="12pt" style:font-weight-complex="normal"/>
    </style:style>
    <style:style style:name="P92" style:family="paragraph" style:parent-style-name="Standard">
      <style:text-properties fo:font-size="12pt" fo:font-weight="normal" officeooo:rsid="00ffc702" officeooo:paragraph-rsid="00ffc702" style:font-size-asian="10.5pt" style:font-weight-asian="normal" style:font-size-complex="12pt" style:font-weight-complex="normal"/>
    </style:style>
    <style:style style:name="P93" style:family="paragraph" style:parent-style-name="Standard">
      <style:text-properties fo:font-size="12pt" style:text-underline-style="solid" style:text-underline-width="auto" style:text-underline-color="font-color" fo:font-weight="normal" officeooo:rsid="005087af" officeooo:paragraph-rsid="005087af" style:font-size-asian="10.5pt" style:font-weight-asian="normal" style:font-size-complex="12pt" style:font-weight-complex="normal"/>
    </style:style>
    <style:style style:name="P94" style:family="paragraph" style:parent-style-name="Standard">
      <style:text-properties fo:font-size="12pt" fo:font-weight="bold" officeooo:rsid="0073eab6" officeooo:paragraph-rsid="0073eab6" style:font-size-asian="10.5pt" style:font-weight-asian="bold" style:font-size-complex="12pt" style:font-weight-complex="bold"/>
    </style:style>
    <style:style style:name="P95" style:family="paragraph" style:parent-style-name="Standard">
      <style:text-properties fo:font-size="12pt" fo:font-style="italic" fo:font-weight="normal" officeooo:rsid="0100ed2d" officeooo:paragraph-rsid="0100ed2d" style:font-size-asian="10.5pt" style:font-style-asian="italic" style:font-weight-asian="normal" style:font-size-complex="12pt" style:font-style-complex="italic" style:font-weight-complex="normal"/>
    </style:style>
    <style:style style:name="P96" style:family="paragraph" style:parent-style-name="Standard">
      <style:text-properties fo:font-size="12pt" fo:font-style="italic" fo:font-weight="normal" officeooo:rsid="0100ed2d" officeooo:paragraph-rsid="01064b86" style:font-size-asian="10.5pt" style:font-style-asian="italic" style:font-weight-asian="normal" style:font-size-complex="12pt" style:font-style-complex="italic" style:font-weight-complex="normal"/>
    </style:style>
    <style:style style:name="P97" style:family="paragraph" style:parent-style-name="Standard">
      <style:text-properties fo:font-size="12pt" fo:font-style="italic" fo:font-weight="normal" officeooo:rsid="015a75d7" officeooo:paragraph-rsid="015a75d7" style:font-size-asian="12pt" style:font-style-asian="italic" style:font-weight-asian="normal" style:font-size-complex="12pt" style:font-style-complex="italic" style:font-weight-complex="normal"/>
    </style:style>
    <style:style style:name="P98" style:family="paragraph" style:parent-style-name="Standard">
      <style:text-properties fo:font-size="12pt" fo:font-style="italic" fo:font-weight="bold" officeooo:rsid="01198e87" officeooo:paragraph-rsid="01198e87" style:font-size-asian="12pt" style:font-style-asian="italic" style:font-weight-asian="bold" style:font-size-complex="12pt" style:font-style-complex="italic" style:font-weight-complex="bold"/>
    </style:style>
    <style:style style:name="P99" style:family="paragraph" style:parent-style-name="Standard">
      <style:text-properties fo:font-size="12pt" fo:font-style="italic" fo:font-weight="bold" officeooo:rsid="015a75d7" officeooo:paragraph-rsid="015a75d7" style:font-size-asian="12pt" style:font-style-asian="italic" style:font-weight-asian="bold" style:font-size-complex="12pt" style:font-style-complex="italic" style:font-weight-complex="bold"/>
    </style:style>
    <style:style style:name="P100" style:family="paragraph" style:parent-style-name="Standard">
      <style:text-properties fo:font-size="12pt" fo:font-style="normal" fo:font-weight="normal" officeooo:rsid="01123b70" officeooo:paragraph-rsid="01123b70" style:font-size-asian="10.5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>
      <style:text-properties fo:font-size="12pt" fo:font-style="normal" fo:font-weight="normal" officeooo:rsid="0115878d" officeooo:paragraph-rsid="0115878d" style:font-size-asian="12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>
      <style:text-properties fo:font-size="12pt" fo:font-style="normal" fo:font-weight="normal" officeooo:rsid="011a30d6" officeooo:paragraph-rsid="011a30d6" style:font-size-asian="12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>
      <style:text-properties fo:font-size="12pt" fo:font-style="normal" fo:font-weight="normal" officeooo:rsid="011c06cf" officeooo:paragraph-rsid="011c06cf" style:font-size-asian="12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>
      <style:text-properties fo:font-size="12pt" fo:font-style="normal" fo:font-weight="normal" officeooo:rsid="012502ec" officeooo:paragraph-rsid="01252757" style:font-size-asian="12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>
      <style:text-properties fo:font-size="12pt" fo:font-style="normal" fo:font-weight="normal" officeooo:rsid="0126d952" officeooo:paragraph-rsid="0126d952" style:font-size-asian="12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>
      <style:text-properties fo:font-size="12pt" fo:font-style="normal" fo:font-weight="normal" officeooo:rsid="012c3d98" officeooo:paragraph-rsid="012c3d98" style:font-size-asian="12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>
      <style:text-properties fo:font-size="12pt" fo:font-style="normal" fo:font-weight="normal" officeooo:rsid="012ef10f" officeooo:paragraph-rsid="012ef10f" style:font-size-asian="12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>
      <style:text-properties fo:font-size="12pt" fo:font-style="normal" fo:font-weight="normal" officeooo:rsid="01343e94" officeooo:paragraph-rsid="01343e94" style:font-size-asian="12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>
      <style:text-properties fo:font-size="12pt" fo:font-style="normal" fo:font-weight="normal" officeooo:rsid="01388653" officeooo:paragraph-rsid="01388653" style:font-size-asian="12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>
      <style:text-properties fo:font-size="12pt" fo:font-style="normal" fo:font-weight="normal" officeooo:rsid="013e3de6" officeooo:paragraph-rsid="013e3de6" style:font-size-asian="12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>
      <style:text-properties fo:font-size="12pt" fo:font-style="normal" fo:font-weight="normal" officeooo:rsid="0140d748" officeooo:paragraph-rsid="0140d748" style:font-size-asian="12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>
      <style:text-properties fo:font-size="12pt" fo:font-style="normal" fo:font-weight="normal" officeooo:rsid="01428c96" officeooo:paragraph-rsid="01428c96" style:font-size-asian="12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>
      <style:text-properties fo:font-size="12pt" fo:font-style="normal" fo:font-weight="normal" officeooo:rsid="01446a14" officeooo:paragraph-rsid="01446a14" style:font-size-asian="12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>
      <style:text-properties fo:font-size="12pt" fo:font-style="normal" fo:font-weight="normal" officeooo:rsid="014886f9" officeooo:paragraph-rsid="014886f9" style:font-size-asian="12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>
      <style:text-properties fo:font-size="12pt" fo:font-style="normal" fo:font-weight="normal" officeooo:rsid="014f0ff9" officeooo:paragraph-rsid="014f0ff9" style:font-size-asian="12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>
      <style:text-properties fo:font-size="12pt" fo:font-style="normal" fo:font-weight="normal" officeooo:rsid="015138c1" officeooo:paragraph-rsid="015138c1" style:font-size-asian="12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>
      <style:text-properties fo:font-size="12pt" fo:font-style="normal" fo:font-weight="normal" officeooo:rsid="01532c01" officeooo:paragraph-rsid="01532c01" style:font-size-asian="12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>
      <style:text-properties fo:font-size="12pt" fo:font-style="normal" fo:font-weight="normal" officeooo:rsid="0154bfcb" officeooo:paragraph-rsid="0154bfcb" style:font-size-asian="12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>
      <style:text-properties fo:font-size="12pt" fo:font-style="normal" fo:font-weight="normal" officeooo:rsid="015a75d7" officeooo:paragraph-rsid="015a75d7" style:font-size-asian="12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>
      <style:text-properties fo:font-size="12pt" fo:font-style="normal" fo:font-weight="normal" officeooo:rsid="015ca62f" officeooo:paragraph-rsid="015ca62f" style:font-size-asian="12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>
      <style:text-properties fo:font-size="12pt" fo:font-style="normal" fo:font-weight="normal" officeooo:rsid="015cea69" officeooo:paragraph-rsid="015cea69" style:font-size-asian="12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>
      <style:text-properties fo:font-size="12pt" fo:font-style="normal" fo:font-weight="normal" officeooo:rsid="015e481b" officeooo:paragraph-rsid="015e481b" style:font-size-asian="12pt" style:font-style-asian="normal" style:font-weight-asian="normal" style:font-size-complex="12pt" style:font-style-complex="normal" style:font-weight-complex="normal"/>
    </style:style>
    <style:style style:name="P123" style:family="paragraph" style:parent-style-name="Standard">
      <style:text-properties fo:font-size="12pt" fo:font-style="normal" fo:font-weight="normal" officeooo:rsid="0161b342" officeooo:paragraph-rsid="0161b342" style:font-size-asian="12pt" style:font-style-asian="normal" style:font-weight-asian="normal" style:font-size-complex="12pt" style:font-style-complex="normal" style:font-weight-complex="normal"/>
    </style:style>
    <style:style style:name="P124" style:family="paragraph" style:parent-style-name="Standard">
      <style:text-properties fo:font-size="12pt" fo:font-style="normal" fo:font-weight="normal" officeooo:rsid="01622f13" officeooo:paragraph-rsid="01622f13" style:font-size-asian="12pt" style:font-style-asian="normal" style:font-weight-asian="normal" style:font-size-complex="12pt" style:font-style-complex="normal" style:font-weight-complex="normal"/>
    </style:style>
    <style:style style:name="P125" style:family="paragraph" style:parent-style-name="Standard">
      <style:text-properties fo:font-size="12pt" fo:font-style="normal" fo:font-weight="normal" officeooo:rsid="016da8ba" officeooo:paragraph-rsid="016da8ba" style:font-size-asian="12pt" style:font-style-asian="normal" style:font-weight-asian="normal" style:font-size-complex="12pt" style:font-style-complex="normal" style:font-weight-complex="normal"/>
    </style:style>
    <style:style style:name="P126" style:family="paragraph" style:parent-style-name="Standard">
      <style:text-properties fo:font-size="12pt" fo:font-style="normal" fo:font-weight="normal" officeooo:rsid="016f1268" officeooo:paragraph-rsid="016f1268" style:font-size-asian="12pt" style:font-style-asian="normal" style:font-weight-asian="normal" style:font-size-complex="12pt" style:font-style-complex="normal" style:font-weight-complex="normal"/>
    </style:style>
    <style:style style:name="P127" style:family="paragraph" style:parent-style-name="Standard">
      <style:text-properties fo:font-size="12pt" fo:font-style="normal" fo:font-weight="normal" officeooo:rsid="016fec46" officeooo:paragraph-rsid="016fec46" style:font-size-asian="12pt" style:font-style-asian="normal" style:font-weight-asian="normal" style:font-size-complex="12pt" style:font-style-complex="normal" style:font-weight-complex="normal"/>
    </style:style>
    <style:style style:name="P128" style:family="paragraph" style:parent-style-name="Standard">
      <style:text-properties fo:font-size="12pt" fo:font-style="normal" fo:font-weight="normal" officeooo:rsid="01723a64" officeooo:paragraph-rsid="01723a64" style:font-size-asian="12pt" style:font-style-asian="normal" style:font-weight-asian="normal" style:font-size-complex="12pt" style:font-style-complex="normal" style:font-weight-complex="normal"/>
    </style:style>
    <style:style style:name="P129" style:family="paragraph" style:parent-style-name="Standard">
      <style:text-properties fo:font-size="12pt" fo:font-style="normal" fo:font-weight="normal" officeooo:rsid="0178651d" officeooo:paragraph-rsid="0178651d" style:font-size-asian="12pt" style:font-style-asian="normal" style:font-weight-asian="normal" style:font-size-complex="12pt" style:font-style-complex="normal" style:font-weight-complex="normal"/>
    </style:style>
    <style:style style:name="P130" style:family="paragraph" style:parent-style-name="Standard">
      <style:text-properties fo:font-size="12pt" fo:font-style="normal" fo:font-weight="normal" officeooo:rsid="0179f6ba" officeooo:paragraph-rsid="0179f6ba" style:font-size-asian="12pt" style:font-style-asian="normal" style:font-weight-asian="normal" style:font-size-complex="12pt" style:font-style-complex="normal" style:font-weight-complex="normal"/>
    </style:style>
    <style:style style:name="P131" style:family="paragraph" style:parent-style-name="Standard">
      <style:text-properties fo:font-size="12pt" fo:font-style="normal" fo:font-weight="normal" officeooo:rsid="0182d316" officeooo:paragraph-rsid="0182d316" style:font-size-asian="12pt" style:font-style-asian="normal" style:font-weight-asian="normal" style:font-size-complex="12pt" style:font-style-complex="normal" style:font-weight-complex="normal"/>
    </style:style>
    <style:style style:name="P132" style:family="paragraph" style:parent-style-name="Standard">
      <style:text-properties fo:font-size="12pt" fo:font-style="normal" fo:font-weight="normal" officeooo:rsid="018478f7" officeooo:paragraph-rsid="018478f7" style:font-size-asian="12pt" style:font-style-asian="normal" style:font-weight-asian="normal" style:font-size-complex="12pt" style:font-style-complex="normal" style:font-weight-complex="normal"/>
    </style:style>
    <style:style style:name="P133" style:family="paragraph" style:parent-style-name="Standard">
      <style:text-properties fo:font-size="12pt" fo:font-style="normal" fo:font-weight="normal" officeooo:rsid="0185df59" officeooo:paragraph-rsid="0185df59" style:font-size-asian="12pt" style:font-style-asian="normal" style:font-weight-asian="normal" style:font-size-complex="12pt" style:font-style-complex="normal" style:font-weight-complex="normal"/>
    </style:style>
    <style:style style:name="P134" style:family="paragraph" style:parent-style-name="Standard">
      <style:text-properties fo:font-size="12pt" fo:font-style="normal" fo:font-weight="normal" officeooo:rsid="0186ccaf" officeooo:paragraph-rsid="0186ccaf" style:font-size-asian="12pt" style:font-style-asian="normal" style:font-weight-asian="normal" style:font-size-complex="12pt" style:font-style-complex="normal" style:font-weight-complex="normal"/>
    </style:style>
    <style:style style:name="P135" style:family="paragraph" style:parent-style-name="Standard">
      <style:text-properties fo:font-size="12pt" fo:font-style="normal" fo:font-weight="normal" officeooo:rsid="0187a7e2" officeooo:paragraph-rsid="0187a7e2" style:font-size-asian="12pt" style:font-style-asian="normal" style:font-weight-asian="normal" style:font-size-complex="12pt" style:font-style-complex="normal" style:font-weight-complex="normal"/>
    </style:style>
    <style:style style:name="P136" style:family="paragraph" style:parent-style-name="Standard">
      <style:text-properties fo:font-size="12pt" fo:font-style="normal" fo:font-weight="normal" officeooo:rsid="0189a121" officeooo:paragraph-rsid="0189a121" style:font-size-asian="12pt" style:font-style-asian="normal" style:font-weight-asian="normal" style:font-size-complex="12pt" style:font-style-complex="normal" style:font-weight-complex="normal"/>
    </style:style>
    <style:style style:name="P137" style:family="paragraph" style:parent-style-name="Standard">
      <style:text-properties fo:font-size="12pt" fo:font-style="normal" fo:font-weight="normal" officeooo:rsid="018a1f1a" officeooo:paragraph-rsid="018a1f1a" style:font-size-asian="12pt" style:font-style-asian="normal" style:font-weight-asian="normal" style:font-size-complex="12pt" style:font-style-complex="normal" style:font-weight-complex="normal"/>
    </style:style>
    <style:style style:name="P138" style:family="paragraph" style:parent-style-name="Standard">
      <style:text-properties fo:font-size="12pt" fo:font-style="normal" fo:font-weight="normal" officeooo:rsid="01922de9" officeooo:paragraph-rsid="018a1f1a" style:font-size-asian="12pt" style:font-style-asian="normal" style:font-weight-asian="normal" style:font-size-complex="12pt" style:font-style-complex="normal" style:font-weight-complex="normal"/>
    </style:style>
    <style:style style:name="P139" style:family="paragraph" style:parent-style-name="Standard">
      <style:text-properties fo:font-size="12pt" fo:font-style="normal" fo:font-weight="normal" officeooo:rsid="01922de9" officeooo:paragraph-rsid="01922de9" style:font-size-asian="12pt" style:font-style-asian="normal" style:font-weight-asian="normal" style:font-size-complex="12pt" style:font-style-complex="normal" style:font-weight-complex="normal"/>
    </style:style>
    <style:style style:name="P140" style:family="paragraph" style:parent-style-name="Standard">
      <style:text-properties fo:font-size="12pt" fo:font-style="normal" fo:font-weight="normal" officeooo:rsid="0196031e" officeooo:paragraph-rsid="0196031e" style:font-size-asian="12pt" style:font-style-asian="normal" style:font-weight-asian="normal" style:font-size-complex="12pt" style:font-style-complex="normal" style:font-weight-complex="normal"/>
    </style:style>
    <style:style style:name="P141" style:family="paragraph" style:parent-style-name="Standard">
      <style:text-properties fo:font-size="12pt" fo:font-style="normal" fo:font-weight="normal" officeooo:rsid="019678db" officeooo:paragraph-rsid="019678db" style:font-size-asian="12pt" style:font-style-asian="normal" style:font-weight-asian="normal" style:font-size-complex="12pt" style:font-style-complex="normal" style:font-weight-complex="normal"/>
    </style:style>
    <style:style style:name="P142" style:family="paragraph" style:parent-style-name="Standard">
      <style:text-properties fo:font-size="12pt" fo:font-style="normal" fo:font-weight="normal" officeooo:rsid="0197cedd" officeooo:paragraph-rsid="0197cedd" style:font-size-asian="12pt" style:font-style-asian="normal" style:font-weight-asian="normal" style:font-size-complex="12pt" style:font-style-complex="normal" style:font-weight-complex="normal"/>
    </style:style>
    <style:style style:name="P143" style:family="paragraph" style:parent-style-name="Standard">
      <style:text-properties fo:font-size="12pt" fo:font-style="normal" fo:font-weight="normal" officeooo:rsid="0198fe51" officeooo:paragraph-rsid="0198fe51" style:font-size-asian="12pt" style:font-style-asian="normal" style:font-weight-asian="normal" style:font-size-complex="12pt" style:font-style-complex="normal" style:font-weight-complex="normal"/>
    </style:style>
    <style:style style:name="P144" style:family="paragraph" style:parent-style-name="Standard">
      <style:text-properties fo:font-size="12pt" fo:font-style="normal" fo:font-weight="normal" officeooo:rsid="019ac750" officeooo:paragraph-rsid="019ac750" style:font-size-asian="12pt" style:font-style-asian="normal" style:font-weight-asian="normal" style:font-size-complex="12pt" style:font-style-complex="normal" style:font-weight-complex="normal"/>
    </style:style>
    <style:style style:name="P145" style:family="paragraph" style:parent-style-name="Standard">
      <style:text-properties fo:font-size="12pt" fo:font-style="normal" fo:font-weight="normal" officeooo:rsid="019c83cf" officeooo:paragraph-rsid="019c83cf" style:font-size-asian="12pt" style:font-style-asian="normal" style:font-weight-asian="normal" style:font-size-complex="12pt" style:font-style-complex="normal" style:font-weight-complex="normal"/>
    </style:style>
    <style:style style:name="P146" style:family="paragraph" style:parent-style-name="Standard">
      <style:text-properties fo:font-size="12pt" fo:font-style="normal" fo:font-weight="normal" officeooo:rsid="019efaba" officeooo:paragraph-rsid="019efaba" style:font-size-asian="12pt" style:font-style-asian="normal" style:font-weight-asian="normal" style:font-size-complex="12pt" style:font-style-complex="normal" style:font-weight-complex="normal"/>
    </style:style>
    <style:style style:name="P147" style:family="paragraph" style:parent-style-name="Standard">
      <style:text-properties fo:font-size="12pt" fo:font-style="normal" fo:font-weight="normal" officeooo:rsid="01a10444" officeooo:paragraph-rsid="01a10444" style:font-size-asian="12pt" style:font-style-asian="normal" style:font-weight-asian="normal" style:font-size-complex="12pt" style:font-style-complex="normal" style:font-weight-complex="normal"/>
    </style:style>
    <style:style style:name="P148" style:family="paragraph" style:parent-style-name="Standard">
      <style:text-properties fo:font-size="12pt" fo:font-style="normal" fo:font-weight="normal" officeooo:rsid="01a39c7c" officeooo:paragraph-rsid="01a39c7c" style:font-size-asian="12pt" style:font-style-asian="normal" style:font-weight-asian="normal" style:font-size-complex="12pt" style:font-style-complex="normal" style:font-weight-complex="normal"/>
    </style:style>
    <style:style style:name="P149" style:family="paragraph" style:parent-style-name="Standard">
      <style:text-properties fo:font-size="12pt" fo:font-style="normal" fo:font-weight="normal" officeooo:rsid="01a523c2" officeooo:paragraph-rsid="01a523c2" style:font-size-asian="12pt" style:font-style-asian="normal" style:font-weight-asian="normal" style:font-size-complex="12pt" style:font-style-complex="normal" style:font-weight-complex="normal"/>
    </style:style>
    <style:style style:name="P150" style:family="paragraph" style:parent-style-name="Standard">
      <style:text-properties fo:font-size="12pt" fo:font-style="normal" fo:font-weight="normal" officeooo:rsid="01a63e58" officeooo:paragraph-rsid="01a63e58" style:font-size-asian="12pt" style:font-style-asian="normal" style:font-weight-asian="normal" style:font-size-complex="12pt" style:font-style-complex="normal" style:font-weight-complex="normal"/>
    </style:style>
    <style:style style:name="P151" style:family="paragraph" style:parent-style-name="Standard">
      <style:text-properties fo:font-size="12pt" fo:font-style="normal" fo:font-weight="normal" officeooo:rsid="01a8d059" officeooo:paragraph-rsid="01a8d059" style:font-size-asian="12pt" style:font-style-asian="normal" style:font-weight-asian="normal" style:font-size-complex="12pt" style:font-style-complex="normal" style:font-weight-complex="normal"/>
    </style:style>
    <style:style style:name="P152" style:family="paragraph" style:parent-style-name="Standard">
      <style:text-properties fo:font-size="12pt" fo:font-style="normal" fo:font-weight="normal" officeooo:rsid="01a8d059" officeooo:paragraph-rsid="01ab415c" style:font-size-asian="12pt" style:font-style-asian="normal" style:font-weight-asian="normal" style:font-size-complex="12pt" style:font-style-complex="normal" style:font-weight-complex="normal"/>
    </style:style>
    <style:style style:name="P153" style:family="paragraph" style:parent-style-name="Standard">
      <style:text-properties fo:font-size="12pt" fo:font-style="normal" fo:font-weight="normal" officeooo:rsid="01ac53f3" officeooo:paragraph-rsid="01ac53f3" style:font-size-asian="12pt" style:font-style-asian="normal" style:font-weight-asian="normal" style:font-size-complex="12pt" style:font-style-complex="normal" style:font-weight-complex="normal"/>
    </style:style>
    <style:style style:name="P154" style:family="paragraph" style:parent-style-name="Standard">
      <style:text-properties fo:font-size="12pt" fo:font-style="normal" fo:font-weight="normal" officeooo:rsid="01ae83b2" officeooo:paragraph-rsid="01ae83b2" style:font-size-asian="12pt" style:font-style-asian="normal" style:font-weight-asian="normal" style:font-size-complex="12pt" style:font-style-complex="normal" style:font-weight-complex="normal"/>
    </style:style>
    <style:style style:name="P155" style:family="paragraph" style:parent-style-name="Standard">
      <style:text-properties fo:font-size="12pt" fo:font-style="normal" fo:font-weight="normal" officeooo:rsid="01b077b6" officeooo:paragraph-rsid="01b077b6" style:font-size-asian="12pt" style:font-style-asian="normal" style:font-weight-asian="normal" style:font-size-complex="12pt" style:font-style-complex="normal" style:font-weight-complex="normal"/>
    </style:style>
    <style:style style:name="P156" style:family="paragraph" style:parent-style-name="Standard">
      <style:text-properties fo:font-size="12pt" fo:font-style="normal" fo:font-weight="normal" officeooo:rsid="01b077b6" officeooo:paragraph-rsid="01b445e4" style:font-size-asian="12pt" style:font-style-asian="normal" style:font-weight-asian="normal" style:font-size-complex="12pt" style:font-style-complex="normal" style:font-weight-complex="normal"/>
    </style:style>
    <style:style style:name="P157" style:family="paragraph" style:parent-style-name="Standard">
      <style:text-properties fo:font-size="12pt" fo:font-style="normal" fo:font-weight="normal" officeooo:rsid="01b6929e" officeooo:paragraph-rsid="01b6929e" style:font-size-asian="12pt" style:font-style-asian="normal" style:font-weight-asian="normal" style:font-size-complex="12pt" style:font-style-complex="normal" style:font-weight-complex="normal"/>
    </style:style>
    <style:style style:name="P158" style:family="paragraph" style:parent-style-name="Standard">
      <style:text-properties fo:font-size="12pt" fo:font-style="normal" fo:font-weight="normal" officeooo:rsid="01bb41aa" officeooo:paragraph-rsid="01bb41aa" style:font-size-asian="12pt" style:font-style-asian="normal" style:font-weight-asian="normal" style:font-size-complex="12pt" style:font-style-complex="normal" style:font-weight-complex="normal"/>
    </style:style>
    <style:style style:name="P159" style:family="paragraph" style:parent-style-name="Standard">
      <style:text-properties fo:font-size="12pt" fo:font-style="normal" fo:font-weight="normal" officeooo:rsid="01c15b1c" officeooo:paragraph-rsid="01c15b1c" style:font-size-asian="12pt" style:font-style-asian="normal" style:font-weight-asian="normal" style:font-size-complex="12pt" style:font-style-complex="normal" style:font-weight-complex="normal"/>
    </style:style>
    <style:style style:name="P160" style:family="paragraph" style:parent-style-name="Standard">
      <style:text-properties fo:font-size="12pt" fo:font-style="normal" fo:font-weight="normal" officeooo:rsid="01c731f5" officeooo:paragraph-rsid="01c731f5" style:font-size-asian="12pt" style:font-style-asian="normal" style:font-weight-asian="normal" style:font-size-complex="12pt" style:font-style-complex="normal" style:font-weight-complex="normal"/>
    </style:style>
    <style:style style:name="P161" style:family="paragraph" style:parent-style-name="Standard">
      <style:text-properties fo:font-size="12pt" fo:font-style="normal" fo:font-weight="normal" officeooo:rsid="01c78153" officeooo:paragraph-rsid="01c78153" style:font-size-asian="12pt" style:font-style-asian="normal" style:font-weight-asian="normal" style:font-size-complex="12pt" style:font-style-complex="normal" style:font-weight-complex="normal"/>
    </style:style>
    <style:style style:name="P162" style:family="paragraph" style:parent-style-name="Standard">
      <style:text-properties fo:font-size="12pt" fo:font-style="normal" fo:font-weight="normal" officeooo:rsid="01cbbfac" officeooo:paragraph-rsid="01c15b1c" style:font-size-asian="12pt" style:font-style-asian="normal" style:font-weight-asian="normal" style:font-size-complex="12pt" style:font-style-complex="normal" style:font-weight-complex="normal"/>
    </style:style>
    <style:style style:name="P163" style:family="paragraph" style:parent-style-name="Standard">
      <style:text-properties fo:font-size="12pt" fo:font-style="normal" fo:font-weight="normal" officeooo:rsid="01cbbfac" officeooo:paragraph-rsid="01cbbfac" style:font-size-asian="12pt" style:font-style-asian="normal" style:font-weight-asian="normal" style:font-size-complex="12pt" style:font-style-complex="normal" style:font-weight-complex="normal"/>
    </style:style>
    <style:style style:name="P164" style:family="paragraph" style:parent-style-name="Standard">
      <style:text-properties fo:font-size="12pt" fo:font-style="normal" fo:font-weight="normal" officeooo:rsid="01cd6352" officeooo:paragraph-rsid="01cd6352" style:font-size-asian="12pt" style:font-style-asian="normal" style:font-weight-asian="normal" style:font-size-complex="12pt" style:font-style-complex="normal" style:font-weight-complex="normal"/>
    </style:style>
    <style:style style:name="P165" style:family="paragraph" style:parent-style-name="Standard">
      <style:text-properties fo:font-size="12pt" fo:font-style="normal" fo:font-weight="normal" officeooo:rsid="01cfa21d" officeooo:paragraph-rsid="01cfa21d" style:font-size-asian="12pt" style:font-style-asian="normal" style:font-weight-asian="normal" style:font-size-complex="12pt" style:font-style-complex="normal" style:font-weight-complex="normal"/>
    </style:style>
    <style:style style:name="P166" style:family="paragraph" style:parent-style-name="Standard">
      <style:text-properties fo:font-size="12pt" fo:font-style="normal" fo:font-weight="normal" officeooo:rsid="01d1c022" officeooo:paragraph-rsid="01d1c022" style:font-size-asian="12pt" style:font-style-asian="normal" style:font-weight-asian="normal" style:font-size-complex="12pt" style:font-style-complex="normal" style:font-weight-complex="normal"/>
    </style:style>
    <style:style style:name="P167" style:family="paragraph" style:parent-style-name="Standard">
      <style:text-properties fo:font-size="12pt" fo:font-style="normal" fo:font-weight="normal" officeooo:rsid="01d816af" officeooo:paragraph-rsid="01d816af" style:font-size-asian="12pt" style:font-style-asian="normal" style:font-weight-asian="normal" style:font-size-complex="12pt" style:font-style-complex="normal" style:font-weight-complex="normal"/>
    </style:style>
    <style:style style:name="P168" style:family="paragraph" style:parent-style-name="Standard">
      <style:text-properties fo:font-size="12pt" fo:font-style="normal" fo:font-weight="normal" officeooo:rsid="01d925ae" officeooo:paragraph-rsid="01d925ae" style:font-size-asian="12pt" style:font-style-asian="normal" style:font-weight-asian="normal" style:font-size-complex="12pt" style:font-style-complex="normal" style:font-weight-complex="normal"/>
    </style:style>
    <style:style style:name="P169" style:family="paragraph" style:parent-style-name="Standard">
      <style:text-properties fo:font-size="12pt" fo:font-style="normal" fo:font-weight="normal" officeooo:rsid="01dacbe5" officeooo:paragraph-rsid="01dacbe5" style:font-size-asian="12pt" style:font-style-asian="normal" style:font-weight-asian="normal" style:font-size-complex="12pt" style:font-style-complex="normal" style:font-weight-complex="normal"/>
    </style:style>
    <style:style style:name="P170" style:family="paragraph" style:parent-style-name="Standard">
      <style:text-properties fo:font-size="12pt" fo:font-style="normal" fo:font-weight="normal" officeooo:rsid="01dbf0f7" officeooo:paragraph-rsid="01dbf0f7" style:font-size-asian="12pt" style:font-style-asian="normal" style:font-weight-asian="normal" style:font-size-complex="12pt" style:font-style-complex="normal" style:font-weight-complex="normal"/>
    </style:style>
    <style:style style:name="P171" style:family="paragraph" style:parent-style-name="Standard">
      <style:text-properties fo:font-size="12pt" fo:font-style="normal" fo:font-weight="normal" officeooo:rsid="01e036cc" officeooo:paragraph-rsid="01e036cc" style:font-size-asian="12pt" style:font-style-asian="normal" style:font-weight-asian="normal" style:font-size-complex="12pt" style:font-style-complex="normal" style:font-weight-complex="normal"/>
    </style:style>
    <style:style style:name="P172" style:family="paragraph" style:parent-style-name="Standard">
      <style:text-properties fo:font-size="12pt" fo:font-style="normal" fo:font-weight="normal" officeooo:rsid="01f19330" officeooo:paragraph-rsid="01f19330" style:font-size-asian="12pt" style:font-style-asian="normal" style:font-weight-asian="normal" style:font-size-complex="12pt" style:font-style-complex="normal" style:font-weight-complex="normal"/>
    </style:style>
    <style:style style:name="P173" style:family="paragraph" style:parent-style-name="Standard">
      <style:text-properties fo:font-size="12pt" fo:font-style="normal" fo:font-weight="normal" officeooo:rsid="01f419f8" officeooo:paragraph-rsid="01f419f8" style:font-size-asian="12pt" style:font-style-asian="normal" style:font-weight-asian="normal" style:font-size-complex="12pt" style:font-style-complex="normal" style:font-weight-complex="normal"/>
    </style:style>
    <style:style style:name="P174" style:family="paragraph" style:parent-style-name="Standard">
      <style:text-properties fo:font-size="12pt" fo:font-style="normal" fo:font-weight="normal" officeooo:rsid="01f65192" officeooo:paragraph-rsid="01f65192" style:font-size-asian="12pt" style:font-style-asian="normal" style:font-weight-asian="normal" style:font-size-complex="12pt" style:font-style-complex="normal" style:font-weight-complex="normal"/>
    </style:style>
    <style:style style:name="P175" style:family="paragraph" style:parent-style-name="Standard">
      <style:text-properties fo:font-size="12pt" fo:font-style="normal" fo:font-weight="normal" officeooo:rsid="01fb1e5a" officeooo:paragraph-rsid="01fb1e5a" style:font-size-asian="12pt" style:font-style-asian="normal" style:font-weight-asian="normal" style:font-size-complex="12pt" style:font-style-complex="normal" style:font-weight-complex="normal"/>
    </style:style>
    <style:style style:name="P176" style:family="paragraph" style:parent-style-name="Standard">
      <style:text-properties fo:font-size="12pt" fo:font-style="normal" fo:font-weight="normal" officeooo:rsid="02000f40" officeooo:paragraph-rsid="02000f40" style:font-size-asian="12pt" style:font-style-asian="normal" style:font-weight-asian="normal" style:font-size-complex="12pt" style:font-style-complex="normal" style:font-weight-complex="normal"/>
    </style:style>
    <style:style style:name="P177" style:family="paragraph" style:parent-style-name="Standard">
      <style:text-properties fo:font-size="12pt" fo:font-style="normal" fo:font-weight="normal" officeooo:rsid="0200683e" officeooo:paragraph-rsid="0200683e" style:font-size-asian="12pt" style:font-style-asian="normal" style:font-weight-asian="normal" style:font-size-complex="12pt" style:font-style-complex="normal" style:font-weight-complex="normal"/>
    </style:style>
    <style:style style:name="P178" style:family="paragraph" style:parent-style-name="Standard">
      <style:text-properties fo:font-size="12pt" fo:font-style="normal" fo:font-weight="normal" officeooo:rsid="0205c9cc" officeooo:paragraph-rsid="0205c9cc" style:font-size-asian="12pt" style:font-style-asian="normal" style:font-weight-asian="normal" style:font-size-complex="12pt" style:font-style-complex="normal" style:font-weight-complex="normal"/>
    </style:style>
    <style:style style:name="P179" style:family="paragraph" style:parent-style-name="Standard">
      <style:text-properties fo:font-size="12pt" fo:font-style="normal" fo:font-weight="normal" officeooo:rsid="0207541f" officeooo:paragraph-rsid="0207541f" style:font-size-asian="12pt" style:font-style-asian="normal" style:font-weight-asian="normal" style:font-size-complex="12pt" style:font-style-complex="normal" style:font-weight-complex="normal"/>
    </style:style>
    <style:style style:name="P180" style:family="paragraph" style:parent-style-name="Standard">
      <style:text-properties fo:font-size="12pt" fo:font-style="normal" fo:font-weight="bold" officeooo:rsid="01c91242" officeooo:paragraph-rsid="01c91242" style:font-size-asian="12pt" style:font-style-asian="normal" style:font-weight-asian="bold" style:font-size-complex="12pt" style:font-style-complex="normal" style:font-weight-complex="bold"/>
    </style:style>
    <style:style style:name="P181" style:family="paragraph" style:parent-style-name="Standard">
      <style:text-properties fo:font-size="12pt" fo:font-style="normal" fo:font-weight="bold" officeooo:rsid="01e423a5" officeooo:paragraph-rsid="01e50387" style:font-size-asian="12pt" style:font-style-asian="normal" style:font-weight-asian="bold" style:font-size-complex="12pt" style:font-style-complex="normal" style:font-weight-complex="bold"/>
    </style:style>
    <style:style style:name="P182" style:family="paragraph" style:parent-style-name="Standard">
      <style:text-properties fo:font-size="12pt" fo:font-style="normal" fo:font-weight="bold" officeooo:rsid="01e799a7" officeooo:paragraph-rsid="01e799a7" style:font-size-asian="12pt" style:font-style-asian="normal" style:font-weight-asian="bold" style:font-size-complex="12pt" style:font-style-complex="normal" style:font-weight-complex="bold"/>
    </style:style>
    <style:style style:name="P183" style:family="paragraph" style:parent-style-name="Standard">
      <style:text-properties fo:font-size="12pt" fo:font-style="normal" fo:font-weight="bold" officeooo:rsid="01eb6331" officeooo:paragraph-rsid="01eb6331" style:font-size-asian="12pt" style:font-style-asian="normal" style:font-weight-asian="bold" style:font-size-complex="12pt" style:font-style-complex="normal" style:font-weight-complex="bold"/>
    </style:style>
    <style:style style:name="P184" style:family="paragraph" style:parent-style-name="Standard">
      <style:text-properties fo:font-size="12pt" fo:font-style="normal" fo:font-weight="bold" officeooo:rsid="01ed373b" officeooo:paragraph-rsid="01ed373b" style:font-size-asian="12pt" style:font-style-asian="normal" style:font-weight-asian="bold" style:font-size-complex="12pt" style:font-style-complex="normal" style:font-weight-complex="bold"/>
    </style:style>
    <style:style style:name="P185" style:family="paragraph" style:parent-style-name="Standard">
      <style:text-properties officeooo:rsid="0011771c" officeooo:paragraph-rsid="0011771c"/>
    </style:style>
    <style:style style:name="P186" style:family="paragraph" style:parent-style-name="Standard">
      <style:text-properties officeooo:rsid="0011eb25" officeooo:paragraph-rsid="0011eb25"/>
    </style:style>
    <style:style style:name="P187" style:family="paragraph" style:parent-style-name="Standard">
      <style:text-properties officeooo:rsid="00131a23" officeooo:paragraph-rsid="00131a23"/>
    </style:style>
    <style:style style:name="P188" style:family="paragraph" style:parent-style-name="Standard">
      <style:text-properties fo:font-size="14pt" fo:font-weight="bold" officeooo:rsid="001ce14f" officeooo:paragraph-rsid="001ce14f" style:font-size-asian="14pt" style:font-weight-asian="bold" style:font-size-complex="14pt" style:font-weight-complex="bold"/>
    </style:style>
    <style:style style:name="P189" style:family="paragraph" style:parent-style-name="Standard">
      <style:text-properties fo:font-size="14pt" fo:font-weight="bold" officeooo:rsid="0085b40d" officeooo:paragraph-rsid="0085b40d" style:font-size-asian="14pt" style:font-weight-asian="bold" style:font-size-complex="14pt" style:font-weight-complex="bold"/>
    </style:style>
    <style:style style:name="P190" style:family="paragraph" style:parent-style-name="Standard">
      <style:text-properties fo:font-size="14pt" fo:font-weight="bold" officeooo:rsid="009de2f5" officeooo:paragraph-rsid="009de2f5" style:font-size-asian="14pt" style:font-weight-asian="bold" style:font-size-complex="14pt" style:font-weight-complex="bold"/>
    </style:style>
    <style:style style:name="P191" style:family="paragraph" style:parent-style-name="Standard">
      <style:text-properties fo:font-size="14pt" fo:font-weight="bold" officeooo:rsid="00b82024" officeooo:paragraph-rsid="00b82024" style:font-size-asian="14pt" style:font-weight-asian="bold" style:font-size-complex="14pt" style:font-weight-complex="bold"/>
    </style:style>
    <style:style style:name="P192" style:family="paragraph" style:parent-style-name="Standard">
      <style:text-properties fo:font-size="14pt" fo:font-weight="bold" officeooo:rsid="00e52059" officeooo:paragraph-rsid="00e52059" style:font-size-asian="14pt" style:font-weight-asian="bold" style:font-size-complex="14pt" style:font-weight-complex="bold"/>
    </style:style>
    <style:style style:name="P193" style:family="paragraph" style:parent-style-name="Standard">
      <style:text-properties fo:font-size="14pt" fo:font-style="italic" fo:font-weight="bold" officeooo:rsid="011197ab" officeooo:paragraph-rsid="011197ab" style:font-size-asian="14pt" style:font-style-asian="italic" style:font-weight-asian="bold" style:font-size-complex="14pt" style:font-style-complex="italic" style:font-weight-complex="bold"/>
    </style:style>
    <style:style style:name="P194" style:family="paragraph" style:parent-style-name="Standard">
      <style:text-properties fo:font-size="14pt" fo:font-style="normal" fo:font-weight="bold" officeooo:rsid="01227d3c" officeooo:paragraph-rsid="01227d3c" style:font-size-asian="14pt" style:font-style-asian="normal" style:font-weight-asian="bold" style:font-size-complex="14pt" style:font-style-complex="normal" style:font-weight-complex="bold"/>
    </style:style>
    <style:style style:name="P195" style:family="paragraph" style:parent-style-name="Standard">
      <style:text-properties fo:font-size="14pt" fo:font-style="normal" fo:font-weight="bold" officeooo:rsid="0140d748" officeooo:paragraph-rsid="0140d748" style:font-size-asian="14pt" style:font-style-asian="normal" style:font-weight-asian="bold" style:font-size-complex="14pt" style:font-style-complex="normal" style:font-weight-complex="bold"/>
    </style:style>
    <style:style style:name="P196" style:family="paragraph" style:parent-style-name="Standard">
      <style:text-properties fo:font-size="14pt" fo:font-style="normal" fo:font-weight="bold" officeooo:rsid="0174cffe" officeooo:paragraph-rsid="0174cffe" style:font-size-asian="14pt" style:font-style-asian="normal" style:font-weight-asian="bold" style:font-size-complex="14pt" style:font-style-complex="normal" style:font-weight-complex="bold"/>
    </style:style>
    <style:style style:name="P197" style:family="paragraph" style:parent-style-name="Standard">
      <style:text-properties fo:font-size="14pt" fo:font-style="normal" fo:font-weight="bold" officeooo:rsid="017e5f2d" officeooo:paragraph-rsid="017e5f2d" style:font-size-asian="14pt" style:font-style-asian="normal" style:font-weight-asian="bold" style:font-size-complex="14pt" style:font-style-complex="normal" style:font-weight-complex="bold"/>
    </style:style>
    <style:style style:name="P198" style:family="paragraph" style:parent-style-name="Standard">
      <style:text-properties fo:font-size="14pt" fo:font-style="normal" fo:font-weight="bold" officeooo:rsid="01922de9" officeooo:paragraph-rsid="01922de9" style:font-size-asian="14pt" style:font-style-asian="normal" style:font-weight-asian="bold" style:font-size-complex="14pt" style:font-style-complex="normal" style:font-weight-complex="bold"/>
    </style:style>
    <style:style style:name="P199" style:family="paragraph" style:parent-style-name="Standard">
      <style:text-properties fo:font-size="14pt" fo:font-style="normal" fo:font-weight="bold" officeooo:rsid="01a63e58" officeooo:paragraph-rsid="01a63e58" style:font-size-asian="14pt" style:font-style-asian="normal" style:font-weight-asian="bold" style:font-size-complex="14pt" style:font-style-complex="normal" style:font-weight-complex="bold"/>
    </style:style>
    <style:style style:name="P200" style:family="paragraph" style:parent-style-name="Standard">
      <style:text-properties fo:font-size="14pt" fo:font-style="normal" fo:font-weight="bold" officeooo:rsid="01bb41aa" officeooo:paragraph-rsid="01bb41aa" style:font-size-asian="14pt" style:font-style-asian="normal" style:font-weight-asian="bold" style:font-size-complex="14pt" style:font-style-complex="normal" style:font-weight-complex="bold"/>
    </style:style>
    <style:style style:name="P201" style:family="paragraph" style:parent-style-name="Standard">
      <style:text-properties fo:font-size="14pt" fo:font-style="normal" fo:font-weight="bold" officeooo:rsid="01ea3a1b" officeooo:paragraph-rsid="01ea3a1b" style:font-size-asian="14pt" style:font-style-asian="normal" style:font-weight-asian="bold" style:font-size-complex="14pt" style:font-style-complex="normal" style:font-weight-complex="bold"/>
    </style:style>
    <style:style style:name="P202" style:family="paragraph" style:parent-style-name="Standard">
      <style:paragraph-properties fo:margin-left="0cm" fo:margin-right="0cm" fo:line-height="105%" fo:text-indent="0cm" style:auto-text-indent="false"/>
    </style:style>
    <style:style style:name="P203" style:family="paragraph" style:parent-style-name="Standard">
      <style:paragraph-properties fo:margin-left="0cm" fo:margin-right="0cm" fo:line-height="107%" fo:text-indent="0cm" style:auto-text-indent="false" fo:padding-left="0cm" fo:padding-right="0cm" fo:padding-top="0cm" fo:padding-bottom="0.035cm" fo:border-left="none" fo:border-right="none" fo:border-top="none" fo:border-bottom="0.51pt solid #000000" style:writing-mode="lr-tb"/>
    </style:style>
    <style:style style:name="P204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paragraph-rsid="000c21ae"/>
    </style:style>
    <style:style style:name="P205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rsid="000c21ae" officeooo:paragraph-rsid="000c21ae"/>
    </style:style>
    <style:style style:name="P206" style:family="paragraph" style:parent-style-name="Standard">
      <style:paragraph-properties fo:margin-left="0cm" fo:margin-right="0cm" fo:line-height="107%" fo:text-indent="0cm" style:auto-text-indent="false" style:writing-mode="lr-tb"/>
      <style:text-properties fo:font-size="12pt" style:font-size-asian="12pt" style:font-size-complex="12pt"/>
    </style:style>
    <style:style style:name="P207" style:family="paragraph" style:parent-style-name="Standard" style:list-style-name="L1">
      <style:text-properties fo:font-size="12pt" fo:font-weight="normal" officeooo:rsid="002690dc" officeooo:paragraph-rsid="002690dc" style:font-size-asian="10.5pt" style:font-weight-asian="normal" style:font-size-complex="12pt" style:font-weight-complex="normal"/>
    </style:style>
    <style:style style:name="P208" style:family="paragraph" style:parent-style-name="Standard" style:list-style-name="L2">
      <style:text-properties fo:font-size="12pt" fo:font-weight="normal" officeooo:rsid="0057a639" officeooo:paragraph-rsid="0057a639" style:font-size-asian="10.5pt" style:font-weight-asian="normal" style:font-size-complex="12pt" style:font-weight-complex="normal"/>
    </style:style>
    <style:style style:name="P209" style:family="paragraph" style:parent-style-name="Standard" style:list-style-name="L3">
      <style:text-properties fo:font-size="12pt" fo:font-style="italic" fo:font-weight="normal" officeooo:rsid="00fe3f18" officeooo:paragraph-rsid="00fe3f18" style:font-size-asian="10.5pt" style:font-style-asian="italic" style:font-weight-asian="normal" style:font-size-complex="12pt" style:font-style-complex="italic" style:font-weight-complex="normal"/>
    </style:style>
    <style:style style:name="P210" style:family="paragraph" style:parent-style-name="Standard" style:list-style-name="L4">
      <style:text-properties fo:font-size="12pt" fo:font-style="italic" fo:font-weight="normal" officeooo:rsid="0100ed2d" officeooo:paragraph-rsid="0100ed2d" style:font-size-asian="10.5pt" style:font-style-asian="italic" style:font-weight-asian="normal" style:font-size-complex="12pt" style:font-style-complex="italic" style:font-weight-complex="normal"/>
    </style:style>
    <style:style style:name="P211" style:family="paragraph" style:parent-style-name="Standard" style:list-style-name="L4">
      <style:text-properties fo:font-size="12pt" fo:font-style="italic" fo:font-weight="normal" officeooo:rsid="0100ed2d" officeooo:paragraph-rsid="01064b86" style:font-size-asian="10.5pt" style:font-style-asian="italic" style:font-weight-asian="normal" style:font-size-complex="12pt" style:font-style-complex="italic" style:font-weight-complex="normal"/>
    </style:style>
    <style:style style:name="P212" style:family="paragraph" style:parent-style-name="Standard">
      <style:text-properties fo:font-size="12pt" fo:font-style="normal" fo:font-weight="normal" officeooo:rsid="01eb6331" officeooo:paragraph-rsid="01eb6331" style:font-size-asian="12pt" style:font-style-asian="normal" style:font-weight-asian="normal" style:font-size-complex="12pt" style:font-style-complex="normal" style:font-weight-complex="normal"/>
    </style:style>
    <style:style style:name="P213" style:family="paragraph" style:parent-style-name="Standard">
      <style:text-properties fo:font-size="12pt" fo:font-style="normal" fo:font-weight="normal" officeooo:rsid="01e799a7" officeooo:paragraph-rsid="01e799a7" style:font-size-asian="12pt" style:font-style-asian="normal" style:font-weight-asian="normal" style:font-size-complex="12pt" style:font-style-complex="normal" style:font-weight-complex="normal"/>
    </style:style>
    <style:style style:name="P214" style:family="paragraph" style:parent-style-name="Standard">
      <style:text-properties fo:font-size="12pt" fo:font-style="normal" fo:font-weight="normal" officeooo:rsid="020b75ee" officeooo:paragraph-rsid="020b75ee" style:font-size-asian="12pt" style:font-style-asian="normal" style:font-weight-asian="normal" style:font-size-complex="12pt" style:font-style-complex="normal" style:font-weight-complex="normal"/>
    </style:style>
    <style:style style:name="P215" style:family="paragraph" style:parent-style-name="Standard">
      <style:text-properties fo:font-size="12pt" fo:font-style="normal" fo:font-weight="normal" officeooo:rsid="020e81d5" officeooo:paragraph-rsid="020e81d5" style:font-size-asian="12pt" style:font-style-asian="normal" style:font-weight-asian="normal" style:font-size-complex="12pt" style:font-style-complex="normal" style:font-weight-complex="normal"/>
    </style:style>
    <style:style style:name="P216" style:family="paragraph" style:parent-style-name="Standard">
      <style:text-properties fo:font-size="12pt" fo:font-style="normal" fo:font-weight="normal" officeooo:rsid="0213e36e" officeooo:paragraph-rsid="0213e36e" style:font-size-asian="12pt" style:font-style-asian="normal" style:font-weight-asian="normal" style:font-size-complex="12pt" style:font-style-complex="normal" style:font-weight-complex="normal"/>
    </style:style>
    <style:style style:name="P217" style:family="paragraph" style:parent-style-name="Standard" style:list-style-name="L5">
      <style:text-properties fo:font-size="12pt" fo:font-style="normal" fo:font-weight="normal" officeooo:rsid="0213e36e" officeooo:paragraph-rsid="0213e36e" style:font-size-asian="12pt" style:font-style-asian="normal" style:font-weight-asian="normal" style:font-size-complex="12pt" style:font-style-complex="normal" style:font-weight-complex="normal"/>
    </style:style>
    <style:style style:name="P218" style:family="paragraph">
      <style:paragraph-properties fo:margin-left="0cm" fo:margin-right="0cm" fo:line-height="106%" fo:text-indent="0cm"/>
    </style:style>
    <style:style style:name="P219" style:family="paragraph">
      <loext:graphic-properties draw:fill="solid" draw:fill-color="#f8f8f8"/>
      <style:paragraph-properties fo:margin-left="0cm" fo:margin-right="0cm" fo:line-height="106%" fo:text-indent="0cm"/>
      <style:text-properties fo:font-size="12pt"/>
    </style:style>
    <style:style style:name="T1" style:family="text">
      <style:text-properties fo:font-size="20pt" fo:font-weight="bold" style:font-size-asian="20pt" style:font-weight-asian="bold" style:font-size-complex="2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0c21ae" style:font-size-asian="12pt" style:font-size-complex="12pt"/>
    </style:style>
    <style:style style:name="T4" style:family="text">
      <style:text-properties fo:font-size="12pt" officeooo:rsid="000d5a0b" style:font-size-asian="12pt" style:font-size-complex="12pt"/>
    </style:style>
    <style:style style:name="T5" style:family="text">
      <style:text-properties fo:font-size="12pt" officeooo:rsid="000ef0a9" style:font-size-asian="12pt" style:font-size-complex="12pt"/>
    </style:style>
    <style:style style:name="T6" style:family="text">
      <style:text-properties fo:font-size="12pt" officeooo:rsid="0016cf1b" style:font-size-asian="12pt" style:font-size-complex="12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16cf1b" style:font-size-asian="12pt" style:font-weight-asian="bold" style:font-size-complex="12pt" style:font-weight-complex="bold"/>
    </style:style>
    <style:style style:name="T9" style:family="text">
      <style:text-properties fo:font-size="12pt" fo:font-weight="bold" officeooo:rsid="0018b8eb" style:font-size-asian="12pt" style:font-weight-asian="bold" style:font-size-complex="12pt" style:font-weight-complex="bold"/>
    </style:style>
    <style:style style:name="T10" style:family="text">
      <style:text-properties fo:font-size="12pt" fo:font-weight="bold" style:font-size-asian="10.5pt" style:font-weight-asian="bold" style:font-size-complex="12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a7cba" style:font-weight-asian="bold" style:font-weight-complex="bold"/>
    </style:style>
    <style:style style:name="T13" style:family="text">
      <style:text-properties fo:font-weight="bold" officeooo:rsid="00346025" style:font-weight-asian="bold" style:font-weight-complex="bold"/>
    </style:style>
    <style:style style:name="T14" style:family="text">
      <style:text-properties fo:font-weight="bold" officeooo:rsid="00413c50" style:font-weight-asian="bold" style:font-weight-complex="bold"/>
    </style:style>
    <style:style style:name="T15" style:family="text">
      <style:text-properties fo:font-weight="bold" officeooo:rsid="0065565c" style:font-weight-asian="bold" style:font-weight-complex="bold"/>
    </style:style>
    <style:style style:name="T16" style:family="text">
      <style:text-properties fo:font-weight="bold" officeooo:rsid="0065f602" style:font-weight-asian="bold" style:font-weight-complex="bold"/>
    </style:style>
    <style:style style:name="T17" style:family="text">
      <style:text-properties fo:font-weight="bold" officeooo:rsid="00e5b3c4" style:font-weight-asian="bold" style:font-weight-complex="bold"/>
    </style:style>
    <style:style style:name="T18" style:family="text">
      <style:text-properties fo:font-weight="bold" officeooo:rsid="00e87ced" style:font-weight-asian="bold" style:font-weight-complex="bold"/>
    </style:style>
    <style:style style:name="T19" style:family="text">
      <style:text-properties fo:font-weight="bold" officeooo:rsid="00ffc702" style:font-weight-asian="bold" style:font-weight-complex="bold"/>
    </style:style>
    <style:style style:name="T20" style:family="text">
      <style:text-properties fo:font-weight="bold" officeooo:rsid="01097532" style:font-weight-asian="bold" style:font-weight-complex="bold"/>
    </style:style>
    <style:style style:name="T21" style:family="text">
      <style:text-properties fo:font-weight="bold" officeooo:rsid="0135ed52" style:font-weight-asian="bold" style:font-weight-complex="bold"/>
    </style:style>
    <style:style style:name="T22" style:family="text">
      <style:text-properties fo:font-weight="bold" officeooo:rsid="01399356" style:font-weight-asian="bold" style:font-weight-complex="bold"/>
    </style:style>
    <style:style style:name="T23" style:family="text">
      <style:text-properties fo:font-weight="bold" officeooo:rsid="0148df8e" style:font-weight-asian="bold" style:font-weight-complex="bold"/>
    </style:style>
    <style:style style:name="T24" style:family="text">
      <style:text-properties fo:font-weight="bold" officeooo:rsid="0174dc7d" style:font-weight-asian="bold" style:font-weight-complex="bold"/>
    </style:style>
    <style:style style:name="T25" style:family="text">
      <style:text-properties fo:font-weight="bold" officeooo:rsid="018bbead" style:font-weight-asian="bold" style:font-weight-complex="bold"/>
    </style:style>
    <style:style style:name="T26" style:family="text">
      <style:text-properties fo:font-weight="bold" officeooo:rsid="019428bb" style:font-weight-asian="bold" style:font-weight-complex="bold"/>
    </style:style>
    <style:style style:name="T27" style:family="text">
      <style:text-properties fo:font-weight="bold" officeooo:rsid="01ab415c" style:font-weight-asian="bold" style:font-weight-complex="bold"/>
    </style:style>
    <style:style style:name="T28" style:family="text">
      <style:text-properties fo:font-weight="bold" officeooo:rsid="01b445e4" style:font-weight-asian="bold" style:font-weight-complex="bold"/>
    </style:style>
    <style:style style:name="T29" style:family="text">
      <style:text-properties fo:font-weight="bold" officeooo:rsid="01d05570" style:font-weight-asian="bold" style:font-weight-complex="bold"/>
    </style:style>
    <style:style style:name="T30" style:family="text">
      <style:text-properties fo:font-weight="bold" officeooo:rsid="01d1eb6e" style:font-weight-asian="bold" style:font-weight-complex="bold"/>
    </style:style>
    <style:style style:name="T31" style:family="text">
      <style:text-properties fo:font-weight="bold" officeooo:rsid="01d90a53" style:font-weight-asian="bold" style:font-weight-complex="bold"/>
    </style:style>
    <style:style style:name="T32" style:family="text">
      <style:text-properties fo:font-weight="bold" officeooo:rsid="020d5f56" style:font-weight-asian="bold" style:font-weight-complex="bold"/>
    </style:style>
    <style:style style:name="T33" style:family="text">
      <style:text-properties fo:font-size="14pt" fo:font-weight="bold" officeooo:rsid="001538b0" style:font-size-asian="12.25pt" style:font-weight-asian="bold" style:font-size-complex="14pt"/>
    </style:style>
    <style:style style:name="T34" style:family="text">
      <style:text-properties fo:font-size="14pt" fo:font-weight="bold" style:font-size-asian="14pt" style:font-weight-asian="bold" style:font-size-complex="14pt" style:font-weight-complex="bold"/>
    </style:style>
    <style:style style:name="T35" style:family="text">
      <style:text-properties fo:font-size="14pt" fo:font-weight="bold" officeooo:rsid="001538b0" style:font-size-asian="14pt" style:font-weight-asian="bold" style:font-size-complex="14pt" style:font-weight-complex="bold"/>
    </style:style>
    <style:style style:name="T36" style:family="text">
      <style:text-properties fo:font-size="14pt" fo:font-weight="bold" officeooo:rsid="00153d73" style:font-size-asian="14pt" style:font-weight-asian="bold" style:font-size-complex="14pt" style:font-weight-complex="bold"/>
    </style:style>
    <style:style style:name="T37" style:family="text">
      <style:text-properties fo:font-size="14pt" fo:font-weight="bold" officeooo:rsid="0016cf1b" style:font-size-asian="14pt" style:font-weight-asian="bold" style:font-size-complex="14pt" style:font-weight-complex="bold"/>
    </style:style>
    <style:style style:name="T38" style:family="text">
      <style:text-properties fo:font-size="14pt" fo:font-weight="bold" officeooo:rsid="001a7cba" style:font-size-asian="14pt" style:font-weight-asian="bold" style:font-size-complex="14pt" style:font-weight-complex="bold"/>
    </style:style>
    <style:style style:name="T39" style:family="text">
      <style:text-properties fo:font-size="14pt" fo:font-weight="bold" officeooo:rsid="002b3d38" style:font-size-asian="14pt" style:font-weight-asian="bold" style:font-size-complex="14pt" style:font-weight-complex="bold"/>
    </style:style>
    <style:style style:name="T40" style:family="text">
      <style:text-properties fo:font-size="14pt" fo:font-style="normal" fo:font-weight="bold" officeooo:rsid="004ec315" style:font-size-asian="14pt" style:font-style-asian="normal" style:font-weight-asian="bold" style:font-size-complex="14pt" style:font-style-complex="normal" style:font-weight-complex="bold"/>
    </style:style>
    <style:style style:name="T41" style:family="text">
      <style:text-properties officeooo:rsid="001a7cba"/>
    </style:style>
    <style:style style:name="T42" style:family="text">
      <style:text-properties officeooo:rsid="001fc57f"/>
    </style:style>
    <style:style style:name="T43" style:family="text">
      <style:text-properties officeooo:rsid="002d2d6e"/>
    </style:style>
    <style:style style:name="T44" style:family="text">
      <style:text-properties officeooo:rsid="002ec8d4"/>
    </style:style>
    <style:style style:name="T45" style:family="text">
      <style:text-properties fo:font-style="italic" style:text-underline-style="solid" style:text-underline-width="auto" style:text-underline-color="font-color" fo:font-weight="bold" officeooo:rsid="002ec8d4" style:font-style-asian="italic" style:font-weight-asian="bold" style:font-style-complex="italic" style:font-weight-complex="bold"/>
    </style:style>
    <style:style style:name="T46" style:family="text">
      <style:text-properties officeooo:rsid="00346025"/>
    </style:style>
    <style:style style:name="T47" style:family="text">
      <style:text-properties officeooo:rsid="003ec974"/>
    </style:style>
    <style:style style:name="T48" style:family="text">
      <style:text-properties officeooo:rsid="00413c50"/>
    </style:style>
    <style:style style:name="T49" style:family="text">
      <style:text-properties officeooo:rsid="004d41a8"/>
    </style:style>
    <style:style style:name="T50" style:family="text">
      <style:text-properties officeooo:rsid="00584113"/>
    </style:style>
    <style:style style:name="T51" style:family="text">
      <style:text-properties officeooo:rsid="006555aa"/>
    </style:style>
    <style:style style:name="T52" style:family="text">
      <style:text-properties officeooo:rsid="0065565c"/>
    </style:style>
    <style:style style:name="T53" style:family="text">
      <style:text-properties officeooo:rsid="0065f602"/>
    </style:style>
    <style:style style:name="T54" style:family="text">
      <style:text-properties officeooo:rsid="0073eab6"/>
    </style:style>
    <style:style style:name="T55" style:family="text">
      <style:text-properties officeooo:rsid="007e8ec4"/>
    </style:style>
    <style:style style:name="T56" style:family="text">
      <style:text-properties officeooo:rsid="00ab0d42"/>
    </style:style>
    <style:style style:name="T57" style:family="text">
      <style:text-properties officeooo:rsid="00c1ee46"/>
    </style:style>
    <style:style style:name="T58" style:family="text">
      <style:text-properties officeooo:rsid="00c7b920"/>
    </style:style>
    <style:style style:name="T59" style:family="text">
      <style:text-properties officeooo:rsid="00cabbfe"/>
    </style:style>
    <style:style style:name="T60" style:family="text">
      <style:text-properties officeooo:rsid="00d57b61"/>
    </style:style>
    <style:style style:name="T61" style:family="text">
      <style:text-properties officeooo:rsid="00e45cc8"/>
    </style:style>
    <style:style style:name="T62" style:family="text">
      <style:text-properties officeooo:rsid="00e5b3c4"/>
    </style:style>
    <style:style style:name="T63" style:family="text">
      <style:text-properties officeooo:rsid="00e69ba2"/>
    </style:style>
    <style:style style:name="T64" style:family="text">
      <style:text-properties officeooo:rsid="00e87ced"/>
    </style:style>
    <style:style style:name="T65" style:family="text">
      <style:text-properties officeooo:rsid="00f07c7a"/>
    </style:style>
    <style:style style:name="T66" style:family="text">
      <style:text-properties officeooo:rsid="00f1a677"/>
    </style:style>
    <style:style style:name="T67" style:family="text">
      <style:text-properties officeooo:rsid="00fdbfdf"/>
    </style:style>
    <style:style style:name="T68" style:family="text">
      <style:text-properties officeooo:rsid="00ffc702"/>
    </style:style>
    <style:style style:name="T69" style:family="text">
      <style:text-properties officeooo:rsid="0100e4e1"/>
    </style:style>
    <style:style style:name="T70" style:family="text">
      <style:text-properties officeooo:rsid="0100ed2d"/>
    </style:style>
    <style:style style:name="T71" style:family="text">
      <style:text-properties officeooo:rsid="01047e4d"/>
    </style:style>
    <style:style style:name="T72" style:family="text">
      <style:text-properties officeooo:rsid="01097532"/>
    </style:style>
    <style:style style:name="T73" style:family="text">
      <style:text-properties fo:font-size="18pt" fo:font-weight="bold" style:font-size-asian="18pt" style:font-weight-asian="bold" style:font-size-complex="18pt" style:font-weight-complex="bold"/>
    </style:style>
    <style:style style:name="T74" style:family="text">
      <style:text-properties officeooo:rsid="0115c8ce"/>
    </style:style>
    <style:style style:name="T7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6" style:family="text">
      <style:text-properties officeooo:rsid="01252757"/>
    </style:style>
    <style:style style:name="T77" style:family="text">
      <style:text-properties officeooo:rsid="012a4f77"/>
    </style:style>
    <style:style style:name="T78" style:family="text">
      <style:text-properties fo:font-size="13pt" fo:font-weight="bold" style:font-size-asian="13pt" style:font-weight-asian="bold" style:font-size-complex="13pt" style:font-weight-complex="bold"/>
    </style:style>
    <style:style style:name="T79" style:family="text">
      <style:text-properties officeooo:rsid="012f4372"/>
    </style:style>
    <style:style style:name="T80" style:family="text">
      <style:text-properties officeooo:rsid="0135ed52"/>
    </style:style>
    <style:style style:name="T81" style:family="text">
      <style:text-properties officeooo:rsid="01374206"/>
    </style:style>
    <style:style style:name="T82" style:family="text">
      <style:text-properties officeooo:rsid="0137eb3f"/>
    </style:style>
    <style:style style:name="T83" style:family="text">
      <style:text-properties officeooo:rsid="01399356"/>
    </style:style>
    <style:style style:name="T84" style:family="text">
      <style:text-properties officeooo:rsid="013a4616"/>
    </style:style>
    <style:style style:name="T85" style:family="text">
      <style:text-properties officeooo:rsid="013c65cf"/>
    </style:style>
    <style:style style:name="T86" style:family="text">
      <style:text-properties officeooo:rsid="0148df8e"/>
    </style:style>
    <style:style style:name="T87" style:family="text">
      <style:text-properties officeooo:rsid="015ff0ee"/>
    </style:style>
    <style:style style:name="T88" style:family="text">
      <style:text-properties officeooo:rsid="016de779"/>
    </style:style>
    <style:style style:name="T89" style:family="text">
      <style:text-properties officeooo:rsid="0173a8b5"/>
    </style:style>
    <style:style style:name="T90" style:family="text">
      <style:text-properties officeooo:rsid="0174dc7d"/>
    </style:style>
    <style:style style:name="T91" style:family="text">
      <style:text-properties officeooo:rsid="017bb8ed"/>
    </style:style>
    <style:style style:name="T92" style:family="text">
      <style:text-properties officeooo:rsid="018bbead"/>
    </style:style>
    <style:style style:name="T93" style:family="text">
      <style:text-properties officeooo:rsid="019428bb"/>
    </style:style>
    <style:style style:name="T94" style:family="text">
      <style:text-properties officeooo:rsid="01a11908"/>
    </style:style>
    <style:style style:name="T95" style:family="text">
      <style:text-properties officeooo:rsid="01ab415c"/>
    </style:style>
    <style:style style:name="T96" style:family="text">
      <style:text-properties officeooo:rsid="01b445e4"/>
    </style:style>
    <style:style style:name="T97" style:family="text">
      <style:text-properties fo:font-weight="normal" style:font-weight-asian="normal" style:font-weight-complex="normal"/>
    </style:style>
    <style:style style:name="T98" style:family="text">
      <style:text-properties fo:font-weight="normal" officeooo:rsid="01e50387" style:font-weight-asian="normal" style:font-weight-complex="normal"/>
    </style:style>
    <style:style style:name="T99" style:family="text">
      <style:text-properties fo:font-weight="normal" officeooo:rsid="01e65cf2" style:font-weight-asian="normal" style:font-weight-complex="normal"/>
    </style:style>
    <style:style style:name="T100" style:family="text">
      <style:text-properties fo:font-weight="normal" officeooo:rsid="01e77773" style:font-weight-asian="normal" style:font-weight-complex="normal"/>
    </style:style>
    <style:style style:name="T101" style:family="text">
      <style:text-properties fo:font-weight="normal" officeooo:rsid="01e85f58" style:font-weight-asian="normal" style:font-weight-complex="normal"/>
    </style:style>
    <style:style style:name="T102" style:family="text">
      <style:text-properties officeooo:rsid="01d05570"/>
    </style:style>
    <style:style style:name="T103" style:family="text">
      <style:text-properties officeooo:rsid="01d1eb6e"/>
    </style:style>
    <style:style style:name="T104" style:family="text">
      <style:text-properties officeooo:rsid="01d90a53"/>
    </style:style>
    <style:style style:name="T105" style:family="text">
      <style:text-properties officeooo:rsid="01dd84d6"/>
    </style:style>
    <style:style style:name="T106" style:family="text">
      <style:text-properties officeooo:rsid="01dedc5b"/>
    </style:style>
    <style:style style:name="T107" style:family="text">
      <style:text-properties officeooo:rsid="01e20cd6"/>
    </style:style>
    <style:style style:name="T108" style:family="text">
      <style:text-properties officeooo:rsid="01e65cf2"/>
    </style:style>
    <style:style style:name="T109" style:family="text">
      <style:text-properties officeooo:rsid="01e74e34"/>
    </style:style>
    <style:style style:name="T110" style:family="text">
      <style:text-properties officeooo:rsid="01e77773"/>
    </style:style>
    <style:style style:name="T111" style:family="text">
      <style:text-properties officeooo:rsid="01e85f58"/>
    </style:style>
    <style:style style:name="T112" style:family="text">
      <style:text-properties officeooo:rsid="01f5475a"/>
    </style:style>
    <style:style style:name="T113" style:family="text">
      <style:text-properties officeooo:rsid="01f69c59"/>
    </style:style>
    <style:style style:name="T114" style:family="text">
      <style:text-properties officeooo:rsid="01f87a7b"/>
    </style:style>
    <style:style style:name="T115" style:family="text">
      <style:text-properties officeooo:rsid="01f93e65"/>
    </style:style>
    <style:style style:name="T116" style:family="text">
      <style:text-properties officeooo:rsid="01fceec9"/>
    </style:style>
    <style:style style:name="T117" style:family="text">
      <style:text-properties officeooo:rsid="020d5f56"/>
    </style:style>
    <style:style style:name="T118" style:family="text"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ch2_options="{'Style': 'default', 'Language': 'Bash Session', 'UseCharStyles': False, 'LineNumberRatio': 100, 'LineNumberStart': 6, 'MasterCharStyle': '', 'ShowLineNumbers': 0, 'ColourizeBackground': 1, 'LineNumberSeparator': '  ', 'LineNumberPaddingSymbol': '', 'StoreOptionsWithSnippet': 1}" draw:stroke="none" svg:stroke-color="#000000" draw:fill="solid" draw:fill-color="#f8f8f8" fo:min-height="0.82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ch2_options="{'Style': 'default', 'Language': 'Bash Session', 'UseCharStyles': False, 'LineNumberRatio': 100, 'LineNumberStart': 6, 'MasterCharStyle': '', 'ShowLineNumbers': 0, 'ColourizeBackground': 1, 'LineNumberSeparator': '  ', 'LineNumberPaddingSymbol': '', 'StoreOptionsWithSnippet': 1}" draw:stroke="none" svg:stroke-color="#000000" draw:fill="solid" draw:fill-color="#f8f8f8" fo:min-height="1.6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ch2_options="{'Style': 'default', 'Language': 'Bash Session', 'UseCharStyles': False, 'LineNumberRatio': 100, 'LineNumberStart': 6, 'MasterCharStyle': '', 'ShowLineNumbers': 0, 'ColourizeBackground': 1, 'LineNumberSeparator': '  ', 'LineNumberPaddingSymbol': '', 'StoreOptionsWithSnippet': 1}" draw:stroke="none" svg:stroke-color="#000000" draw:fill="solid" draw:fill-color="#f8f8f8" fo:min-height="1.03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ch2_options="{'Style': 'default', 'Language': 'Bash Session', 'UseCharStyles': False, 'LineNumberRatio': 100, 'LineNumberStart': 6, 'MasterCharStyle': '', 'ShowLineNumbers': 0, 'ColourizeBackground': 1, 'LineNumberSeparator': '  ', 'LineNumberPaddingSymbol': '', 'StoreOptionsWithSnippet': 1}" draw:stroke="none" svg:stroke-color="#000000" draw:fill="solid" draw:fill-color="#f8f8f8" fo:min-height="0.70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3" loext:marker-style-name="T1"><text:span text:style-name="T1"><text:s text:c="5"/>LİNUX NOTLARI</text:span></text:p>
      <text:p text:style-name="P204" loext:marker-style-name="T2"><text:span text:style-name="T1"><text:line-break/></text:span><text:span text:style-name="T33">Echo</text:span><text:span text:style-name="T1"><text:line-break/></text:span><text:span text:style-name="T10"><text:line-break/></text:span><text:span text:style-name="T2">İlk olarak, yazdırma yapmak istediğimiz metin için “</text:span><text:span text:style-name="T7">echo</text:span><text:span text:style-name="T2">” komutunu kullanıyoruz.<text:line-break/><text:line-break/></text:span><text:span text:style-name="T37">Clear</text:span></text:p>
      <text:p text:style-name="P204" loext:marker-style-name="T2"><text:span text:style-name="T3"><text:line-break/>“</text:span><text:span text:style-name="T9">c</text:span><text:span text:style-name="T8">lear</text:span><text:span text:style-name="T6">” komutu ile mevcut terminaldeki tüm ekran temizlenir.</text:span></text:p>
      <text:p text:style-name="P204" loext:marker-style-name="T2"><text:span text:style-name="T3"><text:line-break/></text:span><text:span text:style-name="T35">Cal</text:span><text:span text:style-name="T36">endar</text:span><text:span text:style-name="T3"><text:line-break/><text:line-break/>Takvim seçeneğini çalıştırmak için “</text:span><text:span text:style-name="T4">cal</text:span><text:span text:style-name="T3">” </text:span><text:span text:style-name="T4">komutu çalıştırılır.</text:span><text:span text:style-name="T3"> <text:line-break/>(Paket yükleme daha sonradan ele alınacak)<text:line-break/></text:span></text:p>
      <text:p text:style-name="P205" loext:marker-style-name="T2"><draw:frame text:anchor-type="paragraph" draw:z-index="0" draw:name="Metin Çerçevesi 1" draw:style-name="gr4" draw:text-style-name="P219" svg:width="15.029cm" svg:height="0.708cm" svg:x="0.182cm" svg:y="0.065cm"><draw:text-box><text:p text:style-name="P218"><text:span text:style-name="T118">sudo apt-get install ncal -y</text:span></text:p></draw:text-box></draw:frame><text:span text:style-name="T5"/></text:p>
      <text:p text:style-name="P206" loext:marker-style-name="T2"/>
      <text:p text:style-name="P185"/>
      <text:p text:style-name="P185">Burada eğer takvimi yıl olarak almak istersek aşağıdaki şekilde alabiliriz.<text:line-break/></text:p>
      <text:p text:style-name="P185"><draw:frame text:anchor-type="paragraph" draw:z-index="1" draw:name="Metin Çerçevesi 2" draw:style-name="gr4" draw:text-style-name="P219" svg:width="15.029cm" svg:height="0.708cm" svg:x="0.182cm" svg:y="0.065cm"><draw:text-box><text:p text:style-name="P218"><text:span text:style-name="T118">cal -y</text:span></text:p></draw:text-box></draw:frame><text:line-break/></text:p>
      <text:p text:style-name="P185"/>
      <text:p text:style-name="P186">2018 yılı için takvimi getirmek istersek</text:p>
      <text:p text:style-name="P186"/>
      <text:p text:style-name="P186"><draw:frame text:anchor-type="paragraph" draw:z-index="2" draw:name="Metin Çerçevesi 3" draw:style-name="gr4" draw:text-style-name="P219" svg:width="15.029cm" svg:height="0.708cm" svg:x="0.182cm" svg:y="0.065cm"><draw:text-box><text:p text:style-name="P218"><text:span text:style-name="T118">cal 2018</text:span></text:p></draw:text-box></draw:frame></text:p>
      <text:p text:style-name="P185"/>
      <text:p text:style-name="P185"/>
      <text:p text:style-name="P187">Mevcut tarihi almak için “<text:span text:style-name="T11">date</text:span>” komutu kullanılır.</text:p>
      <text:p text:style-name="P187"/>
      <text:p text:style-name="P187"><text:line-break/><text:span text:style-name="T38">History</text:span></text:p>
      <text:p text:style-name="P187"><text:span text:style-name="T38"/></text:p>
      <text:p text:style-name="P1"><text:span text:style-name="T41">“</text:span><text:span text:style-name="T12">history</text:span><text:span text:style-name="T41">” komutu ile geçmişte terminalde çalıştırılan komutlar görüntülenebilir.<text:line-break/><text:line-break/></text:span></text:p>
      <text:p text:style-name="P1"><draw:frame draw:style-name="fr3" draw:name="Görüntü1" text:anchor-type="char" svg:x="3.29cm" svg:y="0.191cm" svg:width="11.423cm" svg:height="7.331cm" draw:z-index="3"><draw:image xlink:href="Pictures/1000000000000213000001CEEE0AFEC872025705.png" xlink:type="simple" xlink:show="embed" xlink:actuate="onLoad" draw:mime-type="image/png"/></draw:frame></text:p>
      <text:p text:style-name="P2"><text:soft-page-break/><text:line-break/>Eğer ki geçmiş içerisinde 5. sıradaki komutu çalıştırmak istersek “<text:span text:style-name="T11">!5</text:span>” komutu çalıştırılır.</text:p>
      <text:p text:style-name="P2"/>
      <text:p text:style-name="P3">Geçmişteki son komutu çalıştırmak istersek “<text:span text:style-name="T11">!!</text:span>” komutu çalıştırılır.</text:p>
      <text:p text:style-name="P3"/>
      <text:p text:style-name="P3">Geçmişi temizlemek istersek;<text:line-break/></text:p>
      <text:p text:style-name="P3"><draw:frame text:anchor-type="paragraph" draw:z-index="4" draw:name="Metin Çerçevesi 4" draw:style-name="gr4" draw:text-style-name="P219" svg:width="15.029cm" svg:height="0.708cm" svg:x="0.182cm" svg:y="0.065cm"><draw:text-box><text:p text:style-name="P218"><text:span text:style-name="T118">history -c</text:span></text:p></draw:text-box></draw:frame><text:line-break/></text:p>
      <text:p text:style-name="P3"/>
      <text:p text:style-name="P188">Komut Yapısı</text:p>
      <text:p text:style-name="P188"/>
      <text:p text:style-name="P5"><draw:frame text:anchor-type="paragraph" draw:z-index="5" draw:name="Metin Çerçevesi 5" draw:style-name="gr4" draw:text-style-name="P219" svg:width="15.029cm" svg:height="0.708cm" svg:x="0.182cm" svg:y="0.065cm"><draw:text-box><text:p text:style-name="P218"><text:span text:style-name="T118">komut_adi secenek girdi</text:span></text:p></draw:text-box></draw:frame></text:p>
      <text:p text:style-name="P5"/>
      <text:p text:style-name="P6"/>
      <text:list text:style-name="L1">
        <text:list-item>
          <text:p text:style-name="P207">Seçenekler - ile yazılır.</text:p>
        </text:list-item>
        <text:list-item>
          <text:p text:style-name="P207">Seçeneklerin uzun hali ile yazılışında <text:s/>-- kullanılır.</text:p>
        </text:list-item>
        <text:list-item>
          <text:p text:style-name="P207">Girdiler ise düz şekilde yazılır<text:line-break/></text:p>
        </text:list-item>
      </text:list>
      <text:p text:style-name="P6"><draw:frame text:anchor-type="paragraph" draw:z-index="10" draw:name="Metin Çerçevesi 8" draw:style-name="gr4" draw:text-style-name="P219" svg:width="15.029cm" svg:height="0.708cm" svg:x="0.182cm" svg:y="0.065cm"><draw:text-box><text:p text:style-name="P218"><text:span text:style-name="T118">date -u</text:span></text:p></draw:text-box></draw:frame></text:p>
      <text:p text:style-name="P6"/>
      <text:p text:style-name="P6"><draw:frame text:anchor-type="paragraph" draw:z-index="11" draw:name="Metin Çerçevesi 9" draw:style-name="gr4" draw:text-style-name="P219" svg:width="15.029cm" svg:height="0.708cm" svg:x="0.182cm" svg:y="0.065cm"><draw:text-box><text:p text:style-name="P218"><text:span text:style-name="T118">date --universal</text:span></text:p></draw:text-box></draw:frame></text:p>
      <text:p text:style-name="P6"/>
      <text:p text:style-name="P6"><draw:frame text:anchor-type="paragraph" draw:z-index="12" draw:name="Metin Çerçevesi 10" draw:style-name="gr4" draw:text-style-name="P219" svg:width="15.029cm" svg:height="0.708cm" svg:x="0.182cm" svg:y="0.065cm"><draw:text-box><text:p text:style-name="P218"><text:span text:style-name="T118">cal -A 2 9 2023</text:span></text:p></draw:text-box></draw:frame></text:p>
      <text:p text:style-name="P6"><text:line-break/><text:line-break/>Şimdi ise komutların nereden geldiğini anlayalım.<text:line-break/><text:line-break/>Program dosyalarının nereden geldiğini anlamak için önce tüm dosyaları listeleyelim.</text:p>
      <text:p text:style-name="P5"/>
      <text:p text:style-name="P5"><draw:frame text:anchor-type="paragraph" draw:z-index="6" draw:name="Metin Çerçevesi 6" draw:style-name="gr4" draw:text-style-name="P219" svg:width="15.029cm" svg:height="0.708cm" svg:x="0.182cm" svg:y="0.065cm"><draw:text-box><text:p text:style-name="P218"><text:span text:style-name="T118">echo $PATH</text:span></text:p></draw:text-box></draw:frame></text:p>
      <text:p text:style-name="P5"/>
      <text:p text:style-name="P5"><text:line-break/><draw:frame draw:style-name="fr2" draw:name="Görüntü2" text:anchor-type="char" svg:width="18.002cm" svg:height="1.413cm" draw:z-index="7"><draw:image xlink:href="Pictures/10000000000003D40000004D1B8009123421BB70.png" xlink:type="simple" xlink:show="embed" xlink:actuate="onLoad" draw:mime-type="image/png"/></draw:frame><text:span text:style-name="T42">Biz terminale bir komut girdiğimizde bu sırayla klasörlere bakarak komutu bulur.</text:span></text:p>
      <text:p text:style-name="P5"/>
      <text:p text:style-name="P7">Hangi klasörün nerede olduğunu anlamak için “<text:span text:style-name="T11">which</text:span>” komutunu çalıştırırız.</text:p>
      <text:p text:style-name="P7"/>
      <text:p text:style-name="P7"><draw:frame text:anchor-type="paragraph" draw:z-index="8" draw:name="Metin Çerçevesi 7" draw:style-name="gr4" draw:text-style-name="P219" svg:width="15.029cm" svg:height="0.708cm" svg:x="0.182cm" svg:y="0.065cm"><draw:text-box><text:p text:style-name="P218"><text:span text:style-name="T118">which date</text:span></text:p></draw:text-box></draw:frame></text:p>
      <text:p text:style-name="P7"><draw:frame draw:style-name="fr1" draw:name="Görüntü3" text:anchor-type="char" svg:x="0cm" svg:y="0.487cm" svg:width="18.002cm" svg:height="0.953cm" draw:z-index="9"><draw:image xlink:href="Pictures/10000000000003650000002E63AC069DC257E78B.png" xlink:type="simple" xlink:show="embed" xlink:actuate="onLoad" draw:mime-type="image/png"/></draw:frame></text:p>
      <text:p text:style-name="P7"/>
      <text:p text:style-name="P8"><draw:frame text:anchor-type="paragraph" draw:z-index="17" draw:name="Metin Çerçevesi 13" draw:style-name="gr4" draw:text-style-name="P219" svg:width="15.029cm" svg:height="0.708cm" svg:x="0.182cm" svg:y="0.065cm"><draw:text-box><text:p text:style-name="P218"><text:span text:style-name="T118">which call echo cd</text:span></text:p></draw:text-box></draw:frame><text:line-break/><text:line-break/></text:p>
      <text:p text:style-name="P8"><draw:frame draw:style-name="fr1" draw:name="Görüntü6" text:anchor-type="char" svg:x="0.09cm" svg:y="0cm" svg:width="14.674cm" svg:height="1.503cm" draw:z-index="18"><draw:image xlink:href="Pictures/10000000000002BE00000047EE2FE51A7012A62E.png" xlink:type="simple" xlink:show="embed" xlink:actuate="onLoad" draw:mime-type="image/png"/></draw:frame></text:p>
      <text:p text:style-name="P8"><text:span text:style-name="T39"/></text:p>
      <text:p text:style-name="P8"><text:span text:style-name="T39"/></text:p>
      <text:p text:style-name="P8"><text:span text:style-name="T39"/></text:p>
      <text:p text:style-name="P8"><text:span text:style-name="T39"/></text:p>
      <text:p text:style-name="P8"><text:span text:style-name="T39"/></text:p>
      <text:p text:style-name="P8"><text:soft-page-break/><text:span text:style-name="T39">MAN PAGES</text:span></text:p>
      <text:p text:style-name="P7"><text:span text:style-name="T39"/></text:p>
      <text:p text:style-name="P9">Linux içerisindeki kodları ezberlememize gerek yoktur. Linux komutların ne işe yaradığını gösteren bir mekanizma sağlar. <text:span text:style-name="T43">(</text:span><text:a xlink:type="simple" xlink:href="https://www.man7.org/linux/man-pages/index.html" text:style-name="Internet_20_link" text:visited-style-name="Visited_20_Internet_20_Link"><text:span text:style-name="Citation"><text:span text:style-name="T43">https://www.man7.org/linux/man-pages/index.html</text:span></text:span></text:a><text:span text:style-name="T43">)</text:span></text:p>
      <text:p text:style-name="P10"><text:line-break/>Linux Man Pages içinde komutlar 8 kategoriye ayrılmıştır.</text:p>
      <text:p text:style-name="P10"/>
      <text:p text:style-name="P10">“<text:span text:style-name="T11">man</text:span>” komutu ile çalışır. Örneğin <text:span text:style-name="T11">which</text:span> komutu <text:span text:style-name="T44">ile </text:span><text:span text:style-name="T45">alakalı</text:span><text:span text:style-name="T44"> komutlara</text:span> bakmak istersek <text:span text:style-name="T47">aşağıdaki şekilde yapabiliriz. Burada -k ile komutun içinde veya açıklamasının içinde which geçenleri aradık.</text:span></text:p>
      <text:p text:style-name="P10"/>
      <text:p text:style-name="P10"><draw:frame text:anchor-type="paragraph" draw:z-index="14" draw:name="Metin Çerçevesi 11" draw:style-name="gr4" draw:text-style-name="P219" svg:width="15.029cm" svg:height="0.708cm" svg:x="0.182cm" svg:y="0.065cm"><draw:text-box><text:p text:style-name="P218"><text:span text:style-name="T118">man -k which</text:span></text:p></draw:text-box></draw:frame><text:line-break/><text:line-break/></text:p>
      <text:p text:style-name="P10"><draw:frame draw:style-name="fr2" draw:name="Görüntü4" text:anchor-type="char" svg:width="18.002cm" svg:height="4.927cm" draw:z-index="13"><draw:image xlink:href="Pictures/10000000000003CC0000010A9A64FA81E08ED953.png" xlink:type="simple" xlink:show="embed" xlink:actuate="onLoad" draw:mime-type="image/png"/></draw:frame></text:p>
      <text:p text:style-name="P11"><text:span text:style-name="T11">which</text:span> komutunun ne işe yaradığını öğrenmek istersek</text:p>
      <text:p text:style-name="P11"/>
      <text:p text:style-name="P11"><draw:frame text:anchor-type="paragraph" draw:z-index="16" draw:name="Metin Çerçevesi 12" draw:style-name="gr4" draw:text-style-name="P219" svg:width="15.029cm" svg:height="0.708cm" svg:x="0.182cm" svg:y="0.065cm"><draw:text-box><text:p text:style-name="P218"><text:span text:style-name="T118">man which</text:span></text:p></draw:text-box></draw:frame></text:p>
      <text:p text:style-name="P11"/>
      <text:p text:style-name="P11"><draw:frame draw:style-name="fr4" draw:name="Görüntü5" text:anchor-type="char" svg:width="18.002cm" svg:height="10.823cm" draw:z-index="15"><draw:image xlink:href="Pictures/10000000000003C300000243A5E6BB32C0633C61.png" xlink:type="simple" xlink:show="embed" xlink:actuate="onLoad" draw:mime-type="image/png"/></draw:frame><text:line-break/><text:span text:style-name="T46">Yukarıda dikkat edilmesi gereken bir diğer nokta</text:span><text:span text:style-name="T13"> [ ] </text:span><text:span text:style-name="T46">köşeli parantez içinde kullanabileceğim opsiyonlar var.</text:span></text:p>
      <text:p text:style-name="P11"/>
      <text:p text:style-name="P12">Köşeli parantez bu opsiyonların zorunlu olmadığını gösterir.</text:p>
      <text:p text:style-name="P12"><text:soft-page-break/></text:p>
      <text:p text:style-name="P13">Eğer zorunlu bir kullanım olursa <text:span text:style-name="T11">&lt; &gt;</text:span> ile gösterilir.</text:p>
      <text:p text:style-name="P13"/>
      <text:p text:style-name="P13"/>
      <text:p text:style-name="P13"><draw:frame text:anchor-type="paragraph" draw:z-index="19" draw:name="Metin Çerçevesi 14" draw:style-name="gr4" draw:text-style-name="P219" svg:width="15.029cm" svg:height="0.708cm" svg:x="0.182cm" svg:y="-0.268cm"><draw:text-box><text:p text:style-name="P218"><text:span text:style-name="T118">which [ -a ] &lt;OPTION&gt; filename ...</text:span></text:p></draw:text-box></draw:frame></text:p>
      <text:p text:style-name="P13"/>
      <text:p text:style-name="P14">Eğer veya işareti kullanmak istersek bu opsiyonlar içerisinde<text:span text:style-name="T11"> |</text:span> işareti kullanırız. Burada veya bildiğimiz lojikteki gibi değil de, bu ikisinden biri ile çalıştırabilirsiniz anlamında.<text:line-break/></text:p>
      <text:p text:style-name="P14"/>
      <text:p text:style-name="P14"><draw:frame text:anchor-type="paragraph" draw:z-index="20" draw:name="Metin Çerçevesi 15" draw:style-name="gr4" draw:text-style-name="P219" svg:width="15.029cm" svg:height="0.708cm" svg:x="0.182cm" svg:y="-0.268cm"><draw:text-box><text:p text:style-name="P218"><text:span text:style-name="T118">which [ -a | -b ] &lt;OPTION&gt; filename ...</text:span></text:p></draw:text-box></draw:frame></text:p>
      <text:p text:style-name="P14"/>
      <text:p text:style-name="P14">Eğer birden fazla opsiyonu aynı anda kullanmak istersek;</text:p>
      <text:p text:style-name="P14"/>
      <text:p text:style-name="P14"/>
      <text:p text:style-name="P14"><draw:frame text:anchor-type="paragraph" draw:z-index="21" draw:name="Metin Çerçevesi 16" draw:style-name="gr4" draw:text-style-name="P219" svg:width="15.029cm" svg:height="0.708cm" svg:x="0.182cm" svg:y="-0.268cm"><draw:text-box><text:p text:style-name="P218"><text:span text:style-name="T118">which [ -a , -b, -c ] &lt;OPTION&gt; filename ...</text:span></text:p></draw:text-box></draw:frame></text:p>
      <text:p text:style-name="P14"/>
      <text:p text:style-name="P13"/>
      <text:p text:style-name="P15">Örneğin bir komut arıyoruz ve bu komutun klasörleri listeleme ile ilgili olduğunu biliyoruz.<text:line-break/><text:line-break/></text:p>
      <text:p text:style-name="P15"><draw:frame text:anchor-type="paragraph" draw:z-index="22" draw:name="Metin Çerçevesi 17" draw:style-name="gr4" draw:text-style-name="P219" svg:width="15.029cm" svg:height="0.708cm" svg:x="0.182cm" svg:y="-0.268cm"><draw:text-box><text:p text:style-name="P218"><text:span text:style-name="T118">man -k “list directory”</text:span></text:p></draw:text-box></draw:frame></text:p>
      <text:p text:style-name="P13"/>
      <text:p text:style-name="P13"><draw:frame draw:style-name="fr2" draw:name="Görüntü7" text:anchor-type="char" svg:width="18.002cm" svg:height="2.302cm" draw:z-index="23"><draw:image xlink:href="Pictures/10000000000003B200000079C01D7A813E07870F.png" xlink:type="simple" xlink:show="embed" xlink:actuate="onLoad" draw:mime-type="image/png"/></draw:frame><text:line-break/><text:span text:style-name="T48">Burada görüyoruz ki “</text:span><text:span text:style-name="T14">ls</text:span><text:span text:style-name="T48">” komutu ile listeleme yapabiliyoruz.</text:span></text:p>
      <text:p text:style-name="P13"/>
      <text:p text:style-name="P16">Sadece ls komutu için arama yaparsak aşağıdaki gibi bir sonuç alırız.</text:p>
      <text:p text:style-name="P16"/>
      <text:p text:style-name="P16"><draw:frame text:anchor-type="paragraph" draw:z-index="24" draw:name="Metin Çerçevesi 18" draw:style-name="gr4" draw:text-style-name="P219" svg:width="15.029cm" svg:height="0.708cm" svg:x="0.182cm" svg:y="-0.268cm"><draw:text-box><text:p text:style-name="P218"><text:span text:style-name="T118">man ls</text:span></text:p></draw:text-box></draw:frame></text:p>
      <text:p text:style-name="P16"/>
      <text:p text:style-name="P16"><draw:frame draw:style-name="fr4" draw:name="Görüntü8" text:anchor-type="char" svg:width="18.002cm" svg:height="8.938cm" draw:z-index="25"><draw:image xlink:href="Pictures/100000000000052C00000329112BC66C51B4E4BF.png" xlink:type="simple" xlink:show="embed" xlink:actuate="onLoad" draw:mime-type="image/png"/></draw:frame><text:line-break/></text:p>
      <text:p text:style-name="P17"><text:soft-page-break/>Şimdi yukarıdaki ls komutunu kullanalım.</text:p>
      <text:p text:style-name="P17"/>
      <text:p text:style-name="P17"><draw:frame text:anchor-type="paragraph" draw:z-index="26" draw:name="Metin Çerçevesi 19" draw:style-name="gr4" draw:text-style-name="P219" svg:width="15.029cm" svg:height="0.708cm" svg:x="0.182cm" svg:y="-0.268cm"><draw:text-box><text:p text:style-name="P218"><text:span text:style-name="T118">ls</text:span></text:p></draw:text-box></draw:frame></text:p>
      <text:p text:style-name="P17"/>
      <text:p text:style-name="P17"><draw:frame draw:style-name="fr2" draw:name="Görüntü9" text:anchor-type="char" svg:width="18.002cm" svg:height="0.863cm" draw:z-index="27"><draw:image xlink:href="Pictures/10000000000003FE000000315B09F410845C1B72.png" xlink:type="simple" xlink:show="embed" xlink:actuate="onLoad" draw:mime-type="image/png"/></draw:frame></text:p>
      <text:p text:style-name="P17"/>
      <text:p text:style-name="P18">Detaylı bir listeleme yapmak istersek <text:span text:style-name="T11">-l</text:span> opsiyonunu kullanırız.</text:p>
      <text:p text:style-name="P18"/>
      <text:p text:style-name="P18"><draw:frame text:anchor-type="paragraph" draw:z-index="28" draw:name="Metin Çerçevesi 20" draw:style-name="gr4" draw:text-style-name="P219" svg:width="15.029cm" svg:height="0.708cm" svg:x="0.182cm" svg:y="-0.268cm"><draw:text-box><text:p text:style-name="P218"><text:span text:style-name="T118">ls -l</text:span></text:p></draw:text-box></draw:frame></text:p>
      <text:p text:style-name="P18"/>
      <text:p text:style-name="P18"><draw:frame draw:style-name="fr1" draw:name="Görüntü10" text:anchor-type="char" svg:x="0.265cm" svg:y="0cm" svg:width="16.806cm" svg:height="5.884cm" draw:z-index="29"><draw:image xlink:href="Pictures/100000000000031A0000011640BD53C705A507E4.png" xlink:type="simple" xlink:show="embed" xlink:actuate="onLoad" draw:mime-type="image/png"/></draw:frame></text:p>
      <text:p text:style-name="P18"/>
      <text:p text:style-name="P19"><text:span text:style-name="Emphasis">Dosyalar arasında aşağı yukarı gezinebilmemizi “</text:span><text:span text:style-name="Emphasis"><text:span text:style-name="T11">cd</text:span></text:span><text:span text:style-name="Emphasis">” komutu ile sağlıyoruz. Ancak burada man komutunu cd komutu ile kullanamıyoruz. </text:span><text:span text:style-name="Emphasis"><text:span text:style-name="T49">Bu durumda “help cd” ile bu bilgiye ulaşabiliriz. Man ile açıklaması bulunmayanlara bu şekilde ulaşılabilir.</text:span></text:span></text:p>
      <text:p text:style-name="P19"><text:span text:style-name="Emphasis"/></text:p>
      <text:p text:style-name="P19"><text:span text:style-name="Emphasis"/></text:p>
      <text:p text:style-name="P20"><text:span text:style-name="Emphasis"><text:span text:style-name="T40">Input &amp; Output</text:span></text:span></text:p>
      <text:p text:style-name="P19"><text:span text:style-name="Emphasis"/></text:p>
      <text:p text:style-name="P19"/>
      <text:p text:style-name="P19"><draw:frame draw:style-name="fr3" draw:name="Görüntü11" text:anchor-type="char" svg:x="5.085cm" svg:y="0cm" svg:width="7.832cm" svg:height="6.562cm" draw:z-index="30"><draw:image xlink:href="Pictures/10000000000001720000013622B1CECAB1180C5B.png" xlink:type="simple" xlink:show="embed" xlink:actuate="onLoad" draw:mime-type="image/png"/></draw:frame></text:p>
      <text:p text:style-name="P19"/>
      <text:p text:style-name="P21"/>
      <text:p text:style-name="P21">Burada düzgün çalışan bir komut Standart Output olarak ekrana gelir, ancak hatalı girilen veya hatalı sonuç veren bir komut Standard Error olarak ekrana gelir.</text:p>
      <text:p text:style-name="P18"/>
      <text:p text:style-name="P24"/>
      <text:p text:style-name="P18"/>
      <text:p text:style-name="P24"><text:soft-page-break/>Input &amp; Output numaralandırmaları şu şekildedir</text:p>
      <text:p text:style-name="P17"/>
      <text:list text:style-name="L2">
        <text:list-item>
          <text:p text:style-name="P208">Standard Input --&gt; 0</text:p>
          <text:p text:style-name="P208"/>
        </text:list-item>
        <text:list-item>
          <text:p text:style-name="P208">Standard Output --&gt; 1</text:p>
        </text:list-item>
      </text:list>
      <text:p text:style-name="P24"/>
      <text:list text:continue-numbering="true" text:style-name="L2">
        <text:list-item>
          <text:p text:style-name="P208">Standard Error --&gt; 2</text:p>
        </text:list-item>
      </text:list>
      <text:p text:style-name="P17"/>
      <text:p text:style-name="P17"/>
      <text:p text:style-name="P21">Örnek ile ilerlersek;</text:p>
      <text:p text:style-name="P21"/>
      <text:p text:style-name="P93">Düzgün biçimde çalışan komut</text:p>
      <text:p text:style-name="P21"/>
      <text:p text:style-name="P21"><draw:frame text:anchor-type="paragraph" draw:z-index="32" draw:name="Metin Çerçevesi 21" draw:style-name="gr4" draw:text-style-name="P219" svg:width="15.029cm" svg:height="0.708cm" svg:x="0.182cm" svg:y="-0.268cm"><draw:text-box><text:p text:style-name="P218"><text:span text:style-name="T118">cal</text:span></text:p></draw:text-box></draw:frame></text:p>
      <text:p text:style-name="P21"/>
      <text:p text:style-name="P21"><draw:frame draw:style-name="fr3" draw:name="Görüntü12" text:anchor-type="char" svg:x="0.032cm" svg:y="0cm" svg:width="13.272cm" svg:height="4.72cm" draw:z-index="31"><draw:image xlink:href="Pictures/1000000000000273000000DFDD70E1DB323A744C.png" xlink:type="simple" xlink:show="embed" xlink:actuate="onLoad" draw:mime-type="image/png"/></draw:frame></text:p>
      <text:p text:style-name="P93">Hatalı çalışan komut</text:p>
      <text:p text:style-name="P21"/>
      <text:p text:style-name="P17"><draw:frame draw:style-name="fr2" draw:name="Görüntü13" text:anchor-type="char" svg:width="18.002cm" svg:height="4.695cm" draw:z-index="33"><draw:image xlink:href="Pictures/10000000000003DD0000010244679D7A0E9C4FD9.png" xlink:type="simple" xlink:show="embed" xlink:actuate="onLoad" draw:mime-type="image/png"/></draw:frame></text:p>
      <text:p text:style-name="P21">Yukarıda görüldüğü üzere “cal” komutu için “-u” opsiyonu bulunmamaktadır.</text:p>
      <text:p text:style-name="P21"/>
      <text:p text:style-name="P21"/>
      <text:p text:style-name="P22"><text:span text:style-name="T34">Komut Yönlendirme </text:span><text:span text:style-name="T11">(</text:span><text:span text:style-name="T34">Redirecting</text:span><text:span text:style-name="T11">)</text:span></text:p>
      <text:p text:style-name="P22"><text:span text:style-name="T11"/></text:p>
      <text:p text:style-name="P22">Input akışlarını gördükten sonra bu kanallardan aktarılan verileri bir dosyaya veya komuta aktarmayı görelim.</text:p>
      <text:p text:style-name="P22"/>
      <text:p text:style-name="P23">Mesela “date” komutu ile güncel tarihi elde ederiz. Peki ben bu komutu input olarak verdiğimde output olarak aldığım veriyi date.txt isimli bir dosyaya aktarmak istersem ne yapmalıyım ?</text:p>
      <text:p text:style-name="P23"/>
      <text:p text:style-name="P23">Bu sorunun cevabı şu şekilde;</text:p>
      <text:p text:style-name="P23"/>
      <text:p text:style-name="P23"><draw:frame text:anchor-type="paragraph" draw:z-index="34" draw:name="Metin Çerçevesi 22" draw:style-name="gr4" draw:text-style-name="P219" svg:width="15.029cm" svg:height="0.708cm" svg:x="0.182cm" svg:y="-0.268cm"><draw:text-box><text:p text:style-name="P218"><text:span text:style-name="T118">date 1&gt; date.txt</text:span></text:p></draw:text-box></draw:frame></text:p>
      <text:p text:style-name="P23"/>
      <text:p text:style-name="P23"><draw:frame draw:style-name="fr3" draw:name="Görüntü14" text:anchor-type="char" svg:x="0.28cm" svg:y="0cm" svg:width="13.441cm" svg:height="1.799cm" draw:z-index="35"><draw:image xlink:href="Pictures/100000000000027B000000554D973B93AE356E1A.png" xlink:type="simple" xlink:show="embed" xlink:actuate="onLoad" draw:mime-type="image/png"/></draw:frame><text:soft-page-break/></text:p>
      <text:p text:style-name="P23"><draw:frame draw:style-name="fr2" draw:name="Görüntü15" text:anchor-type="char" svg:width="18.002cm" svg:height="1.926cm" draw:z-index="36"><draw:image xlink:href="Pictures/1000000000000381000000600C7E52FD346073A1.png" xlink:type="simple" xlink:show="embed" xlink:actuate="onLoad" draw:mime-type="image/png"/></draw:frame></text:p>
      <text:p text:style-name="P23">Yukarıda da görüldüğü üzere 1 numaralı kanaldan <text:span text:style-name="T50">yani Standard Output cevabını date.txt içerisine aktardık.</text:span></text:p>
      <text:p text:style-name="P23"/>
      <text:p text:style-name="P25">Bu komutu tekrar çalıştırırsak date.txt içerisindeki veriyi yeni komut ile ezer. </text:p>
      <text:p text:style-name="P25"/>
      <text:p text:style-name="P25">Peki ben yeniden çalıştırdığım komut çıktısını altına eklemek istersem ne yapmalıyım?</text:p>
      <text:p text:style-name="P25"/>
      <text:p text:style-name="P25">Bunun için aşağıdaki komutu kullanabiliriz.</text:p>
      <text:p text:style-name="P25"/>
      <text:p text:style-name="P25"><draw:frame text:anchor-type="paragraph" draw:z-index="37" draw:name="Metin Çerçevesi 23" draw:style-name="gr4" draw:text-style-name="P219" svg:width="15.029cm" svg:height="0.708cm" svg:x="0.182cm" svg:y="-0.268cm"><draw:text-box><text:p text:style-name="P218"><text:span text:style-name="T118">date 1&gt;&gt; date.txt</text:span></text:p></draw:text-box></draw:frame></text:p>
      <text:p text:style-name="P23"/>
      <text:p text:style-name="P23"><draw:frame draw:style-name="fr2" draw:name="Görüntü16" text:anchor-type="char" svg:width="18.002cm" svg:height="2.043cm" draw:z-index="38"><draw:image xlink:href="Pictures/100000000000036800000063BC611BC59D1E23B6.png" xlink:type="simple" xlink:show="embed" xlink:actuate="onLoad" draw:mime-type="image/png"/></draw:frame></text:p>
      <text:p text:style-name="P25">Sonuç yukarıdaki gibi olacaktır.</text:p>
      <text:p text:style-name="P25"/>
      <text:p text:style-name="P26">Burada 1 numaralı kanaldan gelenleri date.txt içine yönlendirdim. Peki 2 numaralı kanaldan gelenleri de ayrı bir dosyaya yönlendirmek istersek ne yapmalıyız ?</text:p>
      <text:p text:style-name="P26"/>
      <text:p text:style-name="P26"><draw:frame text:anchor-type="paragraph" draw:z-index="39" draw:name="Metin Çerçevesi 24" draw:style-name="gr4" draw:text-style-name="P219" svg:width="15.029cm" svg:height="0.708cm" svg:x="0.182cm" svg:y="-0.268cm"><draw:text-box><text:p text:style-name="P218"><text:span text:style-name="T118">date 1&gt;&gt; date.txt 2&gt;&gt; error.txt</text:span></text:p></draw:text-box></draw:frame></text:p>
      <text:p text:style-name="P27"/>
      <text:p text:style-name="P26"><draw:frame draw:style-name="fr5" draw:name="Görüntü17" text:anchor-type="char" svg:width="18.002cm" svg:height="5.166cm" draw:z-index="40"><draw:image xlink:href="Pictures/100000000000036E000000FC84D7F70D7599FC8D.png" xlink:type="simple" xlink:show="embed" xlink:actuate="onLoad" draw:mime-type="image/png"/></draw:frame><draw:frame draw:style-name="fr1" draw:name="Görüntü18" text:anchor-type="char" svg:x="0.085cm" svg:y="5.637cm" svg:width="18.002cm" svg:height="2.134cm" draw:z-index="41"><draw:image xlink:href="Pictures/100000000000037E0000006A3EDA014AECFFE097.png" xlink:type="simple" xlink:show="embed" xlink:actuate="onLoad" draw:mime-type="image/png"/></draw:frame></text:p>
      <text:p text:style-name="P26"><draw:frame draw:style-name="fr1" draw:name="Görüntü19" text:anchor-type="char" svg:x="0.106cm" svg:y="0.025cm" svg:width="18.002cm" svg:height="2.297cm" draw:z-index="42"><draw:image xlink:href="Pictures/10000000000003870000008B9B5F39B7E079B0EB.png" xlink:type="simple" xlink:show="embed" xlink:actuate="onLoad" draw:mime-type="image/png"/></draw:frame></text:p>
      <text:p text:style-name="P27"><text:soft-page-break/>Yukarıda da görüldüğü üzere 2 numaralı kanaldan bir hata çıktısı olmadığı için herhangi bir veri yazılmamıştır.</text:p>
      <text:p text:style-name="P27"/>
      <text:p text:style-name="P28">Hata üretebilen bir komut girersek;</text:p>
      <text:p text:style-name="P28"/>
      <text:p text:style-name="P28"/>
      <text:p text:style-name="P26"><draw:frame text:anchor-type="paragraph" draw:z-index="43" draw:name="Metin Çerçevesi 25" draw:style-name="gr4" draw:text-style-name="P219" svg:width="15.029cm" svg:height="0.708cm" svg:x="0.182cm" svg:y="-0.268cm"><draw:text-box><text:p text:style-name="P218"><text:span text:style-name="T118">date shdhslhdlshd 1&gt;&gt; date.txt 2&gt;&gt; error.txt</text:span></text:p></draw:text-box></draw:frame></text:p>
      <text:p text:style-name="P26"><draw:frame draw:style-name="fr3" draw:name="Görüntü20" text:anchor-type="char" svg:x="0.101cm" svg:y="0.445cm" svg:width="12.467cm" svg:height="2.328cm" draw:z-index="44"><draw:image xlink:href="Pictures/100000000000024D0000006E79AC1DCF05E693B1.png" xlink:type="simple" xlink:show="embed" xlink:actuate="onLoad" draw:mime-type="image/png"/></draw:frame><draw:frame draw:style-name="fr1" draw:name="Görüntü21" text:anchor-type="char" svg:x="0.143cm" svg:y="3.196cm" svg:width="13.737cm" svg:height="2.794cm" draw:z-index="45"><draw:image xlink:href="Pictures/10000000000002890000008494B5F8CE85DBF2B6.png" xlink:type="simple" xlink:show="embed" xlink:actuate="onLoad" draw:mime-type="image/png"/></draw:frame><text:lin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9">Yukarıda görüldüğü üzere 2 numaralı standard error taraflı çıktıdan gelen hatalı işlemde yeni bir satır eklendi fakat 1 numaralı standard output çıktısı olmadığı için date.txt içerisine herhangi bir şey eklenmedi.</text:p>
      <text:p text:style-name="P29"/>
      <text:p text:style-name="P30">Standard Input içinde bir veri aktarabiliriz. Bunun için daha sonradan göreceğimiz “<text:span text:style-name="T11">cat</text:span>” komutunu kullanalım.</text:p>
      <text:p text:style-name="P30"/>
      <text:p text:style-name="P30"><draw:frame text:anchor-type="paragraph" draw:z-index="46" draw:name="Metin Çerçevesi 26" draw:style-name="gr4" draw:text-style-name="P219" svg:width="15.029cm" svg:height="0.708cm" svg:x="0.182cm" svg:y="-0.268cm"><draw:text-box><text:p text:style-name="P218"><text:span text:style-name="T118">cat 0&lt; date.txt</text:span></text:p></draw:text-box></draw:frame></text:p>
      <text:p text:style-name="P30"/>
      <text:p text:style-name="P30"><draw:frame draw:style-name="fr2" draw:name="Görüntü22" text:anchor-type="char" svg:width="18.002cm" svg:height="2.268cm" draw:z-index="47"><draw:image xlink:href="Pictures/1000000000000398000000743BFAB5044203BA0B.png" xlink:type="simple" xlink:show="embed" xlink:actuate="onLoad" draw:mime-type="image/png"/></draw:frame></text:p>
      <text:p text:style-name="P30"/>
      <text:p text:style-name="P31">Görüldüğü üzere önceden date.txt içine eklenen 3 satırlık <text:span text:style-name="T51">verileri</text:span> bu şekilde okuyabiliyoruz.</text:p>
      <text:p text:style-name="P31"/>
      <text:p text:style-name="P32">Buradan “<text:span text:style-name="T15">cat</text:span>” <text:span text:style-name="T52">komutu ile</text:span> aldığımız verileri “<text:span text:style-name="T11">hello.txt</text:span>” isimli dosyaya yazdır<text:span text:style-name="T53">alım. Eğer bir hata olursa da “</text:span><text:span text:style-name="T16">error.txt</text:span><text:span text:style-name="T53">” içerisine bunu yazdıralım.</text:span><text:line-break/></text:p>
      <text:p text:style-name="P32"/>
      <text:p text:style-name="P32"><draw:frame text:anchor-type="paragraph" draw:z-index="48" draw:name="Metin Çerçevesi 27" draw:style-name="gr4" draw:text-style-name="P219" svg:width="15.029cm" svg:height="0.708cm" svg:x="0.182cm" svg:y="-0.268cm"><draw:text-box><text:p text:style-name="P218"><text:span text:style-name="T118">cat 0&lt; date.txt 1&gt;&gt; hello.txt 2&gt;&gt; error.txt</text:span></text:p></draw:text-box></draw:frame></text:p>
      <text:p text:style-name="P32"/>
      <text:p text:style-name="P33">Başarılı şekilde çalıştığı için “<text:span text:style-name="T11">hello.txt</text:span>” dosyası şu şekilde olacaktır.</text:p>
      <text:p text:style-name="P33"><draw:frame draw:style-name="fr1" draw:name="Görüntü23" text:anchor-type="char" svg:x="0.026cm" svg:y="0.381cm" svg:width="17.357cm" svg:height="4.022cm" draw:z-index="49"><draw:image xlink:href="Pictures/1000000000000334000000BED14C289EDBFA5FA7.png" xlink:type="simple" xlink:show="embed" xlink:actuate="onLoad" draw:mime-type="image/png"/></draw:frame></text:p>
      <text:p text:style-name="P34"><text:soft-page-break/>Kullandığımız terminaller de aslında birer dosyadan ibarettir.</text:p>
      <text:p text:style-name="P34"/>
      <text:p text:style-name="P34">2 ayrı terminal açalım ve birinden diğerine bir input yollamayı deneyelim.</text:p>
      <text:p text:style-name="P34"/>
      <text:p text:style-name="P34"><draw:frame draw:style-name="fr4" draw:name="Görüntü24" text:anchor-type="char" svg:width="18.002cm" svg:height="8.423cm" draw:z-index="50"><draw:image xlink:href="Pictures/10000000000006D30000029EAEA5AD2E55D93AA0.png" xlink:type="simple" xlink:show="embed" xlink:actuate="onLoad" draw:mime-type="image/png"/></draw:frame></text:p>
      <text:p text:style-name="P35">Yukarıda görüldüğü üzere her terminal ayrı birer dosya konumuna işaret etmektedir.</text:p>
      <text:p text:style-name="P35"/>
      <text:p text:style-name="P35">Şimdi 1. terminal içerisinde “<text:span text:style-name="T11">date.txt</text:span>” içerisinde yazanları input olarak 2. terminale aktaralım.</text:p>
      <text:p text:style-name="P35"/>
      <text:p text:style-name="P35"><draw:frame draw:style-name="fr2" draw:name="Görüntü25" text:anchor-type="char" svg:width="18.002cm" svg:height="6.392cm" draw:z-index="51"><draw:image xlink:href="Pictures/10000000000006C4000001D8A2D2E742C1A5B27F.png" xlink:type="simple" xlink:show="embed" xlink:actuate="onLoad" draw:mime-type="image/png"/></draw:frame></text:p>
      <text:p text:style-name="P35">Yukarıdaki gibi bir çıktı alırız.Yani Linux içindeki herşey birer dosyadan oluşmaktadır.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6"><text:soft-page-break/><text:span text:style-name="T34">Komut Birleştirme</text:span> <text:span text:style-name="T34">(Piping)</text:span></text:p>
      <text:p text:style-name="P36"><text:span text:style-name="T34"/></text:p>
      <text:p text:style-name="P36"><draw:frame draw:style-name="fr2" draw:name="Görüntü26" text:anchor-type="char" svg:width="18.002cm" svg:height="7.142cm" draw:z-index="52"><draw:image xlink:href="Pictures/10000000000003F2000001BF211B65780C5A8571.png" xlink:type="simple" xlink:show="embed" xlink:actuate="onLoad" draw:mime-type="image/png"/></draw:frame></text:p>
      <text:p text:style-name="P36"><text:span text:style-name="T34"/></text:p>
      <text:p text:style-name="P37">Yukarıda da anlaşılacağı üzere bir basamakta işlem yapıp çıktıyı diğer bir adıma aktararak devam eden süreçtir.</text:p>
      <text:p text:style-name="P37"/>
      <text:p text:style-name="P38">Burada “<text:span text:style-name="T11">cut</text:span>” komutunu da kullanacağız. Bu komutu “<text:span text:style-name="T11">man</text:span>” komutu ile incelersek;</text:p>
      <text:p text:style-name="P38"/>
      <text:p text:style-name="P38"><draw:frame text:anchor-type="paragraph" draw:z-index="53" draw:name="Metin Çerçevesi 28" draw:style-name="gr4" draw:text-style-name="P219" svg:width="15.029cm" svg:height="0.708cm" svg:x="0.182cm" svg:y="-0.268cm"><draw:text-box><text:p text:style-name="P218"><text:span text:style-name="T118">man cut</text:span></text:p></draw:text-box></draw:frame></text:p>
      <text:p text:style-name="P36"><text:span text:style-name="T34"/></text:p>
      <text:p text:style-name="P36"><draw:frame draw:style-name="fr2" draw:name="Görüntü27" text:anchor-type="char" svg:width="18.002cm" svg:height="8.156cm" draw:z-index="54"><draw:image xlink:href="Pictures/10000000000003D300000257865B3F13A4C041A6.png" xlink:type="simple" xlink:show="embed" xlink:actuate="onLoad" draw:mime-type="image/png"/></draw:frame><text:span text:style-name="T34"/></text:p>
      <text:p text:style-name="P39">Bu komut aslında bildiğimiz <text:span text:style-name="T54">kopyalama</text:span> komutudur. Yukarıda da ayrıntılı bir şekilde görebiliriz.</text:p>
      <text:p text:style-name="P36"><text:span text:style-name="T34"/></text:p>
      <text:p text:style-name="P4">Bir örnek üzerinden gidecek olursak;</text:p>
      <text:p text:style-name="P4"><draw:frame text:anchor-type="paragraph" draw:z-index="55" draw:name="Metin Çerçevesi 29" draw:style-name="gr4" draw:text-style-name="P219" svg:width="15.029cm" svg:height="0.708cm" svg:x="0.182cm" svg:y="0.176cm"><draw:text-box><text:p text:style-name="P218"><text:span text:style-name="T118">date 1&gt;&gt; date.txt</text:span></text:p></draw:text-box></draw:frame></text:p>
      <text:p text:style-name="P4"/>
      <text:p text:style-name="P36"><text:span text:style-name="T34"/></text:p>
      <text:p text:style-name="P40">Önceki örneklerde olduğu gibi <text:span text:style-name="T11">date</text:span> komutu <text:s/>üzerinden ilerliyoruz ve mevcut zamanı <text:span text:style-name="T11">date.txt</text:span> dosyası üzerine ekliyoruz.</text:p>
      <text:p text:style-name="P40"/>
      <text:p text:style-name="P40"/>
      <text:p text:style-name="P40"/>
      <text:p text:style-name="P40"><text:soft-page-break/></text:p>
      <text:p text:style-name="P40">Şimdi ise <text:span text:style-name="T11">date.txt</text:span> dosyası içerisindeki bu veriyi keselim.</text:p>
      <text:p text:style-name="P40"><draw:frame text:anchor-type="paragraph" draw:z-index="56" draw:name="Metin Çerçevesi 30" draw:style-name="gr4" draw:text-style-name="P219" svg:width="15.029cm" svg:height="0.708cm" svg:x="0.182cm" svg:y="0.452cm"><draw:text-box><text:p text:style-name="P218"><text:span text:style-name="T118">cut 0&lt; date.txt --delimiter " " --fields 3 </text:span></text:p></draw:text-box></draw:frame></text:p>
      <text:p text:style-name="P40"/>
      <text:p text:style-name="P40"/>
      <text:p text:style-name="P40"/>
      <text:p text:style-name="P41">Yukarıda yaptığımız işlemi şu şekilde açıklayabiliriz.</text:p>
      <text:p text:style-name="P41"/>
      <text:p text:style-name="P94"><draw:frame draw:style-name="fr1" draw:name="Görüntü28" text:anchor-type="char" svg:x="0.048cm" svg:y="0cm" svg:width="13.843cm" svg:height="2.794cm" draw:z-index="57"><draw:image xlink:href="Pictures/100000000000028E000000843532B18A2F87A6BC.png" xlink:type="simple" xlink:show="embed" xlink:actuate="onLoad" draw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><draw:frame draw:style-name="fr2" draw:name="Görüntü29" text:anchor-type="char" svg:width="18.002cm" svg:height="2.842cm" draw:z-index="58"><draw:image xlink:href="Pictures/100000000000036A0000008A0A9DC94332B2ADD8.png" xlink:type="simple" xlink:show="embed" xlink:actuate="onLoad" draw:mime-type="image/png"/></draw:frame></text:p>
      <text:p text:style-name="P42">İlk olarak<text:span text:style-name="T11"> date.txt</text:span> içerisindeki verileri cut komutunun input verisi olarak aldık. Daha sonra bu veriyi boşluk ile ayırdık ve 4. sütunu almak istedik. Sonuç olarakta 2023 verisini elde ettik.</text:p>
      <text:p text:style-name="P42"/>
      <text:p text:style-name="P42"/>
      <text:p text:style-name="P43">Peki bunu daha kısa nasıl yapabiliriz?</text:p>
      <text:p text:style-name="P43"/>
      <text:p text:style-name="P43"><draw:frame text:anchor-type="paragraph" draw:z-index="59" draw:name="Metin Çerçevesi 31" draw:style-name="gr4" draw:text-style-name="P219" svg:width="15.029cm" svg:height="0.708cm" svg:x="0.182cm" svg:y="0.452cm"><draw:text-box><text:p text:style-name="P218"><text:span text:style-name="T118">date | cut -d " " -f 4 </text:span></text:p></draw:text-box></draw:frame></text:p>
      <text:p text:style-name="P41"/>
      <text:p text:style-name="P41"/>
      <text:p text:style-name="P40"/>
      <text:p text:style-name="P43">Yukarıdaki işlemde aynı şekilde çalışacaktır. Burada “<text:span text:style-name="T11">|</text:span>” ile bir önceki komutun çıktısı sonraki kısma aktarılır.</text:p>
      <text:p text:style-name="P43"/>
      <text:p text:style-name="P44">Bu sonucu da “years.txt” klasörünün içine aktarırsak;</text:p>
      <text:p text:style-name="P44"><draw:frame text:anchor-type="paragraph" draw:z-index="60" draw:name="Metin Çerçevesi 32" draw:style-name="gr4" draw:text-style-name="P219" svg:width="15.029cm" svg:height="0.708cm" svg:x="0.182cm" svg:y="0.452cm"><draw:text-box><text:p text:style-name="P218"><text:span text:style-name="T118">date | cut -d " " -f 4 1&gt;&gt; years.txt</text:span></text:p></draw:text-box></draw:frame></text:p>
      <text:p text:style-name="P44"/>
      <text:p text:style-name="P44"/>
      <text:p text:style-name="P45">bu şekilde çalıştırabiliriz.</text:p>
      <text:p text:style-name="P45"/>
      <text:p text:style-name="P45"/>
      <text:p text:style-name="P46">Ancak burada bir problem var. O da aşağıdaki komutu çalıştırırsak;</text:p>
      <text:p text:style-name="P44"><draw:frame text:anchor-type="paragraph" draw:z-index="61" draw:name="Metin Çerçevesi 33" draw:style-name="gr4" draw:text-style-name="P219" svg:width="15.029cm" svg:height="0.708cm" svg:x="0.182cm" svg:y="0.452cm"><draw:text-box><text:p text:style-name="P218"><text:span text:style-name="T118">date &gt; date.txt | cut -d “ ” -f 4</text:span></text:p></draw:text-box></draw:frame></text:p>
      <text:p text:style-name="P44"/>
      <text:p text:style-name="P44"/>
      <text:p text:style-name="P46">Bu komutu çalıştırırsak;</text:p>
      <text:p text:style-name="P44"/>
      <text:p text:style-name="P44"><draw:frame draw:style-name="fr1" draw:name="Görüntü30" text:anchor-type="char" svg:x="0cm" svg:y="0.106cm" svg:width="18.002cm" svg:height="2.787cm" draw:z-index="62"><draw:image xlink:href="Pictures/10000000000003DC0000009994014454493AA6C4.png" xlink:type="simple" xlink:show="embed" xlink:actuate="onLoad" draw:mime-type="image/png"/></draw:frame></text:p>
      <text:p text:style-name="P44"/>
      <text:p text:style-name="P46"><text:soft-page-break/>Yukarıda görüldüğü üzere işlemime farklı bir input ile devam edemem <text:span text:style-name="T55">çünkü bizim pipe sürecimize bir veri dönmüyor</text:span>. Bunun için farklı bir çözüm yapacağız.</text:p>
      <text:p text:style-name="P46"/>
      <text:p text:style-name="P46"/>
      <text:p text:style-name="P189">Tee Komutu</text:p>
      <text:p text:style-name="P44"/>
      <text:p text:style-name="P47"><draw:frame draw:style-name="fr1" draw:name="Görüntü31" text:anchor-type="char" svg:x="3.434cm" svg:y="0.333cm" svg:width="8.467cm" svg:height="5.355cm" draw:z-index="63"><draw:image xlink:href="Pictures/1000000100000190000000FDE9194913C0A1C5D6.png" xlink:type="simple" xlink:show="embed" xlink:actuate="onLoad" draw:mime-type="image/pn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8">Burada tee komutu ile yukarı yapamadığımız file yazma işleminden sonra bir çıktı alamama sorununu bu şekilde çözüyoruz.</text:p>
      <text:p text:style-name="P48"/>
      <text:p text:style-name="P48"><draw:frame text:anchor-type="paragraph" draw:z-index="64" draw:name="Metin Çerçevesi 34" draw:style-name="gr4" draw:text-style-name="P219" svg:width="15.029cm" svg:height="0.708cm" svg:x="0.182cm" svg:y="0.118cm"><draw:text-box><text:p text:style-name="P218"><text:span text:style-name="T118">date | tee date_tee.txt | cut -d “ “ -f 1 <text:s/>&gt; days.txt</text:span></text:p></draw:text-box></draw:frame></text:p>
      <text:p text:style-name="P48"/>
      <text:p text:style-name="P48"/>
      <text:p text:style-name="P49"/>
      <text:p text:style-name="P49"/>
      <text:p text:style-name="P49"/>
      <text:p text:style-name="P49">Süreci uzatıp days.txt dosyasına yazdıktan sonra bunu bide terminale yazsın istersek;</text:p>
      <text:p text:style-name="P49"/>
      <text:p text:style-name="P49"><draw:frame text:anchor-type="paragraph" draw:z-index="65" draw:name="Metin Çerçevesi 35" draw:style-name="gr4" draw:text-style-name="P219" svg:width="15.029cm" svg:height="0.708cm" svg:x="0.182cm" svg:y="0.118cm"><draw:text-box><text:p text:style-name="P218"><text:span text:style-name="T118">date | tee date_tee.txt | cut -d “ “ -f 1 | tee days.txt | cat</text:span></text:p></draw:text-box></draw:frame></text:p>
      <text:p text:style-name="P49"/>
      <text:p text:style-name="P49"><draw:frame draw:style-name="fr1" draw:name="Görüntü32" text:anchor-type="char" svg:x="0.153cm" svg:y="0.169cm" svg:width="16.679cm" svg:height="2.625cm" draw:z-index="66"><draw:image xlink:href="Pictures/10000000000003140000007CFA51AE6D525361BB.png" xlink:type="simple" xlink:show="embed" xlink:actuate="onLoad" draw:mime-type="image/png"/></draw:frame></text:p>
      <text:p text:style-name="P49"/>
      <text:p text:style-name="P190">Xarg Komutu</text:p>
      <text:p text:style-name="P49"/>
      <text:p text:style-name="P49"><draw:frame text:anchor-type="paragraph" draw:z-index="67" draw:name="Metin Çerçevesi 36" draw:style-name="gr4" draw:text-style-name="P219" svg:width="15.029cm" svg:height="0.708cm" svg:x="0.182cm" svg:y="0.118cm"><draw:text-box><text:p text:style-name="P218"><text:span text:style-name="T118">date | echo</text:span></text:p></draw:text-box></draw:frame></text:p>
      <text:p text:style-name="P49"/>
      <text:p text:style-name="P49"/>
      <text:p text:style-name="P50">Yukarıdaki piping mantığına göre burada ekrana date komutundan gelen output değeri yazılmalı fakat boş yazılıyor.</text:p>
      <text:p text:style-name="P50"/>
      <text:p text:style-name="P51">Burada echo terminal input olarak alınıyor ve aşağıdaki gibi yaparsak yazacaktır ama amacımıza ulaşmış olmayız bu şekilde.</text:p>
      <text:p text:style-name="P51"/>
      <text:p text:style-name="P51"><draw:frame text:anchor-type="paragraph" draw:z-index="68" draw:name="Metin Çerçevesi 38" draw:style-name="gr4" draw:text-style-name="P219" svg:width="15.029cm" svg:height="0.708cm" svg:x="0.182cm" svg:y="0.118cm"><draw:text-box><text:p text:style-name="P218"><text:span text:style-name="T118">echo hello</text:span></text:p></draw:text-box></draw:frame></text:p>
      <text:p text:style-name="P51"/>
      <text:p text:style-name="P51"><draw:frame text:anchor-type="paragraph" draw:z-index="69" draw:name="Metin Çerçevesi 37" draw:style-name="gr4" draw:text-style-name="P219" svg:width="15.029cm" svg:height="0.708cm" svg:x="0.182cm" svg:y="0.118cm"><draw:text-box><text:p text:style-name="P218"><text:span text:style-name="T118">date | echo hello <text:s text:c="2"/></text:span></text:p></draw:text-box></draw:frame></text:p>
      <text:p text:style-name="P51"/>
      <text:p text:style-name="P52"><text:soft-page-break/></text:p>
      <text:p text:style-name="P53">Yukarıda pipe üzerinden gelen bir standart input kabul etmiyor.</text:p>
      <text:p text:style-name="P53"/>
      <text:p text:style-name="P53"><draw:frame text:anchor-type="paragraph" draw:z-index="70" draw:name="Metin Çerçevesi 39" draw:style-name="gr4" draw:text-style-name="P219" svg:width="15.029cm" svg:height="0.708cm" svg:x="0.182cm" svg:y="0.118cm"><draw:text-box><text:p text:style-name="P218"><text:span text:style-name="T118">date | xargs echo</text:span></text:p></draw:text-box></draw:frame></text:p>
      <text:p text:style-name="P51"/>
      <text:p text:style-name="P51"><draw:frame draw:style-name="fr1" draw:name="Görüntü33" text:anchor-type="char" svg:x="0.164cm" svg:y="0.212cm" svg:width="15.6cm" svg:height="1.08cm" draw:z-index="71"><draw:image xlink:href="Pictures/10000000000002E100000033F0DB8EA76E3A191F.png" xlink:type="simple" xlink:show="embed" xlink:actuate="onLoad" draw:mime-type="image/png"/></draw:frame></text:p>
      <text:p text:style-name="P51"/>
      <text:p text:style-name="P51"/>
      <text:p text:style-name="P51"/>
      <text:p text:style-name="P54">Yukarıda görüldüğü üzere “<text:span text:style-name="T11">xargs</text:span>” <text:span text:style-name="T56">komutu</text:span> ile date komutunun çıktısını echo için bir input olarak verebildik.</text:p>
      <text:p text:style-name="P54"/>
      <text:p text:style-name="P54"><draw:frame text:anchor-type="paragraph" draw:z-index="72" draw:name="Metin Çerçevesi 40" draw:style-name="gr4" draw:text-style-name="P219" svg:width="15.029cm" svg:height="0.708cm" svg:x="0.182cm" svg:y="0.118cm"><draw:text-box><text:p text:style-name="P218"><text:span text:style-name="T118">date | xargs echo “hello”</text:span></text:p></draw:text-box></draw:frame></text:p>
      <text:p text:style-name="P54"/>
      <text:p text:style-name="P54"/>
      <text:p text:style-name="P55">Yazarsak echo komutu öncelikle kendi input değerini daha sonra xargs ile geleni alır.</text:p>
      <text:p text:style-name="P55"/>
      <text:p text:style-name="P55"><draw:frame draw:style-name="fr1" draw:name="Görüntü34" text:anchor-type="char" svg:x="-0.016cm" svg:y="0cm" svg:width="13.885cm" svg:height="1.143cm" draw:z-index="73"><draw:image xlink:href="Pictures/1000000000000290000000365B06097A5EDC18A2.png" xlink:type="simple" xlink:show="embed" xlink:actuate="onLoad" draw:mime-type="image/png"/></draw:frame></text:p>
      <text:p text:style-name="P54"/>
      <text:p text:style-name="P54"/>
      <text:p text:style-name="P54"/>
      <text:p text:style-name="P56">Şimdi ilk olarak <text:span text:style-name="T11">new_file.txt</text:span> adında bir dosya oluşturalım.</text:p>
      <text:p text:style-name="P56"/>
      <text:p text:style-name="P57">Bu dosyanın içinde 3 adet </text:p>
      <text:p text:style-name="P57"/>
      <text:p text:style-name="P57">file1.txt</text:p>
      <text:p text:style-name="P57">file2.txt</text:p>
      <text:p text:style-name="P57">file3.txt</text:p>
      <text:p text:style-name="P57"/>
      <text:p text:style-name="P57">şeklinde satır bulunmaktadır.</text:p>
      <text:p text:style-name="P57"/>
      <text:p text:style-name="P57">Ben bu satırları alıp 3 ayrı dosya oluşturabilmek istiyorum</text:p>
      <text:p text:style-name="P57"/>
      <text:p text:style-name="P57">Oluşturma komutu “<text:span text:style-name="T11">touch</text:span>” olmaktadır.</text:p>
      <text:p text:style-name="P54"><draw:frame draw:style-name="fr1" draw:name="Görüntü35" text:anchor-type="char" svg:x="0.016cm" svg:y="0.423cm" svg:width="14.965cm" svg:height="3.577cm" draw:z-index="74"><draw:image xlink:href="Pictures/10000000000002C3000000A9C6CF94939F39E923.png" xlink:type="simple" xlink:show="embed" xlink:actuate="onLoad" draw:mime-type="image/png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8">Ancak hata almaktayız. Echo komutu gibi yapabiliriz.</text:p>
      <text:p text:style-name="P58"/>
      <text:p text:style-name="P58"><draw:frame text:anchor-type="paragraph" draw:z-index="75" draw:name="Metin Çerçevesi 41" draw:style-name="gr4" draw:text-style-name="P219" svg:width="15.029cm" svg:height="0.708cm" svg:x="0.182cm" svg:y="0.118cm"><draw:text-box><text:p text:style-name="P218"><text:span text:style-name="T118">cat new_file.txt | xargs touch</text:span></text:p></draw:text-box></draw:frame></text:p>
      <text:p text:style-name="P54"/>
      <text:p text:style-name="P54"/>
      <text:p text:style-name="P58">Yukarıdaki komut çalıştırılırsa 3 ayrı dosyanın oluştuğunu görürüz.</text:p>
      <text:p text:style-name="P58"/>
      <text:p text:style-name="P59">Şimdi bu oluşturulan dosyaları silmek istersek;</text:p>
      <text:p text:style-name="P59"/>
      <text:p text:style-name="P59"><draw:frame text:anchor-type="paragraph" draw:z-index="76" draw:name="Metin Çerçevesi 42" draw:style-name="gr4" draw:text-style-name="P219" svg:width="15.029cm" svg:height="0.708cm" svg:x="0.182cm" svg:y="0.118cm"><draw:text-box><text:p text:style-name="P218"><text:span text:style-name="T118">cat new_file.txt | xargs rm</text:span></text:p></draw:text-box></draw:frame></text:p>
      <text:p text:style-name="P54"/>
      <text:p text:style-name="P54"/>
      <text:p text:style-name="P54"><text:soft-page-break/></text:p>
      <text:p text:style-name="P191">ALIAS</text:p>
      <text:p text:style-name="P54"/>
      <text:p text:style-name="P60">Eğer elimizde devamlı kullandığımız komutlar varsa bunları kısaltarak bir alternatif komut ismi atanabilir.</text:p>
      <text:p text:style-name="P60"/>
      <text:p text:style-name="P61">Aşağıda ls komutu ile detaylı olarak dosyalarımız listeleyelim.</text:p>
      <text:p text:style-name="P61"/>
      <text:p text:style-name="P61"><draw:frame draw:style-name="fr3" draw:name="Görüntü36" text:anchor-type="char" svg:x="0.058cm" svg:y="0cm" svg:width="12.342cm" svg:height="11.647cm" draw:z-index="77"><draw:image xlink:href="Pictures/10000000000002FC000002D161436B4F080A1F8D.png" xlink:type="simple" xlink:show="embed" xlink:actuate="onLoad" draw:mime-type="image/png"/></draw:frame></text:p>
      <text:p text:style-name="P62">Yukarıda görüldüğü üzere “.” ile başlayanlar gizli dosyadır.</text:p>
      <text:p text:style-name="P62"/>
      <text:p text:style-name="P63">Alias oluşturmak için de gizli bir “<text:span text:style-name="T11">.bash_aliases</text:span>” isminde dosya oluşturmamız gerekiyor.</text:p>
      <text:p text:style-name="P63"/>
      <text:p text:style-name="P64">Mesela az önce kullandığımız bir komutu<text:span text:style-name="T57">n benzerini</text:span> ele alalım.</text:p>
      <text:p text:style-name="P64"/>
      <text:p text:style-name="P64"><draw:frame text:anchor-type="paragraph" draw:z-index="78" draw:name="Metin Çerçevesi 43" draw:style-name="gr4" draw:text-style-name="P219" svg:width="15.029cm" svg:height="0.708cm" svg:x="0.182cm" svg:y="0.118cm"><draw:text-box><text:p text:style-name="P218"><text:span text:style-name="T118">date | tee date_tee.txt | cut -d “ “ -f 1 | tee days.txt | echo “hello”</text:span></text:p></draw:text-box></draw:frame></text:p>
      <text:p text:style-name="P54"/>
      <text:p text:style-name="P54"/>
      <text:p text:style-name="P65">Bu komutu sürekli kullandığımızı varsayalım.</text:p>
      <text:p text:style-name="P65"/>
      <text:p text:style-name="P65"><draw:frame draw:style-name="fr2" draw:name="Görüntü37" text:anchor-type="char" svg:width="18.002cm" svg:height="1.877cm" draw:z-index="79"><draw:image xlink:href="Pictures/100000000000037C0000005D61DDBEAEF22DEDEC.png" xlink:type="simple" xlink:show="embed" xlink:actuate="onLoad" draw:mime-type="image/png"/></draw:frame></text:p>
      <text:p text:style-name="P66">Bunu her kullanmak istediğimde uzun uzun yazmak yerin<text:span text:style-name="T58">e</text:span> bunu<text:span text:style-name="T11"> tarihkaydet </text:span>isimli bir komuta ata<text:span text:style-name="T59">r</text:span>sak neler olur görelim.</text:p>
      <text:p text:style-name="P66"/>
      <text:p text:style-name="P67">Burada <text:span text:style-name="T11">.bash_aliases</text:span> isimli dosyayı aşağıdaki şekilde değiştirmemiz gerekiyor.</text:p>
      <text:p text:style-name="P54"/>
      <text:p text:style-name="P54"/>
      <text:p text:style-name="P54"/>
      <text:p text:style-name="P54"><draw:frame draw:style-name="fr2" draw:name="Görüntü38" text:anchor-type="char" svg:width="18.002cm" svg:height="2.35cm" draw:z-index="80"><draw:image xlink:href="Pictures/100000000000038800000076F2F221BC3A6F8017.png" xlink:type="simple" xlink:show="embed" xlink:actuate="onLoad" draw:mime-type="image/png"/></draw:frame><text:soft-page-break/></text:p>
      <text:p text:style-name="P68">Bu şekilde kaydediyoruz <text:span text:style-name="T60">ve tüm terminaller kapatıp tekrar açıyoruz.</text:span></text:p>
      <text:p text:style-name="P68"/>
      <text:p text:style-name="P69"><draw:frame draw:style-name="fr2" draw:name="Görüntü39" text:anchor-type="char" svg:width="18.002cm" svg:height="2.221cm" draw:z-index="81"><draw:image xlink:href="Pictures/10000000000003FD0000007E340FB16935599602.png" xlink:type="simple" xlink:show="embed" xlink:actuate="onLoad" draw:mime-type="image/png"/></draw:frame></text:p>
      <text:p text:style-name="P54"><draw:frame draw:style-name="fr2" draw:name="Görüntü40" text:anchor-type="char" svg:width="18.002cm" svg:height="1.453cm" draw:z-index="82"><draw:image xlink:href="Pictures/1000000000000388000000491B10751084A9FA03.png" xlink:type="simple" xlink:show="embed" xlink:actuate="onLoad" draw:mime-type="image/png"/></draw:frame></text:p>
      <text:p text:style-name="P54"/>
      <text:p text:style-name="P54"><draw:frame draw:style-name="fr2" draw:name="Görüntü41" text:anchor-type="char" svg:width="18.002cm" svg:height="2.399cm" draw:z-index="83"><draw:image xlink:href="Pictures/100000000000037D00000077650FBABAD2B932E6.png" xlink:type="simple" xlink:show="embed" xlink:actuate="onLoad" draw:mime-type="image/png"/></draw:frame></text:p>
      <text:p text:style-name="P54"/>
      <text:p text:style-name="P70">Yukarıda görüldüğü gibi alias olarak atadığımız <text:span text:style-name="T11">tarihkaydet</text:span> komutu düzgün şekilde çalışıyor.</text:p>
      <text:p text:style-name="P54"/>
      <text:p text:style-name="P71">Yeni bir alias daha oluşturalım ve adı da <text:span text:style-name="T11">takvimkaydet</text:span> olsun. </text:p>
      <text:p text:style-name="P54"/>
      <text:p text:style-name="P54"><draw:frame draw:style-name="fr2" draw:name="Görüntü42" text:anchor-type="char" svg:width="18.002cm" svg:height="2.198cm" draw:z-index="84"><draw:image xlink:href="Pictures/100000000000038D0000006F2B2EBEC1947A2DCC.png" xlink:type="simple" xlink:show="embed" xlink:actuate="onLoad" draw:mime-type="image/png"/></draw:frame></text:p>
      <text:p text:style-name="P54"/>
      <text:p text:style-name="P72">Yukarıda görüldüğü üzere <text:span text:style-name="T11">xargs</text:span> komutu kullanıldı. Çünkü bunu bir argüman olarak kullanmak istiyorum.</text:p>
      <text:p text:style-name="P72"/>
      <text:p text:style-name="P72"><draw:frame text:anchor-type="paragraph" draw:z-index="85" draw:name="Metin Çerçevesi 44" draw:style-name="gr4" draw:text-style-name="P219" svg:width="15.029cm" svg:height="0.708cm" svg:x="0.182cm" svg:y="0.118cm"><draw:text-box><text:p text:style-name="P218"><text:span text:style-name="T118">echo “5 2023” | <text:s/>takvimkaydet</text:span></text:p></draw:text-box></draw:frame></text:p>
      <text:p text:style-name="P54"/>
      <text:p text:style-name="P54"/>
      <text:p text:style-name="P73">Yukarıdaki komut çalışınca mayıstan 1 ay önce ve sonrası <text:span text:style-name="T61">arasını</text:span> <text:span text:style-name="T11">takvim.txt</text:span> içerisine yazmasını bekliyoruz.</text:p>
      <text:p text:style-name="P73"/>
      <text:p text:style-name="P73"><draw:frame draw:style-name="fr2" draw:name="Görüntü43" text:anchor-type="char" svg:width="18.002cm" svg:height="4.948cm" draw:z-index="86"><draw:image xlink:href="Pictures/1000000000000391000000FB1E0612DE69819298.png" xlink:type="simple" xlink:show="embed" xlink:actuate="onLoad" draw:mime-type="image/png"/></draw:frame></text:p>
      <text:p text:style-name="P73"><text:soft-page-break/></text:p>
      <text:p text:style-name="P192">Linux Klasör ve Dosya Sistemi</text:p>
      <text:p text:style-name="P54"/>
      <text:p text:style-name="P54"/>
      <text:p text:style-name="P54"><draw:frame draw:style-name="fr2" draw:name="Görüntü44" text:anchor-type="char" svg:width="18.002cm" svg:height="0.714cm" draw:z-index="87"><draw:image xlink:href="Pictures/10000000000003BC0000002690851E4CFDD969F6.png" xlink:type="simple" xlink:show="embed" xlink:actuate="onLoad" draw:mime-type="image/png"/></draw:frame></text:p>
      <text:p text:style-name="P75">Terminal açıldığında bizi karşılayan ve işlemleri üzerinden yaptığımız ifadenin anlamı;<text:line-break/><text:line-break/>- <text:s text:c="2"/>“<text:span text:style-name="T11">usrht</text:span>” <text:span text:style-name="T62">kısmı terminalde işlem yapan kullanıcıyı<text:line-break/><text:line-break/>- <text:s text:c="2"/>@ ifadesinden sonra gelen “</text:span><text:span text:style-name="T17">usrht-VirtualBox</text:span><text:span text:style-name="T62">” ise hostname olmaktadır.</text:span></text:p>
      <text:p text:style-name="P75"/>
      <text:p text:style-name="P91">- <text:s text:c="2"/>“~” tilda işareti ise işlem yapılan konumu bize vermektedir.</text:p>
      <text:p text:style-name="P76"/>
      <text:p text:style-name="P76"><text:span text:style-name="T64">- <text:s text:c="2"/>Aslında bu tilda ifadesi </text:span><text:span text:style-name="T18">/home/usrht </text:span><text:span text:style-name="T64">ifadesinin yerine geçmektedir. Kök dizindir yani en tepede yer alan klasördür.</text:span><text:span text:style-name="T63"> </text:span><text:span text:style-name="T62"><text:line-break/></text:span></text:p>
      <text:p text:style-name="P77">- <text:s text:c="2"/>$ işareti ise sıradan bir kullacının işlem yaptığı anlamına gelir</text:p>
      <text:p text:style-name="P77"/>
      <text:p text:style-name="P77">- <text:s text:c="2"/># işareti olursa burada admin yetkileriyle donatılmış daha fazla yetkili kullanıcı olduğu anlamına gelir.</text:p>
      <text:p text:style-name="P77"/>
      <text:p text:style-name="P77"><draw:frame draw:style-name="fr1" draw:name="Görüntü45" text:anchor-type="char" svg:x="0.048cm" svg:y="0.042cm" svg:width="15.621cm" svg:height="1.905cm" draw:z-index="88"><draw:image xlink:href="Pictures/10000000000002E20000005A4AA83FB043E89F00.png" xlink:type="simple" xlink:show="embed" xlink:actuate="onLoad" draw:mime-type="image/png"/></draw:frame></text:p>
      <text:p text:style-name="P74"/>
      <text:p text:style-name="P54"/>
      <text:p text:style-name="P54"/>
      <text:p text:style-name="P54"/>
      <text:p text:style-name="P78">Yukarıda yazdığımız pwd (print working directory) ile <text:span text:style-name="T65">bize tilda ile gelen ifade gelmektedir.</text:span></text:p>
      <text:p text:style-name="P78"/>
      <text:p text:style-name="P79">“<text:span text:style-name="T11">ls</text:span>” komutu ile ise bu konumdaki klasörleri listeleyebiliriz. <text:span text:style-name="T66">Bunu daha önce de incelemiştik.</text:span></text:p>
      <text:p text:style-name="P79"/>
      <text:p text:style-name="P80">Mavi renktekiler klasörü, beyazlar ise dosyaları simgeler.</text:p>
      <text:p text:style-name="P79"/>
      <text:p text:style-name="P79"><draw:frame draw:style-name="fr2" draw:name="Görüntü46" text:anchor-type="char" svg:width="18.002cm" svg:height="2.196cm" draw:z-index="89"><draw:image xlink:href="Pictures/10000000000003C7000000763A7D0DA4418680E1.png" xlink:type="simple" xlink:show="embed" xlink:actuate="onLoad" draw:mime-type="image/png"/></draw:frame></text:p>
      <text:p text:style-name="P79"/>
      <text:p text:style-name="P81">Eğer -l opsiyonuyla çalıştırırsak</text:p>
      <text:p text:style-name="P81"/>
      <text:p text:style-name="P81"><draw:frame draw:style-name="fr1" draw:name="Görüntü47" text:anchor-type="char" svg:x="0.016cm" svg:y="0cm" svg:width="14.542cm" svg:height="3.366cm" draw:z-index="90"><draw:image xlink:href="Pictures/10000000000002AF0000009F888D8A28B7E77F74.png" xlink:type="simple" xlink:show="embed" xlink:actuate="onLoad" draw:mime-type="image/png"/></draw:frame></text:p>
      <text:p text:style-name="P79"/>
      <text:p text:style-name="P79"/>
      <text:p text:style-name="P79"/>
      <text:p text:style-name="P79"/>
      <text:p text:style-name="P79"/>
      <text:p text:style-name="P79"/>
      <text:p text:style-name="P82"/>
      <text:p text:style-name="P83"><text:span text:style-name="T72">1. kolon yetkilendirmeyi </text:span><text:span text:style-name="T20">(-rw-rw-r--)</text:span></text:p>
      <text:p text:style-name="P90">2. kolon (hardlink) kısayol sayısını belirtir. <text:span text:style-name="T11">(1)</text:span></text:p>
      <text:p text:style-name="P90">3. kolon dosyanın sahibi olan kullanıcıyı <text:span text:style-name="T11">(usrht)</text:span></text:p>
      <text:p text:style-name="P90">4. kolon dosyanın sahibi olan grubu <text:span text:style-name="T11">(usrht)</text:span></text:p>
      <text:p text:style-name="P90">5. kolon dosyanın kapasitesini <text:span text:style-name="T11">(29)</text:span></text:p>
      <text:p text:style-name="P90">6. kolon dosyanın oluşturulma zamanını <text:span text:style-name="T11">(Kas 3 15:49)</text:span></text:p>
      <text:p text:style-name="P90"><text:soft-page-break/>7. kolon ise dosya veya klasörün adını belirtir. <text:span text:style-name="T11">(date_tee.txt)</text:span></text:p>
      <text:p text:style-name="P83"><text:line-break/>eğer başında d ile başlıyorsa “directory” yani bir klasör olduğunu, bunun yerine sadece - varsa bunun bir </text:p>
      <text:p text:style-name="P82">dosya olduğunu belirtir.</text:p>
      <text:p text:style-name="P82"/>
      <text:p text:style-name="P84">Bu işaretten sonra orada 9 hani bir grup var.</text:p>
      <text:p text:style-name="P84"/>
      <text:p text:style-name="P92">9 haneli grubu 3 ana parçaya ayırabiliriz</text:p>
      <text:p text:style-name="P85"/>
      <text:p text:style-name="P85"><text:span text:style-name="T19">rwx/rwx/rwx</text:span><text:span text:style-name="T68"> olarak ve <text:line-break/><text:line-break/>- ilki dosyanın sahibi olan kullanıcının bu dosya üzerindeki yetkisini,<text:line-break/><text:line-break/>- ikincisi bu dosyanın sahibi olan grubun bu dosya üzerindeki etkisi</text:span></text:p>
      <text:p text:style-name="P85"/>
      <text:p text:style-name="P85">- <text:span text:style-name="T69">üçüncüsü ise dosya sahibinin ve sahibi olan grubun dışındaki kişilerin yetkilerini gösterir</text:span></text:p>
      <text:p text:style-name="P85"><text:line-break/>Bu 9 haneli gruplardan<text:line-break/><text:line-break/>Örneğin “<text:span text:style-name="T11">drwxr-xr-x</text:span>” <text:s/></text:p>
      <text:p text:style-name="P84"/>
      <text:p text:style-name="P86">d’den sonra gelen ilk 3 harf yani “<text:span text:style-name="T11">rwx</text:span>” <text:span text:style-name="T70">dosya sahibi</text:span> <text:span text:style-name="T67">kullanıcının bu dosya üzerindeki yetkilerini</text:span></text:p>
      <text:p text:style-name="P86"/>
      <text:list text:style-name="L3">
        <text:list-item>
          <text:p text:style-name="P209">r - read </text:p>
        </text:list-item>
        <text:list-item>
          <text:p text:style-name="P209">w - write</text:p>
        </text:list-item>
        <text:list-item>
          <text:p text:style-name="P209">x - execute</text:p>
        </text:list-item>
      </text:list>
      <text:p text:style-name="P87"/>
      <text:p text:style-name="P88">ikinci olarak gelen<text:span text:style-name="T11"> r-x</text:span> ise dosya sahibi olan grubun <text:span text:style-name="T71">yetkilerini</text:span></text:p>
      <text:p text:style-name="P95"/>
      <text:list text:style-name="L4">
        <text:list-item>
          <text:p text:style-name="P210">r - read</text:p>
        </text:list-item>
        <text:list-item>
          <text:p text:style-name="P210">x - execute</text:p>
        </text:list-item>
      </text:list>
      <text:p text:style-name="P88"/>
      <text:p text:style-name="P89">üçüncü olarak gelen<text:span text:style-name="T11"> r-x</text:span> ise aynı şekilde bu kişi ve grupların dışındaki kullanıcıların yetkilerini gösterir.</text:p>
      <text:p text:style-name="P89"/>
      <text:list text:continue-numbering="true" text:style-name="L4">
        <text:list-item>
          <text:p text:style-name="P211">r - read</text:p>
        </text:list-item>
        <text:list-item>
          <text:p text:style-name="P211">x - execute</text:p>
        </text:list-item>
      </text:list>
      <text:p text:style-name="P96"/>
      <text:p text:style-name="P96"/>
      <text:p text:style-name="P193">cd Komutu</text:p>
      <text:p text:style-name="P193"/>
      <text:p text:style-name="P100">Bu komut ile klasörler arası gezinebiliriz.</text:p>
      <text:p text:style-name="P100"/>
      <text:p text:style-name="P100">Bildiğimiz gibi ~ tilde işareti ile kök dizine ulaşabiliriz. Burada bunu da kullanabiliriz.</text:p>
      <text:p text:style-name="P100"/>
      <text:p text:style-name="P100"><draw:frame draw:style-name="fr1" draw:name="Görüntü48" text:anchor-type="char" svg:x="0.101cm" svg:y="0cm" svg:width="15.685cm" svg:height="2.35cm" draw:z-index="91"><draw:image xlink:href="Pictures/10000000000002E50000006F7B8046BE9FD0B872.png" xlink:type="simple" xlink:show="embed" xlink:actuate="onLoad" draw:mime-type="image/png"/></draw:frame></text:p>
      <text:p text:style-name="P193"/>
      <text:p text:style-name="P193"/>
      <text:p text:style-name="P193"/>
      <text:p text:style-name="P193"><draw:frame draw:style-name="fr1" draw:name="Görüntü49" text:anchor-type="char" svg:x="0.09cm" svg:y="0.42cm" svg:width="15.769cm" svg:height="2.625cm" draw:z-index="92"><draw:image xlink:href="Pictures/10000000000002E90000007C15995564BCA1E00E.png" xlink:type="simple" xlink:show="embed" xlink:actuate="onLoad" draw:mime-type="image/png"/></draw:frame></text:p>
      <text:p text:style-name="P193"/>
      <text:p text:style-name="P193"/>
      <text:p text:style-name="P193"/>
      <text:p text:style-name="P193"/>
      <text:p text:style-name="P193"/>
      <text:p text:style-name="P101"><text:soft-page-break/>Bildiğimiz üzere “<text:span text:style-name="T73">.</text:span>” <text:s/>bulunduğumuz konumu ifade eder. Yani bunu kullanarak ta bu konuma ulaşabiliriz.</text:p>
      <text:p text:style-name="P101">Şuan da zaten tilde (~) konumu olan<text:span text:style-name="T11"> /home/usrht</text:span> konumunda bulunmaktayız.</text:p>
      <text:p text:style-name="P101"/>
      <text:p text:style-name="P101"><text:s/><text:span text:style-name="T74">Bir klasör geri gitmek istersek tanıdık bir kullanım olan iki nokta ile bunu yaparız.</text:span></text:p>
      <text:p text:style-name="P101"><draw:frame draw:style-name="fr1" draw:name="Görüntü50" text:anchor-type="char" svg:x="0.101cm" svg:y="0.191cm" svg:width="13.018cm" svg:height="2.9cm" draw:z-index="93"><draw:image xlink:href="Pictures/10000000000002670000008920B96D6ACCD9A744.png" xlink:type="simple" xlink:show="embed" xlink:actuate="onLoad" draw:mime-type="image/png"/></draw:frame></text:p>
      <text:p text:style-name="P101"/>
      <text:p text:style-name="P193"/>
      <text:p text:style-name="P193"/>
      <text:p text:style-name="P193"/>
      <text:p text:style-name="P193"/>
      <text:p text:style-name="P193"/>
      <text:p text:style-name="P98"><text:span text:style-name="T75">Eğer ki 2 önceki klasör gitmek istersek;<text:line-break/><text:line-break/></text:span><draw:frame draw:style-name="fr1" draw:name="Görüntü51" text:anchor-type="char" svg:x="0.058cm" svg:y="0.995cm" svg:width="10.435cm" svg:height="3.133cm" draw:z-index="94"><draw:image xlink:href="Pictures/10000000000001ED0000009438D79AE2025A21AE.png" xlink:type="simple" xlink:show="embed" xlink:actuate="onLoad" draw:mime-type="image/png"/></draw:frame></text:p>
      <text:p text:style-name="P193"/>
      <text:p text:style-name="P193"/>
      <text:p text:style-name="P193"/>
      <text:p text:style-name="P193"/>
      <text:p text:style-name="P193"/>
      <text:p text:style-name="P102"/>
      <text:p text:style-name="P102">Yukarıda görüldüğü üzere 2 klasör öncesine yani kök dizine kadar indik. </text:p>
      <text:p text:style-name="P102"/>
      <text:p text:style-name="P103">Eğer sadece cd komutunu çalıştırırsak bu bizi <text:span text:style-name="T11">/home/usrht</text:span> konumuna götürür.</text:p>
      <text:p text:style-name="P103"/>
      <text:p text:style-name="P103"/>
      <text:p text:style-name="P194">WILDCARD</text:p>
      <text:p text:style-name="P194"/>
      <text:p text:style-name="P104">Arama yaparken kalıp olarak benzer isim taşıyan <text:span text:style-name="T76">dosya ve </text:span>klasörleri <text:span text:style-name="T76">tek bir komut ile bulma, silme ve diğer işlemlerde kullanmaya fayda sağlayan karakterlerdir.</text:span></text:p>
      <text:p text:style-name="P105"/>
      <text:p text:style-name="P105">Eğer 3 ayrı klasörün altında dosyaları <text:span text:style-name="T77">veya bulunduğum klasörün altındaki dosyaları listelemek istersem;</text:span></text:p>
      <text:p text:style-name="P105"><draw:frame draw:style-name="fr1" draw:name="Görüntü52" text:anchor-type="char" svg:x="0cm" svg:y="0.402cm" svg:width="18.002cm" svg:height="6.271cm" draw:z-index="95"><draw:image xlink:href="Pictures/10000000000003B60000014BDB1B96143E0B87FB.png" xlink:type="simple" xlink:show="embed" xlink:actuate="onLoad" draw:mime-type="image/png"/></draw:frame></text:p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6"><text:soft-page-break/><text:span text:style-name="T11">ls</text:span> komutundan sonra “<text:span text:style-name="T78">*</text:span>” ifadesi kullanılırsa bu klasörün altındaki herşey anlamına gelir.</text:p>
      <text:p text:style-name="P105"/>
      <text:p text:style-name="P105"><draw:frame draw:style-name="fr1" draw:name="Görüntü53" text:anchor-type="char" svg:x="0.101cm" svg:y="0.085cm" svg:width="16.15cm" svg:height="12.361cm" draw:z-index="96"><draw:image xlink:href="Pictures/10000000000002FB000002486FE8F58BDC1470BA.png" xlink:type="simple" xlink:show="embed" xlink:actuate="onLoad" draw:mime-type="image/png"/></draw:frame></text:p>
      <text:p text:style-name="P105"/>
      <text:p text:style-name="P107">Mesela “D” harfi ile başlayan <text:span text:style-name="T79">klasörleri</text:span> listelemek istersek;</text:p>
      <text:p text:style-name="P107"><draw:frame draw:style-name="fr1" draw:name="Görüntü54" text:anchor-type="char" svg:x="0.037cm" svg:y="0.46cm" svg:width="14.457cm" svg:height="4.064cm" draw:z-index="97"><draw:image xlink:href="Pictures/10000000000002AB000000C010FFAD8E5D7CAEC3.png" xlink:type="simple" xlink:show="embed" xlink:actuate="onLoad" draw:mime-type="image/png"/></draw:frame></text:p>
      <text:p text:style-name="P107"/>
      <text:p text:style-name="P107"/>
      <text:p text:style-name="P105"/>
      <text:p text:style-name="P104"><text:s/></text:p>
      <text:p text:style-name="P104"/>
      <text:p text:style-name="P104"/>
      <text:p text:style-name="P104"/>
      <text:p text:style-name="P104"/>
      <text:p text:style-name="P104"/>
      <text:p text:style-name="P104"/>
      <text:p text:style-name="P108">Eğer “<text:span text:style-name="T11">file</text:span>” ile başlayıp <text:span text:style-name="T81">arada </text:span><text:span text:style-name="T82">tek harfli</text:span><text:span text:style-name="T81"> bilinmeyen olup</text:span> <text:span text:style-name="T80">ve devamında “</text:span><text:span text:style-name="T21">.txt</text:span><text:span text:style-name="T80">”</text:span> ile biten olursa;</text:p>
      <text:p text:style-name="P108"><draw:frame draw:style-name="fr1" draw:name="Görüntü55" text:anchor-type="char" svg:x="0.037cm" svg:y="0.339cm" svg:width="17.039cm" svg:height="5.376cm" draw:z-index="98"><draw:image xlink:href="Pictures/1000000000000325000000FE29C286CB79DC5FB5.png" xlink:type="simple" xlink:show="embed" xlink:actuate="onLoad" draw:mime-type="image/png"/></draw:frame></text:p>
      <text:p text:style-name="P109"><text:soft-page-break/>Eğer “<text:span text:style-name="T11">file</text:span>” yazısından itibaren sadece <text:span text:style-name="T84">A-Z arası</text:span> büyük harf olmasını <text:span text:style-name="T83">ve devamında “</text:span><text:span text:style-name="T22">.txt</text:span><text:span text:style-name="T83">” </text:span><text:span text:style-name="T85">ile bitmesini</text:span> istersek;</text:p>
      <text:p text:style-name="P109"><draw:frame draw:style-name="fr1" draw:name="Görüntü56" text:anchor-type="char" svg:x="0cm" svg:y="0.381cm" svg:width="18.002cm" svg:height="5.613cm" draw:z-index="99"><draw:image xlink:href="Pictures/10000000000003550000010A5B3504B140F43287.png" xlink:type="simple" xlink:show="embed" xlink:actuate="onLoad" draw:mime-type="image/png"/></draw:frame></text:p>
      <text:p text:style-name="P109"/>
      <text:p text:style-name="P110">Yukarıdaki örnekten farklı olarak A-Z arası değil de sadece ondalık bir adet sayı olsun istersek;</text:p>
      <text:p text:style-name="P110"><draw:frame draw:style-name="fr1" draw:name="Görüntü57" text:anchor-type="char" svg:x="0.058cm" svg:y="0.339cm" svg:width="16.489cm" svg:height="3.789cm" draw:z-index="100"><draw:image xlink:href="Pictures/100000000000030B000000B336354BB6AC0F9691.png" xlink:type="simple" xlink:show="embed" xlink:actuate="onLoad" draw:mime-type="image/png"/></draw:frame></text:p>
      <text:p text:style-name="P110"/>
      <text:p text:style-name="P111"/>
      <text:p text:style-name="P195">Klasör ve Dosya Oluşturma Komutları</text:p>
      <text:p text:style-name="P109"/>
      <text:p text:style-name="P109"/>
      <text:p text:style-name="P112">Dosya oluşturma komutu “<text:span text:style-name="T11">touch</text:span>”</text:p>
      <text:p text:style-name="P109"/>
      <text:p text:style-name="P113"><text:span text:style-name="T11">file</text:span> ve <text:span text:style-name="T11">file2</text:span> isminde 2 dosya oluşturmak istersek;</text:p>
      <text:p text:style-name="P113"/>
      <text:p text:style-name="P113"><draw:frame text:anchor-type="paragraph" draw:z-index="101" draw:name="Metin Çerçevesi 45" draw:style-name="gr4" draw:text-style-name="P219" svg:width="15.029cm" svg:height="0.708cm" svg:x="0.182cm" svg:y="0.118cm"><draw:text-box><text:p text:style-name="P218"><text:span text:style-name="T118">touch file file2</text:span></text:p></draw:text-box></draw:frame></text:p>
      <text:p text:style-name="P113"/>
      <text:p text:style-name="P113"/>
      <text:p text:style-name="P113"/>
      <text:p text:style-name="P114">Eğer ki “<text:span text:style-name="T11">Documents</text:span>” klasörü içerisinde “<text:span text:style-name="T11">file</text:span><text:span text:style-name="T23">1.txt</text:span>” isminde bir <text:span text:style-name="T86">dosya</text:span> oluşturmak istersek;</text:p>
      <text:p text:style-name="P114"/>
      <text:p text:style-name="P114"><draw:frame text:anchor-type="paragraph" draw:z-index="102" draw:name="Metin Çerçevesi 46" draw:style-name="gr4" draw:text-style-name="P219" svg:width="15.029cm" svg:height="0.708cm" svg:x="0.182cm" svg:y="0.118cm"><draw:text-box><text:p text:style-name="P218"><text:span text:style-name="T118">touch ~/Documents/file1.txt</text:span></text:p></draw:text-box></draw:frame></text:p>
      <text:p text:style-name="P113"/>
      <text:p text:style-name="P113"/>
      <text:p text:style-name="P113"/>
      <text:p text:style-name="P115">Klasör oluşturma komutu “<text:span text:style-name="T11">mkdir</text:span>”</text:p>
      <text:p text:style-name="P115"/>
      <text:p text:style-name="P116">“folder1” isminde bir klasör oluşturalım.</text:p>
      <text:p text:style-name="P115"/>
      <text:p text:style-name="P115"><draw:frame text:anchor-type="paragraph" draw:z-index="103" draw:name="Metin Çerçevesi 47" draw:style-name="gr4" draw:text-style-name="P219" svg:width="15.029cm" svg:height="0.708cm" svg:x="0.076cm" svg:y="0.055cm"><draw:text-box><text:p text:style-name="P218"><text:span text:style-name="T118">mkdir folder1</text:span></text:p></draw:text-box></draw:frame></text:p>
      <text:p text:style-name="P113"/>
      <text:p text:style-name="P113"/>
      <text:p text:style-name="P113"/>
      <text:p text:style-name="P113"/>
      <text:p text:style-name="P117"><text:soft-page-break/>Eğer ki 2 ayrı klasör oluşturmak istersek;</text:p>
      <text:p text:style-name="P117"/>
      <text:p text:style-name="P118"><draw:frame text:anchor-type="paragraph" draw:z-index="104" draw:name="Metin Çerçevesi 48" draw:style-name="gr4" draw:text-style-name="P219" svg:width="15.029cm" svg:height="0.708cm" svg:x="0.076cm" svg:y="0.055cm"><draw:text-box><text:p text:style-name="P218"><text:span text:style-name="T118">mkdir folder1 folder2</text:span></text:p></draw:text-box></draw:frame></text:p>
      <text:p text:style-name="P113"/>
      <text:p text:style-name="P113"/>
      <text:p text:style-name="P118">Ancak şöyle de bir durum var, eğer ki komuttan sonra arasında boşluk bulunan bir klasör ismi yazmak istersek bunu kesme işaretiyle belirtmeliyiz aksi halde 2 ayrı klasör oluşturur.</text:p>
      <text:p text:style-name="P118"/>
      <text:p text:style-name="P118"><draw:frame text:anchor-type="paragraph" draw:z-index="105" draw:name="Metin Çerçevesi 49" draw:style-name="gr4" draw:text-style-name="P219" svg:width="15.029cm" svg:height="0.708cm" svg:x="0.076cm" svg:y="0.055cm"><draw:text-box><text:p text:style-name="P218"><text:span text:style-name="T118">mkdir “hello world”</text:span></text:p></draw:text-box></draw:frame></text:p>
      <text:p text:style-name="P113"/>
      <text:p text:style-name="P113"/>
      <text:p text:style-name="P99">NOT !</text:p>
      <text:p text:style-name="P99"/>
      <text:p text:style-name="P97">- Dosya veya klasör isimlerinde boşluk bırakılmaması önerilir.</text:p>
      <text:p text:style-name="P119"/>
      <text:p text:style-name="P119"/>
      <text:p text:style-name="P120">İç içe klasörler oluşturmak istersek;</text:p>
      <text:p text:style-name="P120"/>
      <text:p text:style-name="P120"><draw:frame text:anchor-type="paragraph" draw:z-index="106" draw:name="Metin Çerçevesi 50" draw:style-name="gr4" draw:text-style-name="P219" svg:width="15.029cm" svg:height="0.708cm" svg:x="0.076cm" svg:y="0.055cm"><draw:text-box><text:p text:style-name="P218"><text:span text:style-name="T118">mkdir folder3/folder2/folder1</text:span></text:p></draw:text-box></draw:frame></text:p>
      <text:p text:style-name="P113"/>
      <text:p text:style-name="P121">Eğer yukarıdaki komut çalıştırılırsa;</text:p>
      <text:p text:style-name="P121"/>
      <text:p text:style-name="P121"><draw:frame draw:style-name="fr2" draw:name="Görüntü58" text:anchor-type="char" svg:width="18.002cm" svg:height="2.82cm" draw:z-index="107"><draw:image xlink:href="Pictures/10000000000003D00000009994B9D0F3D0439A27.png" xlink:type="simple" xlink:show="embed" xlink:actuate="onLoad" draw:mime-type="image/png"/></draw:frame></text:p>
      <text:p text:style-name="P122">Yani klasörleri oluştururken üstündeki klasörü oluşturamaz.</text:p>
      <text:p text:style-name="P122"/>
      <text:p text:style-name="P122">Bunun için -p <text:span text:style-name="T87">(parent)</text:span> opsiyonunu ekliyoruz.</text:p>
      <text:p text:style-name="P122"/>
      <text:p text:style-name="P122"><draw:frame text:anchor-type="paragraph" draw:z-index="108" draw:name="Metin Çerçevesi 51" draw:style-name="gr4" draw:text-style-name="P219" svg:width="15.029cm" svg:height="0.708cm" svg:x="0.076cm" svg:y="0.055cm"><draw:text-box><text:p text:style-name="P218"><text:span text:style-name="T118">mkdir -p folder3/folder2/folder1</text:span></text:p></draw:text-box></draw:frame></text:p>
      <text:p text:style-name="P122"/>
      <text:p text:style-name="P122"/>
      <text:p text:style-name="P123">Bunu yazınca klasörleri oluşturmadan önce olmayan klasörleri sırayla oluşturur.</text:p>
      <text:p text:style-name="P123"/>
      <text:p text:style-name="P124">Eğer oluşturulan dosya detaylarını output olarak almak istersek -v (verbose) opsiyonunu da ekleriz.</text:p>
      <text:p text:style-name="P124"/>
      <text:p text:style-name="P124"><draw:frame text:anchor-type="paragraph" draw:z-index="109" draw:name="Metin Çerçevesi 52" draw:style-name="gr4" draw:text-style-name="P219" svg:width="15.029cm" svg:height="0.708cm" svg:x="0.182cm" svg:y="0.06cm"><draw:text-box><text:p text:style-name="P218"><text:span text:style-name="T118">mkdir -pv folder3/folder2/folder1</text:span></text:p></draw:text-box></draw:frame></text:p>
      <text:p text:style-name="P124"/>
      <text:p text:style-name="P124"><draw:frame draw:style-name="fr1" draw:name="Görüntü59" text:anchor-type="char" svg:x="0.101cm" svg:y="0.169cm" svg:width="17.801cm" svg:height="4.106cm" draw:z-index="110"><draw:image xlink:href="Pictures/1000000000000349000000C2D326397020C9D19A.png" xlink:type="simple" xlink:show="embed" xlink:actuate="onLoad" draw:mime-type="image/png"/></draw:frame></text:p>
      <text:p text:style-name="P124"/>
      <text:p text:style-name="P124"/>
      <text:p text:style-name="P124"/>
      <text:p text:style-name="P124"/>
      <text:p text:style-name="P124"><text:soft-page-break/></text:p>
      <text:p text:style-name="P125">Mesela bir klasör oluşturup daha sonra altında <text:span text:style-name="T88">belirlediğimiz yıllar ve onlara göre</text:span> tüm aylar için alt klasör oluşturursak;</text:p>
      <text:p text:style-name="P125"/>
      <text:p text:style-name="P125"><draw:frame draw:style-name="fr2" draw:name="Görüntü60" text:anchor-type="char" svg:width="18.002cm" svg:height="2.364cm" draw:z-index="111"><draw:image xlink:href="Pictures/10000000000003C70000007FED5913E1A05C7F1E.png" xlink:type="simple" xlink:show="embed" xlink:actuate="onLoad" draw:mime-type="image/png"/></draw:frame></text:p>
      <text:p text:style-name="P125"><draw:frame draw:style-name="fr2" draw:name="Görüntü61" text:anchor-type="char" svg:width="18.002cm" svg:height="10.663cm" draw:z-index="112"><draw:image xlink:href="Pictures/100000000000037D00000211B1B26ED23D673654.png" xlink:type="simple" xlink:show="embed" xlink:actuate="onLoad" draw:mime-type="image/png"/></draw:frame></text:p>
      <text:p text:style-name="P126">Belirtilen tüm yıllar için 12 ay için de bir klasör oluşturulmuştur.</text:p>
      <text:p text:style-name="P126"/>
      <text:p text:style-name="P127">Bu kod bloğunu daha kısa şekilde yazmak istersek;</text:p>
      <text:p text:style-name="P127"/>
      <text:p text:style-name="P127"><draw:frame text:anchor-type="paragraph" draw:z-index="113" draw:name="Metin Çerçevesi 53" draw:style-name="gr3" draw:text-style-name="P219" svg:width="17.985cm" svg:height="1.033cm" svg:x="0.076cm" svg:y="0.055cm"><draw:text-box><text:p text:style-name="P218"><text:span text:style-name="T118">mkdir {OCA,SUB,MAR,NIS,MAY,HAZ,TEM,AGU,EYL,EKI,KAS,ARA}_{2017..2023}</text:span></text:p></draw:text-box></draw:frame></text:p>
      <text:p text:style-name="P124"/>
      <text:p text:style-name="P124"/>
      <text:p text:style-name="P128">Bu klasörlerin içine dosyalar oluştursak ve bu dosya isimlerin <text:span text:style-name="T89">1</text:span>’d<text:span text:style-name="T89">e</text:span>n 100’e kadar gitsin istersek;</text:p>
      <text:p text:style-name="P128"/>
      <text:p text:style-name="P202"><draw:frame text:anchor-type="paragraph" draw:z-index="114" draw:name="Metin Çerçevesi 54" draw:style-name="gr3" draw:text-style-name="P219" svg:width="17.985cm" svg:height="1.033cm" svg:x="0.076cm" svg:y="0.055cm"><draw:text-box><text:p text:style-name="P218"><text:span text:style-name="T118">mkdir {OCA,SUB,MAR,NIS,MAY,HAZ,TEM,AGU,EYL,EKI,KAS,ARA}_{2017..2023}/file{1..100}</text:span></text:p></draw:text-box></draw:frame></text:p>
      <text:p text:style-name="P128"/>
      <text:p text:style-name="P128"/>
      <text:p text:style-name="P128"/>
      <text:p text:style-name="P196">Dosya Silme</text:p>
      <text:p text:style-name="P128"/>
      <text:p text:style-name="P124">“<text:span text:style-name="T24">rm</text:span>” <text:span text:style-name="T90">komutu ile silme işlemini gerçekleştirebiliriz.</text:span></text:p>
      <text:p text:style-name="P124"/>
      <text:p text:style-name="P124"><draw:frame text:anchor-type="paragraph" draw:z-index="115" draw:name="Metin Çerçevesi 55" draw:style-name="gr3" draw:text-style-name="P219" svg:width="17.985cm" svg:height="1.033cm" svg:x="0.076cm" svg:y="0.055cm"><draw:text-box><text:p text:style-name="P218"><text:span text:style-name="T118">rm file1.txt</text:span></text:p></draw:text-box></draw:frame></text:p>
      <text:p text:style-name="P124"/>
      <text:p text:style-name="P124"/>
      <text:p text:style-name="P124"/>
      <text:p text:style-name="P124"/>
      <text:p text:style-name="P129"><text:soft-page-break/>Mesela içerisinde “2” geçen dosyaları silmek istersek;</text:p>
      <text:p text:style-name="P129"/>
      <text:p text:style-name="P129"><draw:frame text:anchor-type="paragraph" draw:z-index="116" draw:name="Metin Çerçevesi 56" draw:style-name="gr3" draw:text-style-name="P219" svg:width="17.985cm" svg:height="1.033cm" svg:x="0.076cm" svg:y="0.055cm"><draw:text-box><text:p text:style-name="P218"><text:span text:style-name="T118">rm *2*</text:span></text:p></draw:text-box></draw:frame></text:p>
      <text:p text:style-name="P124"/>
      <text:p text:style-name="P124"/>
      <text:p text:style-name="P130">file ile başlayıp 0 ile 9 arasında bir rakam ile biten <text:span text:style-name="T91">txt</text:span> dosyaları<text:span text:style-name="T91">nı</text:span> silmek istersek;</text:p>
      <text:p text:style-name="P130"/>
      <text:p text:style-name="P130"><draw:frame text:anchor-type="paragraph" draw:z-index="117" draw:name="Metin Çerçevesi 57" draw:style-name="gr3" draw:text-style-name="P219" svg:width="17.985cm" svg:height="1.033cm" svg:x="0.076cm" svg:y="0.055cm"><draw:text-box><text:p text:style-name="P218"><text:span text:style-name="T118">rm file[0-9].txt</text:span></text:p></draw:text-box></draw:frame></text:p>
      <text:p text:style-name="P124"/>
      <text:p text:style-name="P124"/>
      <text:p text:style-name="P124"/>
      <text:p text:style-name="P197">Klasör Silme</text:p>
      <text:p text:style-name="P124"/>
      <text:p text:style-name="P131">Klasör silme işlemi için yukarıda olduğu gibi kullanırsak;</text:p>
      <text:p text:style-name="P131"/>
      <text:p text:style-name="P131"><draw:frame text:anchor-type="paragraph" draw:z-index="118" draw:name="Metin Çerçevesi 58" draw:style-name="gr3" draw:text-style-name="P219" svg:width="17.985cm" svg:height="1.033cm" svg:x="0.076cm" svg:y="0.055cm"><draw:text-box><text:p text:style-name="P218"><text:span text:style-name="T118">rm project</text:span></text:p></draw:text-box></draw:frame></text:p>
      <text:p text:style-name="P124"/>
      <text:p text:style-name="P124"><draw:frame draw:style-name="fr1" draw:name="Görüntü62" text:anchor-type="char" svg:x="0.058cm" svg:y="0.381cm" svg:width="15.346cm" svg:height="1.228cm" draw:z-index="119"><draw:image xlink:href="Pictures/10000000000002D50000003A479F5F7D10D747DB.png" xlink:type="simple" xlink:show="embed" xlink:actuate="onLoad" draw:mime-type="image/png"/></draw:frame></text:p>
      <text:p text:style-name="P124"/>
      <text:p text:style-name="P124"/>
      <text:p text:style-name="P124"/>
      <text:p text:style-name="P132">Yukarıdaki gibi bir hata ile karşılaşırız.</text:p>
      <text:p text:style-name="P132"/>
      <text:p text:style-name="P133">Klasör silme işlemi için “<text:span text:style-name="T11">rmdir</text:span>” komutunu kullanırız.</text:p>
      <text:p text:style-name="P133"/>
      <text:p text:style-name="P133"><draw:frame text:anchor-type="paragraph" draw:z-index="120" draw:name="Metin Çerçevesi 59" draw:style-name="gr3" draw:text-style-name="P219" svg:width="17.985cm" svg:height="1.033cm" svg:x="0.076cm" svg:y="0.055cm"><draw:text-box><text:p text:style-name="P218"><text:span text:style-name="T118">rmdir project</text:span></text:p></draw:text-box></draw:frame></text:p>
      <text:p text:style-name="P124"/>
      <text:p text:style-name="P124"/>
      <text:p text:style-name="P134">Eğer project klasörünün içi boş değilse silme işlemi yine gerçekleşmez.</text:p>
      <text:p text:style-name="P134"/>
      <text:p text:style-name="P135">Bunun için </text:p>
      <text:p text:style-name="P124"/>
      <text:p text:style-name="P124"><draw:frame text:anchor-type="paragraph" draw:z-index="121" draw:name="Metin Çerçevesi 60" draw:style-name="gr3" draw:text-style-name="P219" svg:width="17.985cm" svg:height="1.033cm" svg:x="0.076cm" svg:y="0.055cm"><draw:text-box><text:p text:style-name="P218"><text:span text:style-name="T118">rm -r project</text:span></text:p></draw:text-box></draw:frame></text:p>
      <text:p text:style-name="P124"/>
      <text:p text:style-name="P124"/>
      <text:p text:style-name="P136">içindekilerle birlikte silme işlemi gerçekleşti. “<text:span text:style-name="T11">-</text:span><text:span text:style-name="T25">r</text:span><text:span text:style-name="T92">” opsiyonuyla kullanırken dikkat olmak gerekir. Çünkü geri dönüşüm kutusuna atmadan direkt olarak silme işlemini yapar.</text:span></text:p>
      <text:p text:style-name="P136"/>
      <text:p text:style-name="P137">Silme işleminde <text:span text:style-name="T92">geri dönüşüm</text:span> kutusunda bulunmadığını görürüz. İnteraktif şekilde silme işlemi de gerçekleştirebiliriz. Bu şekilde adım adım bize sorulan silme adımlarını onaylayabiliriz.</text:p>
      <text:p text:style-name="P137"/>
      <text:p text:style-name="P137"><draw:frame draw:style-name="fr1" draw:name="Görüntü63" text:anchor-type="char" svg:x="0.09cm" svg:y="0cm" svg:width="17.06cm" svg:height="6.583cm" draw:z-index="122"><draw:image xlink:href="Pictures/1000000000000326000001371FD19954540BF6A8.png" xlink:type="simple" xlink:show="embed" xlink:actuate="onLoad" draw:mime-type="image/png"/></draw:frame></text:p>
      <text:p text:style-name="P198"><text:soft-page-break/>Kopyalama İşlemleri</text:p>
      <text:p text:style-name="P138"/>
      <text:p text:style-name="P139">“<text:span text:style-name="T26">cp</text:span>” <text:span text:style-name="T93">komutu kullanılır</text:span></text:p>
      <text:p text:style-name="P137"/>
      <text:p text:style-name="P140">Önce “<text:span text:style-name="T11">hedef</text:span>” ve “<text:span text:style-name="T11">kaynak</text:span>” olarak iki ayrı klasör oluşturalım.</text:p>
      <text:p text:style-name="P137"/>
      <text:p text:style-name="P137"><draw:frame text:anchor-type="paragraph" draw:z-index="123" draw:name="Metin Çerçevesi 61" draw:style-name="gr3" draw:text-style-name="P219" svg:width="17.985cm" svg:height="1.033cm" svg:x="0.076cm" svg:y="0.055cm"><draw:text-box><text:p text:style-name="P218"><text:span text:style-name="T118">mkdir hedef kaynak</text:span></text:p></draw:text-box></draw:frame></text:p>
      <text:p text:style-name="P137"/>
      <text:p text:style-name="P137"/>
      <text:p text:style-name="P141">Bunların dışında <text:span text:style-name="T11">file1</text:span> isimli bir dosya ve <text:span text:style-name="T11">kaynak</text:span> klasörü içinde ise 3 ayrı dosya oluşturalım.</text:p>
      <text:p text:style-name="P137"/>
      <text:p text:style-name="P137"><draw:frame text:anchor-type="paragraph" draw:z-index="124" draw:name="Metin Çerçevesi 62" draw:style-name="gr3" draw:text-style-name="P219" svg:width="17.985cm" svg:height="1.033cm" svg:x="0.076cm" svg:y="0.055cm"><draw:text-box><text:p text:style-name="P218"><text:span text:style-name="T118">touch file1 kaynak/file{2..4}</text:span></text:p></draw:text-box></draw:frame></text:p>
      <text:p text:style-name="P137"/>
      <text:p text:style-name="P137"/>
      <text:p text:style-name="P142">Şimdi ise <text:span text:style-name="T11">file1</text:span> dosyasını <text:span text:style-name="T11">hedef</text:span> klasörü içerisine kopyalamak istersek;</text:p>
      <text:p text:style-name="P142"/>
      <text:p text:style-name="P142"><draw:frame text:anchor-type="paragraph" draw:z-index="125" draw:name="Metin Çerçevesi 63" draw:style-name="gr3" draw:text-style-name="P219" svg:width="17.985cm" svg:height="1.033cm" svg:x="0.076cm" svg:y="0.055cm"><draw:text-box><text:p text:style-name="P218"><text:span text:style-name="T118">cp file1 hedef/</text:span></text:p></draw:text-box></draw:frame></text:p>
      <text:p text:style-name="P137"/>
      <text:p text:style-name="P137"/>
      <text:p text:style-name="P143">Eğer aynı dosyayı farklı bir isimle mevcut konum içine kopyalamak istersek;</text:p>
      <text:p text:style-name="P143"/>
      <text:p text:style-name="P143"><draw:frame text:anchor-type="paragraph" draw:z-index="126" draw:name="Metin Çerçevesi 64" draw:style-name="gr3" draw:text-style-name="P219" svg:width="17.985cm" svg:height="1.033cm" svg:x="0.076cm" svg:y="0.055cm"><draw:text-box><text:p text:style-name="P218"><text:span text:style-name="T118">cp file1 file2.txt</text:span></text:p></draw:text-box></draw:frame></text:p>
      <text:p text:style-name="P137"/>
      <text:p text:style-name="P137"/>
      <text:p text:style-name="P144">Eğer wildcard kullanmak istersek, mesela file ile başlayan tüm dosyaları hedef klasörü altına kopyalamak gibi;</text:p>
      <text:p text:style-name="P144"/>
      <text:p text:style-name="P144"><draw:frame text:anchor-type="paragraph" draw:z-index="127" draw:name="Metin Çerçevesi 65" draw:style-name="gr3" draw:text-style-name="P219" svg:width="17.985cm" svg:height="1.033cm" svg:x="0.076cm" svg:y="0.055cm"><draw:text-box><text:p text:style-name="P218"><text:span text:style-name="T118">cp file* hedef/</text:span></text:p></draw:text-box></draw:frame></text:p>
      <text:p text:style-name="P137"/>
      <text:p text:style-name="P137"/>
      <text:p text:style-name="P145"/>
      <text:p text:style-name="P145"/>
      <text:p text:style-name="P145">Şimdi ise <text:span text:style-name="T11">folder1</text:span> klasörü ve onun altında <text:span text:style-name="T11">folder2</text:span> isimli klasörler oluşturalım.</text:p>
      <text:p text:style-name="P137"/>
      <text:p text:style-name="P137"><draw:frame text:anchor-type="paragraph" draw:z-index="128" draw:name="Metin Çerçevesi 66" draw:style-name="gr3" draw:text-style-name="P219" svg:width="17.985cm" svg:height="1.033cm" svg:x="0.076cm" svg:y="0.055cm"><draw:text-box><text:p text:style-name="P218"><text:span text:style-name="T118">mkdir -p folder1/folder2</text:span></text:p></draw:text-box></draw:frame></text:p>
      <text:p text:style-name="P137"/>
      <text:p text:style-name="P137"/>
      <text:p text:style-name="P146">Bu oluşturduğumuz <text:span text:style-name="T11">folder2</text:span> klasörünün altında da <text:span text:style-name="T11">file5.txt</text:span> isimli bir dosya oluşturalım</text:p>
      <text:p text:style-name="P137"/>
      <text:p text:style-name="P137"><draw:frame text:anchor-type="paragraph" draw:z-index="129" draw:name="Metin Çerçevesi 67" draw:style-name="gr3" draw:text-style-name="P219" svg:width="17.985cm" svg:height="1.033cm" svg:x="0.076cm" svg:y="0.055cm"><draw:text-box><text:p text:style-name="P218"><text:span text:style-name="T118">mkdir -p folder1/folder2</text:span><text:span text:style-name="T118"><text:line-break/></text:span><text:span text:style-name="T118">touch folder1/folder2/file5.txt</text:span></text:p></draw:text-box></draw:frame></text:p>
      <text:p text:style-name="P137"/>
      <text:p text:style-name="P137"/>
      <text:p text:style-name="P147">Eğer ki <text:span text:style-name="T11">folder1</text:span> klasörünü <text:span text:style-name="T11">hedef</text:span> klasörü içine taşımak istersek <text:span text:style-name="T94">aşağıdaki komutu kullanırız. Ancak burada bir hata alırız.</text:span></text:p>
      <text:p text:style-name="P147"/>
      <text:p text:style-name="P147"><draw:frame text:anchor-type="paragraph" draw:z-index="130" draw:name="Metin Çerçevesi 68" draw:style-name="gr3" draw:text-style-name="P219" svg:width="17.985cm" svg:height="1.033cm" svg:x="0.076cm" svg:y="0.055cm"><draw:text-box><text:p text:style-name="P218"><text:span text:style-name="T118">cp folder1 hedef/</text:span></text:p></draw:text-box></draw:frame></text:p>
      <text:p text:style-name="P137"/>
      <text:p text:style-name="P137"><draw:frame draw:style-name="fr1" draw:name="Görüntü64" text:anchor-type="char" svg:x="-0.026cm" svg:y="0.113cm" svg:width="16.997cm" svg:height="2.138cm" draw:z-index="131"><draw:image xlink:href="Pictures/100000000000032300000065D8B6F55EF9CC65D2.png" xlink:type="simple" xlink:show="embed" xlink:actuate="onLoad" draw:mime-type="image/png"/></draw:frame></text:p>
      <text:p text:style-name="P148">Burada recursive (-r option) kullanılmalı.</text:p>
      <text:p text:style-name="P148"/>
      <text:p text:style-name="P148"/>
      <text:p text:style-name="P148"><draw:frame text:anchor-type="paragraph" draw:z-index="132" draw:name="Metin Çerçevesi 69" draw:style-name="gr3" draw:text-style-name="P219" svg:width="17.985cm" svg:height="1.033cm" svg:x="0.076cm" svg:y="0.055cm"><draw:text-box><text:p text:style-name="P218"><text:span text:style-name="T118">cp -r folder1 hedef/</text:span></text:p></draw:text-box></draw:frame><text:soft-page-break/></text:p>
      <text:p text:style-name="P137"/>
      <text:p text:style-name="P137"/>
      <text:p text:style-name="P149">Bu opsiyonu kullandık çünkü tekrarlamalı bir işlem var burada.</text:p>
      <text:p text:style-name="P149"/>
      <text:p text:style-name="P149"/>
      <text:p text:style-name="P199">Taşıma ve Yeniden Adlandırma</text:p>
      <text:p text:style-name="P199"/>
      <text:p text:style-name="P151">Taşıma işlemi için “<text:span text:style-name="T11">mv</text:span>” komutu kullanılır.</text:p>
      <text:p text:style-name="P199"/>
      <text:p text:style-name="P199"><draw:frame text:anchor-type="paragraph" draw:z-index="133" draw:name="Metin Çerçevesi 70" draw:style-name="gr3" draw:text-style-name="P219" svg:width="17.985cm" svg:height="1.033cm" svg:x="0.076cm" svg:y="0.055cm"><draw:text-box><text:p text:style-name="P218"><text:span text:style-name="T118">touch file1.txt</text:span></text:p><text:p text:style-name="P218"><text:span text:style-name="T118">mv file1.txt file_one.txt</text:span></text:p></draw:text-box></draw:frame></text:p>
      <text:p text:style-name="P199"/>
      <text:p text:style-name="P199"/>
      <text:p text:style-name="P152">Yukarı<text:span text:style-name="T95">daki komutlar çalıştırılırsa önce</text:span><text:span text:style-name="T27"> file1.txt</text:span><text:span text:style-name="T95"> dosyası oluştulur. Daha sonra ise aynı konumda</text:span><text:span text:style-name="T27"> file1.txt</text:span><text:span text:style-name="T95"> dosyası </text:span><text:span text:style-name="T27">file_one.txt</text:span><text:span text:style-name="T95"> ismiyle yer değişir. Yani </text:span><text:span text:style-name="T27">file1.txt</text:span><text:span text:style-name="T95"> dosyası silinip</text:span><text:span text:style-name="T27"> file_one.txt </text:span><text:span text:style-name="T95">dosyası onun yerine aynı şekilde oluşur.</text:span></text:p>
      <text:p text:style-name="P152"/>
      <text:p text:style-name="P153">Eğer ki bu <text:span text:style-name="T11">file_one.txt</text:span> dosyasını <text:span text:style-name="T11">Documents</text:span> klasörü altında taşımak istersek;</text:p>
      <text:p text:style-name="P153"/>
      <text:p text:style-name="P153"><draw:frame text:anchor-type="paragraph" draw:z-index="134" draw:name="Metin Çerçevesi 71" draw:style-name="gr3" draw:text-style-name="P219" svg:width="17.985cm" svg:height="1.033cm" svg:x="0.076cm" svg:y="0.055cm"><draw:text-box><text:p text:style-name="P218"><text:span text:style-name="T118">mv file_one.txt ~/Documents/</text:span></text:p></draw:text-box></draw:frame></text:p>
      <text:p text:style-name="P152"/>
      <text:p text:style-name="P152"/>
      <text:p text:style-name="P154"/>
      <text:p text:style-name="P154">Eğer bir dosyayı Documents konumuna farklı bir isimle taşımak istersek;</text:p>
      <text:p text:style-name="P154"/>
      <text:p text:style-name="P154"><draw:frame text:anchor-type="paragraph" draw:z-index="135" draw:name="Metin Çerçevesi 72" draw:style-name="gr1" draw:text-style-name="P219" svg:width="17.985cm" svg:height="0.825cm" svg:x="0.076cm" svg:y="0.055cm"><draw:text-box><text:p text:style-name="P218"><text:span text:style-name="T118">mv file_one.txt ~/Documents/file_two.txt</text:span></text:p></draw:text-box></draw:frame></text:p>
      <text:p text:style-name="P150"/>
      <text:p text:style-name="P150"/>
      <text:p text:style-name="P156">Şimdi bir senaryo üzerinden gidelim. </text:p>
      <text:p text:style-name="P156"><text:span text:style-name="T28">new_folder</text:span><text:span text:style-name="T96"> klasörü oluşturalım.</text:span></text:p>
      <text:p text:style-name="P156"><text:span text:style-name="T96">Bu klasörün altında </text:span><text:span text:style-name="T28">folder1</text:span><text:span text:style-name="T96"> isimli bir klasör daha oluşturalım.</text:span></text:p>
      <text:p text:style-name="P156"><text:span text:style-name="T28">Folder1</text:span><text:span text:style-name="T96"> klasörü içinde </text:span>10 adet <text:span text:style-name="T28">file</text:span><text:span text:style-name="T96"> ile başlayan</text:span> dosya oluşturalım </text:p>
      <text:p text:style-name="P156"/>
      <text:p text:style-name="P156">ve <text:span text:style-name="T96">bu </text:span><text:span text:style-name="T28">new_folder</text:span><text:span text:style-name="T96"> klasörünü</text:span> farklı <text:span text:style-name="T96">isimle</text:span> aynı yere kaydedelim.</text:p>
      <text:p text:style-name="P155"/>
      <text:p text:style-name="P155"><draw:frame text:anchor-type="paragraph" draw:z-index="136" draw:name="Metin Çerçevesi 73" draw:style-name="gr2" draw:text-style-name="P219" svg:width="17.985cm" svg:height="1.671cm" svg:x="0.076cm" svg:y="0.055cm"><draw:text-box><text:p text:style-name="P218"><text:span text:style-name="T118">mkdir -p new_folder/folder1</text:span></text:p><text:p text:style-name="P218"><text:span text:style-name="T118">touch new_folder/folder1/file{1..10}.txt</text:span></text:p><text:p text:style-name="P218"><text:span text:style-name="T118">mv new_folder/ new_folder_2</text:span></text:p></draw:text-box></draw:frame></text:p>
      <text:p text:style-name="P150"/>
      <text:p text:style-name="P150"/>
      <text:p text:style-name="P150"/>
      <text:p text:style-name="P150"/>
      <text:p text:style-name="P157">Yukarıda oluşturduğumuz bu new_folder_2 klasörünü de farklı bir yere taşımak istersek;</text:p>
      <text:p text:style-name="P157"/>
      <text:p text:style-name="P157"><draw:frame text:anchor-type="paragraph" draw:z-index="137" draw:name="Metin Çerçevesi 74" draw:style-name="gr1" draw:text-style-name="P219" svg:width="17.985cm" svg:height="0.825cm" svg:x="0.076cm" svg:y="0.055cm"><draw:text-box><text:p text:style-name="P218"><text:span text:style-name="T118">Mv new_folder_2 ~/Documents/</text:span></text:p></draw:text-box></draw:frame></text:p>
      <text:p text:style-name="P157"/>
      <text:p text:style-name="P157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158"/>
      <text:p text:style-name="P200"><text:soft-page-break/>Nano Editor ile Dosya Düzenleme</text:p>
      <text:p text:style-name="P157"/>
      <text:p text:style-name="P159">Var olmayan bir <text:span text:style-name="T11">test.txt </text:span>dosyası için;</text:p>
      <text:p text:style-name="P159"/>
      <text:p text:style-name="P159"><draw:frame text:anchor-type="paragraph" draw:z-index="138" draw:name="Metin Çerçevesi 75" draw:style-name="gr1" draw:text-style-name="P219" svg:width="17.985cm" svg:height="0.825cm" svg:x="0.076cm" svg:y="0.055cm"><draw:text-box><text:p text:style-name="P218"><text:span text:style-name="T118">nano test.txt</text:span></text:p></draw:text-box></draw:frame></text:p>
      <text:p text:style-name="P159"/>
      <text:p text:style-name="P159"/>
      <text:p text:style-name="P159"><draw:frame draw:style-name="fr2" draw:name="Görüntü65" text:anchor-type="char" svg:width="18.002cm" svg:height="11.599cm" draw:z-index="139"><draw:image xlink:href="Pictures/10000000000003CD0000027348DFF8E4701509D2.png" xlink:type="simple" xlink:show="embed" xlink:actuate="onLoad" draw:mime-type="image/png"/></draw:frame></text:p>
      <text:p text:style-name="P159"/>
      <text:p text:style-name="P160">Burada “^” <text:span text:style-name="T11">CTRL</text:span> anlamına gelmektedir.</text:p>
      <text:p text:style-name="P160"/>
      <text:p text:style-name="P160"><text:span text:style-name="T11">CTRL + G</text:span> ile Nano kullanımıyla ilgili bir manuel içerisine erişiriz.</text:p>
      <text:p text:style-name="P160"/>
      <text:p text:style-name="P161"><text:span text:style-name="T11">CTRL + O</text:span> için tıklamadan önce birşeyler yazalım.</text:p>
      <text:p text:style-name="P161"/>
      <text:p text:style-name="P161"><draw:frame draw:style-name="fr1" draw:name="Görüntü66" text:anchor-type="char" svg:x="0.048cm" svg:y="0cm" svg:width="13.25cm" svg:height="2.307cm" draw:z-index="140"><draw:image xlink:href="Pictures/10000000000002720000006D1952D25C740A75F7.png" xlink:type="simple" xlink:show="embed" xlink:actuate="onLoad" draw:mime-type="image/png"/></draw:frame></text:p>
      <text:p text:style-name="P161"/>
      <text:p text:style-name="P161"/>
      <text:p text:style-name="P161"/>
      <text:p text:style-name="P161"/>
      <text:p text:style-name="P161"/>
      <text:p text:style-name="P161">Daha sonra <text:span text:style-name="T11">CTRL + O</text:span> tıklandığında panelin altında bu şekilde bir ibare çıkacaktır. Buradan enter tıklanırsa aynı dosya üzerine bu bilgiler yazılır.</text:p>
      <text:p text:style-name="P161"/>
      <text:p text:style-name="P161"><draw:frame draw:style-name="fr1" draw:name="Görüntü67" text:anchor-type="char" svg:x="0.021cm" svg:y="0.042cm" svg:width="18.002cm" svg:height="2.805cm" draw:z-index="141"><draw:image xlink:href="Pictures/10000000000003C900000097A7CCB9665BC91F68.png" xlink:type="simple" xlink:show="embed" xlink:actuate="onLoad" draw:mime-type="image/png"/></draw:frame></text:p>
      <text:p text:style-name="P159"/>
      <text:p text:style-name="P180"><text:soft-page-break/>CTRL + R <text:span text:style-name="T97">ile</text:span> date.txt <text:span text:style-name="T97">isimli dosyadan okuma yapmak istersek;</text:span></text:p>
      <text:p text:style-name="P159"/>
      <text:p text:style-name="P159"><draw:frame draw:style-name="fr2" draw:name="Görüntü68" text:anchor-type="char" svg:width="18.002cm" svg:height="2.238cm" draw:z-index="142"><draw:image xlink:href="Pictures/10000000000003CD00000079E59C908B7411B61A.png" xlink:type="simple" xlink:show="embed" xlink:actuate="onLoad" draw:mime-type="image/png"/></draw:frame><draw:frame draw:style-name="fr1" draw:name="Görüntü69" text:anchor-type="char" svg:x="-0.026cm" svg:y="2.699cm" svg:width="13.695cm" svg:height="2.096cm" draw:z-index="143"><draw:image xlink:href="Pictures/1000000000000287000000637E62365DA3049AAC.png" xlink:type="simple" xlink:show="embed" xlink:actuate="onLoad" draw:mime-type="image/png"/></draw:frame></text:p>
      <text:p text:style-name="P159"/>
      <text:p text:style-name="P159"/>
      <text:p text:style-name="P159"/>
      <text:p text:style-name="P159"/>
      <text:p text:style-name="P162"/>
      <text:p text:style-name="P163"><text:span text:style-name="T11">date.txt </text:span>içindeki tüm verileri ekrana aktarmış oluruz.</text:p>
      <text:p text:style-name="P163"/>
      <text:p text:style-name="P164">Eğer ekrandaki yazılan metinde arama yapmak istersek <text:span text:style-name="T11">CTRL + W</text:span> kullanılır. <text:span text:style-name="T102">Burada </text:span><text:span text:style-name="T29">ALT + C</text:span><text:span text:style-name="T102"> yaparsak Case-sensitive seçeneğini de aramaya eklemiş oluruz.</text:span></text:p>
      <text:p text:style-name="P164"/>
      <text:p text:style-name="P164"><draw:frame draw:style-name="fr2" draw:name="Görüntü70" text:anchor-type="char" svg:width="18.002cm" svg:height="2.775cm" draw:z-index="144"><draw:image xlink:href="Pictures/10000000000003DA000000984D15E12DA7929332.png" xlink:type="simple" xlink:show="embed" xlink:actuate="onLoad" draw:mime-type="image/png"/></draw:frame></text:p>
      <text:p text:style-name="P164"/>
      <text:p text:style-name="P165">Replace işlemi için <text:span text:style-name="T11">CTRL + R</text:span> kullanılır.</text:p>
      <text:p text:style-name="P159"/>
      <text:p text:style-name="P166">Mesela nano ile python kodu yazmak istersek <text:span text:style-name="T103">uzantısını</text:span><text:span text:style-name="T30"> .py </text:span><text:span text:style-name="T103">yaparız.</text:span></text:p>
      <text:p text:style-name="P159"/>
      <text:p text:style-name="P159"><draw:frame text:anchor-type="paragraph" draw:z-index="145" draw:name="Metin Çerçevesi 76" draw:style-name="gr1" draw:text-style-name="P219" svg:width="17.985cm" svg:height="0.825cm" svg:x="0.076cm" svg:y="0.055cm"><draw:text-box><text:p text:style-name="P218"><text:span text:style-name="T118">nano test.py</text:span></text:p></draw:text-box></draw:frame></text:p>
      <text:p text:style-name="P159"/>
      <text:p text:style-name="P159"/>
      <text:p text:style-name="P159"/>
      <text:p text:style-name="P167">Nano editör içerisinde <text:span text:style-name="T11">CTRL + K</text:span> ile kesme işlemi yapabilir,<text:span text:style-name="T11"> </text:span><text:span text:style-name="T31">CTRL + U</text:span><text:span text:style-name="T104"> ile ise yapıştırma işlemi yapabiliriz.</text:span></text:p>
      <text:p text:style-name="P167"/>
      <text:p text:style-name="P168"><text:span text:style-name="T11">Justify</text:span> özelliği ile fare imleci nerede kaldıysa onun altındakileri iki yana yaslama işlemi yapılabilir. Bunun için <text:span text:style-name="T11">CTRL + J </text:span>kullanılır.</text:p>
      <text:p text:style-name="P168"/>
      <text:p text:style-name="P169">Mouse imlecimizin nerede kaldığını öğrenmek için ise <text:span text:style-name="T11">CTRL + C</text:span> kullanılabilir. Burada bize imlecimiz nerede kaldıysa orası hakkında bilgi verir. Aşağıdaki şekilde görebiliriz. <text:span text:style-name="T105">Bunu çok yoğun dosyalarda spesifik bir yeri başka birinin bulabilmesi için </text:span><text:span text:style-name="T106">kullanabiliriz</text:span><text:span text:style-name="T105">.</text:span></text:p>
      <text:p text:style-name="P169"><draw:frame draw:style-name="fr1" draw:name="Görüntü71" text:anchor-type="char" svg:x="0cm" svg:y="0.466cm" svg:width="18.002cm" svg:height="4.277cm" draw:z-index="146"><draw:image xlink:href="Pictures/10000000000003BE000001550E7896F031E32BB2.png" xlink:type="simple" xlink:show="embed" xlink:actuate="onLoad" draw:mime-type="image/png"/></draw:frame></text:p>
      <text:p text:style-name="P170">Tüm satırların <text:span text:style-name="T11">%75 </text:span>inde bulunduğu ve sütun olarak <text:span text:style-name="T11">8</text:span>. sütunda bulunduğu, son olarak ise tüm karakterlerin <text:span text:style-name="T11">%86</text:span>’sı olan <text:span text:style-name="T11">32</text:span>. karakter olduğunu belirtir.</text:p>
      <text:p text:style-name="P171"><text:soft-page-break/><text:span text:style-name="T11">Go To Line</text:span> özelliği ise <text:span text:style-name="T11">CTRL + / <text:s/></text:span>ile satır ve sütun bilgisi<text:span text:style-name="T107">ni</text:span> girerek o noktaya gidebiliriz.</text:p>
      <text:p text:style-name="P171"/>
      <text:p text:style-name="P181">M-U <text:span text:style-name="T108">(ALT + U)</text:span> <text:span text:style-name="T97">ile ise yaptığımız bir işlem için undo (geri alma) işlemi yapabiliri</text:span><text:span text:style-name="T98">z</text:span><text:span text:style-name="T97">. </text:span><text:span text:style-name="T100">Geri alınan işlemi tekrar yapmak</text:span><text:span text:style-name="T99"> istersek </text:span><text:span text:style-name="T108">M-</text:span><text:span text:style-name="T110">E</text:span><text:span text:style-name="T108"> </text:span><text:span text:style-name="T109">(ALT + </text:span><text:span text:style-name="T110">E</text:span><text:span text:style-name="T109">)</text:span><text:span text:style-name="T99"> kullanılır.</text:span></text:p>
      <text:p text:style-name="P181"><text:span text:style-name="T99"/></text:p>
      <text:p text:style-name="P182"><text:span text:style-name="T108">M-</text:span>A (ALT + A) <text:span text:style-name="T97">ile ise highlight işlemi uygulanır. </text:span><text:span text:style-name="T101">Mesela highlight edilen bu kısım </text:span><text:span text:style-name="T111">M-6 (ALT + 6) </text:span><text:span text:style-name="T101">ile kopyalanıp </text:span><text:span text:style-name="T111">CTRL + U</text:span><text:span text:style-name="T101"> ile yapıştırılabilir.</text:span></text:p>
      <text:p text:style-name="P182"><text:span text:style-name="T101"/></text:p>
      <text:p text:style-name="P182"><text:span text:style-name="T101"/></text:p>
      <text:p text:style-name="P201"><text:span text:style-name="T111">L</text:span>ocate Komutu</text:p>
      <text:p text:style-name="P182"><text:span text:style-name="T97"/></text:p>
      <text:p text:style-name="P212">Sistem üzerinde yer alan dosyaları arama, dosyaların hangi klasör içerisinde bulunduğunu bulmamızı sağlar.</text:p>
      <text:p text:style-name="P183"><text:span text:style-name="T97"/></text:p>
      <text:p text:style-name="P184"><text:span text:style-name="T97">Eğer yüklü değilse ilk olarak </text:span>plocate<text:span text:style-name="T97"> paketini yüklüyoruz.</text:span></text:p>
      <text:p text:style-name="P184"><text:span text:style-name="T97"/></text:p>
      <text:p text:style-name="P184"><draw:frame text:anchor-type="paragraph" draw:z-index="147" draw:name="Metin Çerçevesi 77" draw:style-name="gr1" draw:text-style-name="P219" svg:width="17.985cm" svg:height="0.825cm" svg:x="0.076cm" svg:y="0.055cm"><draw:text-box><text:p text:style-name="P218"><text:span text:style-name="T118">sudo apt install plocate</text:span></text:p></draw:text-box></draw:frame><text:span text:style-name="T97"/></text:p>
      <text:p text:style-name="P213"><text:s/></text:p>
      <text:p text:style-name="P159"/>
      <text:p text:style-name="P159"><draw:frame draw:style-name="fr2" draw:name="Görüntü72" text:anchor-type="char" svg:width="18.002cm" svg:height="6.803cm" draw:z-index="148"><draw:image xlink:href="Pictures/10000000000003AE00000189D5584CF91B0F7B07.png" xlink:type="simple" xlink:show="embed" xlink:actuate="onLoad" draw:mime-type="image/png"/></draw:frame></text:p>
      <text:p text:style-name="P172">İçerisinde “<text:span text:style-name="T11">fileA</text:span>” geçen dosyaları arattığımızda;</text:p>
      <text:p text:style-name="P172"/>
      <text:p text:style-name="P172"><draw:frame draw:style-name="fr1" draw:name="Görüntü73" text:anchor-type="char" svg:x="0.037cm" svg:y="0cm" svg:width="11.748cm" svg:height="1.693cm" draw:z-index="149"><draw:image xlink:href="Pictures/100000000000022B00000050D0ACD0950FFF6D69.png" xlink:type="simple" xlink:show="embed" xlink:actuate="onLoad" draw:mime-type="image/png"/></draw:frame></text:p>
      <text:p text:style-name="P172"/>
      <text:p text:style-name="P172"/>
      <text:p text:style-name="P172"/>
      <text:p text:style-name="P159"/>
      <text:p text:style-name="P173"><text:span text:style-name="T112">S</text:span>onu <text:span text:style-name="T11">.conf </text:span>uzantısı ile biten dosyaları getirmek istediğimiz;</text:p>
      <text:p text:style-name="P159"/>
      <text:p text:style-name="P159"><draw:frame text:anchor-type="paragraph" draw:z-index="150" draw:name="Metin Çerçevesi 78" draw:style-name="gr1" draw:text-style-name="P219" svg:width="17.985cm" svg:height="0.825cm" svg:x="0.076cm" svg:y="0.055cm"><draw:text-box><text:p text:style-name="P218"><text:span text:style-name="T118">locate *.conf</text:span></text:p></draw:text-box></draw:frame></text:p>
      <text:p text:style-name="P159"/>
      <text:p text:style-name="P159"/>
      <text:p text:style-name="P174">Yukarıda –help ile gelen kısım için “<text:span text:style-name="T11">-d, --database DBPATH</text:span>” kısmı için “<text:span text:style-name="T11">/var/lib/plocate/plocate.db</text:span>” içerisinde bir db dosyası bulunmaktadır. </text:p>
      <text:p text:style-name="P159"/>
      <text:p text:style-name="P174">Bu dosyada dosyaların konum bilgileri tutuluyor ve günlük güncelleniyor. Ama günlük güncellendiği için yeni eklenen bir şey <text:span text:style-name="T114">dosyayı bulmak </text:span><text:span text:style-name="T115">istediğimizde</text:span> sonraki günü mü beklememiz gerekiyor <text:span text:style-name="T113">hatalı almamak için</text:span>?</text:p>
      <text:p text:style-name="P174"/>
      <text:p text:style-name="P175"/>
      <text:p text:style-name="P175"/>
      <text:p text:style-name="P175"><text:soft-page-break/>Bunun önüne geçebilmek için<text:span text:style-name="T116"> bu dosya gün içinde silinmiş veya değişmiş mi yoksa hala mevcut mu kontrolü için</text:span> “-e” opsiyonu (exist) kullanılır;</text:p>
      <text:p text:style-name="P175"/>
      <text:p text:style-name="P175"><draw:frame text:anchor-type="paragraph" draw:z-index="151" draw:name="Metin Çerçevesi 79" draw:style-name="gr1" draw:text-style-name="P219" svg:width="17.985cm" svg:height="0.825cm" svg:x="0.076cm" svg:y="0.055cm"><draw:text-box><text:p text:style-name="P218"><text:span text:style-name="T118">locate -e *.conf</text:span></text:p></draw:text-box></draw:frame></text:p>
      <text:p text:style-name="P174"/>
      <text:p text:style-name="P174"/>
      <text:p text:style-name="P176">Ama hala yeni oluşan klasörü göremiyoruz. </text:p>
      <text:p text:style-name="P159"/>
      <text:p text:style-name="P177">Locate komutu kullanımında case-sensitive şekilde çalışıyor, bunun önüne geçebilmek için “-i” opsiyonu kullanılır.</text:p>
      <text:p text:style-name="P177"/>
      <text:p text:style-name="P177"><draw:frame text:anchor-type="paragraph" draw:z-index="152" draw:name="Metin Çerçevesi 80" draw:style-name="gr1" draw:text-style-name="P219" svg:width="17.985cm" svg:height="0.825cm" svg:x="0.076cm" svg:y="0.055cm"><draw:text-box><text:p text:style-name="P218"><text:span text:style-name="T118">locate -i *.CONF</text:span></text:p></draw:text-box></draw:frame></text:p>
      <text:p text:style-name="P177"/>
      <text:p text:style-name="P177"/>
      <text:p text:style-name="P178">Dosya sayısını limitlemek istersek “<text:span text:style-name="T11">--limit</text:span>” veya “<text:span text:style-name="T11">-l</text:span>” opsiyonu kullanırız.</text:p>
      <text:p text:style-name="P179">İlk 10 sonucu göstermek istersek;</text:p>
      <text:p text:style-name="P178"/>
      <text:p text:style-name="P178"><draw:frame text:anchor-type="paragraph" draw:z-index="153" draw:name="Metin Çerçevesi 81" draw:style-name="gr1" draw:text-style-name="P219" svg:width="17.985cm" svg:height="0.825cm" svg:x="0.076cm" svg:y="0.055cm"><draw:text-box><text:p text:style-name="P218"><text:span text:style-name="T118">locate –limit 10 *.conf</text:span></text:p></draw:text-box></draw:frame></text:p>
      <text:p text:style-name="P177"/>
      <text:p text:style-name="P177"/>
      <text:p text:style-name="P214">Yukarıda da belirttiğimiz üzere günlük olarak locate DB içerisinde dosya bilgileri tutuluyordu ve günlük olarak yenileniyordu. Ancak burada yeni dosya eklenmesi durumu için bir çözüme ihtiyacımız var <text:span text:style-name="T117">çünkü yeni dosya eklenmesi halinde bir sonraki günü beklememiz gerekir “</text:span><text:span text:style-name="T32">locate</text:span><text:span text:style-name="T117">” ile ulaşabilmek için.</text:span></text:p>
      <text:p text:style-name="P214"/>
      <text:p text:style-name="P214"/>
      <text:p text:style-name="P215">Burada “<text:span text:style-name="T11">locate</text:span>” komutunu çalıştırmadan önce aşağıdaki güncelleme komutunu çalıştırırsak bu sorunu çözmüş oluruz.</text:p>
      <text:p text:style-name="P215"/>
      <text:p text:style-name="P215"><draw:frame text:anchor-type="paragraph" draw:z-index="154" draw:name="Metin Çerçevesi 82" draw:style-name="gr1" draw:text-style-name="P219" svg:width="17.985cm" svg:height="0.825cm" svg:x="0.076cm" svg:y="0.055cm"><draw:text-box><text:p text:style-name="P218"><text:span text:style-name="T118">sudo updatedb</text:span></text:p></draw:text-box></draw:frame></text:p>
      <text:p text:style-name="P215"/>
      <text:p text:style-name="P215"><draw:frame draw:style-name="fr1" draw:name="Görüntü74" text:anchor-type="char" svg:x="0.058cm" svg:y="0.296cm" svg:width="14.838cm" svg:height="4.593cm" draw:z-index="155"><draw:image xlink:href="Pictures/10000000000002BD000000D9CFB16ABBFBF5D5DF.png" xlink:type="simple" xlink:show="embed" xlink:actuate="onLoad" draw:mime-type="image/png"/></draw:frame></text:p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list text:style-name="L5">
        <text:list-item>
          <text:p text:style-name="P217">Yukarıda ilk olarak “new_file_locate.txt” isminde dosya oluştururuz. </text:p>
        </text:list-item>
        <text:list-item>
          <text:p text:style-name="P217">Daha sonra “<text:span text:style-name="T11">locate</text:span>” komutunu çalıştırınca herhangi bir sonuç elde etmeyiz.</text:p>
        </text:list-item>
        <text:list-item>
          <text:p text:style-name="P217">“<text:span text:style-name="T11">sudo updatedb</text:span>” komutunu çalıştırıp şifre girişi yaptıktan sonra tekrar “locate” komutu çalıştırırsak istediğimiz sonucu elde ederiz.</text:p>
        </text:list-item>
      </text:list>
      <text:p text:style-name="P216"/>
      <text:p text:style-name="P216"/>
      <text:p text:style-name="P216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4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tr" fo:country="T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_20_Table_20__28_WW_29_" style:display-name="Normal Table (WW)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tr" fo:country="TR" style:font-name-asian="Times New Roman" style:font-family-asian="'Times New Roman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Default_20_Paragraph_20_Font_20__28_WW_29_" style:display-name="Default Paragraph Font (WW)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2T23:26:10.742000000</meta:creation-date>
    <dc:date>2023-11-24T10:14:34.430000000</dc:date>
    <meta:editing-duration>PT12H52M49S</meta:editing-duration>
    <meta:editing-cycles>425</meta:editing-cycles>
    <meta:generator>LibreOffice/7.6.2.1$Windows_X86_64 LibreOffice_project/56f7684011345957bbf33a7ee678afaf4d2ba333</meta:generator>
    <meta:document-statistic meta:table-count="0" meta:image-count="74" meta:object-count="0" meta:page-count="30" meta:paragraph-count="267" meta:word-count="2672" meta:character-count="19169" meta:non-whitespace-character-count="16694"/>
  </office:meta>
</office:document-meta>
</file>